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8.169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493cm"/>
    </style:style>
    <style:style style:name="co17" style:family="table-column">
      <style:table-column-properties fo:break-before="auto" style:column-width="3.757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12.908cm"/>
    </style:style>
    <style:style style:name="co20" style:family="table-column">
      <style:table-column-properties fo:break-before="auto" style:column-width="3.54cm"/>
    </style:style>
    <style:style style:name="co21" style:family="table-column">
      <style:table-column-properties fo:break-before="auto" style:column-width="4.276cm"/>
    </style:style>
    <style:style style:name="co22" style:family="table-column">
      <style:table-column-properties fo:break-before="auto" style:column-width="9.394cm"/>
    </style:style>
    <style:style style:name="co23" style:family="table-column">
      <style:table-column-properties fo:break-before="auto" style:column-width="7.761cm"/>
    </style:style>
    <style:style style:name="co24" style:family="table-column">
      <style:table-column-properties fo:break-before="auto" style:column-width="11.165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586cm"/>
    </style:style>
    <style:style style:name="co27" style:family="table-column">
      <style:table-column-properties fo:break-before="auto" style:column-width="4.874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3.186cm"/>
    </style:style>
    <style:style style:name="co30" style:family="table-column">
      <style:table-column-properties fo:break-before="auto" style:column-width="4.574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702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3.076cm"/>
    </style:style>
    <style:style style:name="co35" style:family="table-column">
      <style:table-column-properties fo:break-before="auto" style:column-width="3.212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4.112cm"/>
    </style:style>
    <style:style style:name="co39" style:family="table-column">
      <style:table-column-properties fo:break-before="auto" style:column-width="3.295cm"/>
    </style:style>
    <style:style style:name="co40" style:family="table-column">
      <style:table-column-properties fo:break-before="auto" style:column-width="3.157cm"/>
    </style:style>
    <style:style style:name="co41" style:family="table-column">
      <style:table-column-properties fo:break-before="auto" style:column-width="3.731cm"/>
    </style:style>
    <style:style style:name="co42" style:family="table-column">
      <style:table-column-properties fo:break-before="auto" style:column-width="4.057cm"/>
    </style:style>
    <style:style style:name="co43" style:family="table-column">
      <style:table-column-properties fo:break-before="auto" style:column-width="4.03cm"/>
    </style:style>
    <style:style style:name="co44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7"/>
    <style:style style:name="ce46" style:family="table-cell" style:parent-style-name="Default" style:data-style-name="N107"/>
    <style:style style:name="ce14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ext-properties fo:font-weight="bold" style:font-weight-asian="bold" style:font-weight-complex="bold"/>
    </style:style>
    <style:style style:name="ce16" style:family="table-cell" style:parent-style-name="Default" style:data-style-name="N107">
      <style:table-cell-properties fo:border-bottom="0.99pt groove #000000" fo:background-color="#00ffff" fo:border-left="0.99pt groove #000000" fo:border-right="none" fo:border-top="0.99pt groove #0000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0.99pt groove #000000" fo:background-color="#00ffff" style:text-align-source="fix" style:repeat-content="false" fo:border-left="none" fo:border-right="none" fo:border-top="0.99pt groove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99pt groove #000000" fo:background-color="#00ffff" style:text-align-source="fix" style:repeat-content="false" fo:border-left="none" fo:border-right="0.99pt groove #000000" fo:border-top="0.99pt groove #000000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 style:data-style-name="N11">
      <style:table-cell-properties fo:border-bottom="0.99pt groove #000000" fo:background-color="#00ffff" style:text-align-source="fix" style:repeat-content="false" fo:border-left="none" fo:border-right="0.99pt groove #000000" fo:border-top="0.99pt groove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wrap-option="wrap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99pt groove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0.99pt groove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1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14" style:family="table-cell" style:parent-style-name="Default" style:data-style-name="N100"/>
    <style:style style:name="ce115" style:family="table-cell" style:parent-style-name="Default">
      <style:table-cell-properties fo:border-bottom="none" fo:border-left="none" fo:border-right="0.06pt solid #000000" fo:border-top="0.06pt solid #000000"/>
    </style:style>
    <style:style style:name="ce116" style:family="table-cell" style:parent-style-name="Default">
      <style:table-cell-properties fo:border-bottom="none" fo:border-left="none" fo:border-right="0.06pt solid #000000" fo:border-top="none"/>
    </style:style>
    <style:style style:name="ce117" style:family="table-cell" style:parent-style-name="Default">
      <style:table-cell-properties fo:border-bottom="0.06pt solid #000000" fo:border-left="none" fo:border-right="0.06pt solid #000000" fo:border-top="none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 style:data-style-name="N2"/>
    <style:style style:name="ce122" style:family="table-cell" style:parent-style-name="Default">
      <style:text-properties style:font-name="Liberation Seri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33" style:family="table-cell" style:parent-style-name="Default" style:data-style-name="N1"/>
    <style:style style:name="ce9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 style:data-style-name="N0"/>
    <style:style style:name="ce7" style:family="table-cell" style:parent-style-name="Default" style:data-style-name="N99"/>
    <style:style style:name="ce13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Hilfstabelle.$D$2:$Hilfstabelle.$D$32])" table:allow-empty-cell="true" table:display-list="unsorted" table:base-cell-address="2019_Ausgaben.C2">
          <table:error-message table:message-type="stop" table:display="true"/>
        </table:content-validation>
        <table:content-validation table:name="val2" table:condition="of:cell-content-is-in-list([$Hilfstabelle.$E$2:$Hilfstabelle.$E$32])" table:allow-empty-cell="true" table:display-list="unsorted" table:base-cell-address="2019_Ausgaben.C9">
          <table:error-message table:message-type="stop" table:display="true"/>
        </table:content-validation>
        <table:content-validation table:name="val3" table:condition="of:cell-content-is-in-list([$Hilfstabelle.$E$2:$Hilfstabelle.$E$32])" table:allow-empty-cell="true" table:display-list="unsorted" table:base-cell-address="Hilfstabelle.C216">
          <table:error-message table:message-type="stop" table:display="true"/>
        </table:content-validation>
        <table:content-validation table:name="val4" table:condition="of:cell-content-is-in-list([$Hilfstabelle.$F$2:$Hilfstabelle.$F$43])" table:allow-empty-cell="true" table:display-list="unsorted" table:base-cell-address="2019_Ausgaben.D2">
          <table:error-message table:message-type="stop" table:display="true"/>
        </table:content-validation>
        <table:content-validation table:name="val5" table:condition="of:cell-content-is-in-list([$Hilfstabelle.$A$2:$Hilfstabelle.$A$26])" table:allow-empty-cell="true" table:display-list="unsorted" table:base-cell-address="2019_Ausgaben.E3">
          <table:error-message table:message-type="stop" table:display="true"/>
        </table:content-validation>
      </table:content-validations>
      <table:table table:name="Auswertung_2019" table:style-name="ta1">
        <office:forms form:automatic-focus="false" form:apply-design-mode="false"/>
        <table:shapes>
          <draw:frame draw:z-index="0" draw:style-name="gr1" draw:text-style-name="P1" svg:width="13.737cm" svg:height="7.732cm" svg:x="30.484cm" svg:y="1.248cm">
            <draw:object draw:notify-on-update-of-ranges="Auswertung_2019.B8:Auswertung_2019.B19 Auswertung_2019.C7:Auswertung_2019.C7 Auswertung_2019.C8:Auswertung_2019.C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496cm" svg:height="7.514cm" svg:x="45.312cm" svg:y="1.256cm">
            <draw:object draw:notify-on-update-of-ranges="Auswertung_2019.B8:Auswertung_2019.B19 Auswertung_2019.D7:Auswertung_2019.D7 Auswertung_2019.D8:Auswertung_2019.D19 Auswertung_2019.F7:Auswertung_2019.F7 Auswertung_2019.F8:Auswertung_2019.F19 Auswertung_2019.G7:Auswertung_2019.G7 Auswertung_2019.G8:Auswertung_2019.G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2.9cm" svg:height="7.256cm" svg:x="24.128cm" svg:y="30.736cm">
            <draw:object draw:notify-on-update-of-ranges="Auswertung_2019.C54:Auswertung_2019.F54 Auswertung_2019.B68:Auswertung_2019.B68 Auswertung_2019.C68:Auswertung_2019.F6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16.017cm" svg:height="6.719cm" svg:x="24.086cm" svg:y="24.27cm">
            <draw:object draw:notify-on-update-of-ranges="Auswertung_2019.C23:Auswertung_2019.M23 Auswertung_2019.B37:Auswertung_2019.B37 Auswertung_2019.C37:Auswertung_2019.M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1"/>
        </table:table-row>
        <table:table-row table:style-name="ro1" table:visibility="collapse" table:number-rows-repeated="4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21" table:number-rows-spanned="1">
            <text:p>Analyse Variable Kosten 2018</text:p>
          </table:table-cell>
          <table:covered-table-cell table:style-name="ce46"/>
          <table:covered-table-cell table:number-columns-repeated="19"/>
        </table:table-row>
        <table:table-row table:style-name="ro3">
          <table:table-cell table:style-name="ce50"/>
          <table:table-cell table:style-name="ce14" office:value-type="string" calcext:value-type="string">
            <text:p>Monat</text:p>
          </table:table-cell>
          <table:table-cell table:style-name="ce60" office:value-type="string" calcext:value-type="string">
            <text:p>Gesamt_var</text:p>
          </table:table-cell>
          <table:table-cell table:style-name="ce60" office:value-type="string" calcext:value-type="string">
            <text:p>Gesamt</text:p>
          </table:table-cell>
          <table:table-cell table:style-name="ce60" office:value-type="string" calcext:value-type="string">
            <text:p>Einnahmen var</text:p>
          </table:table-cell>
          <table:table-cell table:style-name="ce60" office:value-type="string" calcext:value-type="string">
            <text:p>Einnahmen gesamt</text:p>
          </table:table-cell>
          <table:table-cell table:style-name="ce60" office:value-type="string" calcext:value-type="string">
            <text:p>Saldo</text:p>
          </table:table-cell>
          <table:table-cell table:style-name="ce60" office:value-type="string" calcext:value-type="string">
            <text:p>Sparquote</text:p>
          </table:table-cell>
          <table:table-cell table:style-name="ce60" table:number-columns-repeated="3"/>
          <table:table-cell table:number-columns-repeated="10"/>
        </table:table-row>
        <table:table-row table:style-name="ro3">
          <table:table-cell table:style-name="ce50" office:value-type="string" calcext:value-type="string">
            <text:p>Variable Kosten</text:p>
          </table:table-cell>
          <table:table-cell table:style-name="ce15" office:value-type="string" calcext:value-type="string">
            <text:p>Januar</text:p>
          </table:table-cell>
          <table:table-cell table:style-name="ce61" table:formula="of:=SUMPRODUCT(MONTH([2019_Ausgaben.B$22:.B$1008])=VLOOKUP([.B8];[Hilfstabelle.G$2:.H$13];2;0);[2019_Ausgaben.G$22:.G$1008])" office:value-type="float" office:value="0" calcext:value-type="float">
            <text:p>0,00</text:p>
          </table:table-cell>
          <table:table-cell table:style-name="ce30" table:formula="of:=[.C8]+SUM([Berechnungstabelle_2.D$30:.D$52])" office:value-type="float" office:value="0" calcext:value-type="float">
            <text:p>0,00</text:p>
          </table:table-cell>
          <table:table-cell table:style-name="ce30" table:formula="of:=SUMPRODUCT(MONTH([2019_Einnahmen.B$9:.B$1004])=VLOOKUP([.B8];[Hilfstabelle.G$2:.H$13];2;0);[2019_Einnahmen.D$9:.D$1004])" office:value-type="float" office:value="0" calcext:value-type="float">
            <text:p>0,00</text:p>
          </table:table-cell>
          <table:table-cell table:style-name="ce30" table:formula="of:=[.E8]+SUM([Berechnungstabelle_4.B$1:.B$125])" office:value-type="float" office:value="0" calcext:value-type="float">
            <text:p>0,00</text:p>
          </table:table-cell>
          <table:table-cell table:style-name="ce30" table:formula="of:=[.F8]-[.D8]" office:value-type="float" office:value="0" calcext:value-type="float">
            <text:p>0,00</text:p>
          </table:table-cell>
          <table:table-cell table:style-name="ce28" table:formula="of:=[.G8]/[.F8]" office:value-type="string" office:string-value="" calcext:value-type="error">
            <text:p>#DIV/0!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Februar</text:p>
          </table:table-cell>
          <table:table-cell table:style-name="ce61" table:formula="of:=SUMPRODUCT(MONTH([2019_Ausgaben.B$22:.B$1008])=VLOOKUP([.B9];[Hilfstabelle.G$2:.H$13];2;0);[2019_Ausgaben.G$22:.G$1008])" office:value-type="float" office:value="50" calcext:value-type="float">
            <text:p>50,00</text:p>
          </table:table-cell>
          <table:table-cell table:style-name="ce30" table:formula="of:=[.C9]+SUM([Berechnungstabelle_2.J$30:.J$52])" office:value-type="float" office:value="55.1666666666667" calcext:value-type="float">
            <text:p>55,17</text:p>
          </table:table-cell>
          <table:table-cell table:style-name="ce30" table:formula="of:=SUMPRODUCT(MONTH([2019_Einnahmen.B$9:.B$1004])=VLOOKUP([.B9];[Hilfstabelle.G$2:.H$13];2;0);[2019_Einnahmen.D$9:.D$1004])" office:value-type="float" office:value="0" calcext:value-type="float">
            <text:p>0,00</text:p>
          </table:table-cell>
          <table:table-cell table:style-name="ce30" table:formula="of:=[.E9]+SUM([Berechnungstabelle_4.D$1:.D$125])" office:value-type="float" office:value="0" calcext:value-type="float">
            <text:p>0,00</text:p>
          </table:table-cell>
          <table:table-cell table:style-name="ce30" table:formula="of:=[.F9]-[.D9]" office:value-type="float" office:value="-55.1666666666667" calcext:value-type="float">
            <text:p>-55,17</text:p>
          </table:table-cell>
          <table:table-cell table:style-name="ce28" table:formula="of:=[.G9]/[.F9]" office:value-type="string" office:string-value="" calcext:value-type="error">
            <text:p>#DIV/0!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März</text:p>
          </table:table-cell>
          <table:table-cell table:style-name="ce61" table:formula="of:=SUMPRODUCT(MONTH([2019_Ausgaben.B$22:.B$1008])=VLOOKUP([.B10];[Hilfstabelle.G$2:.H$13];2;0);[2019_Ausgaben.G$22:.G$1008])" office:value-type="float" office:value="0" calcext:value-type="float">
            <text:p>0,00</text:p>
          </table:table-cell>
          <table:table-cell table:style-name="ce30" table:formula="of:=[.C10]+SUM([Berechnungstabelle_2.P$30:.P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0];[Hilfstabelle.G$2:.H$13];2;0);[2019_Einnahmen.D$9:.D$1004])" office:value-type="float" office:value="0" calcext:value-type="float">
            <text:p>0,00</text:p>
          </table:table-cell>
          <table:table-cell table:style-name="ce30" table:formula="of:=[.E10]+SUM([Berechnungstabelle_4.F$1:.F$125])" office:value-type="float" office:value="1000" calcext:value-type="float">
            <text:p>1000,00</text:p>
          </table:table-cell>
          <table:table-cell table:style-name="ce30" table:formula="of:=[.F10]-[.D10]" office:value-type="float" office:value="994.833333333333" calcext:value-type="float">
            <text:p>994,83</text:p>
          </table:table-cell>
          <table:table-cell table:style-name="ce28" table:formula="of:=[.G10]/[.F10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April</text:p>
          </table:table-cell>
          <table:table-cell table:style-name="ce61" table:formula="of:=SUMPRODUCT(MONTH([2019_Ausgaben.B$22:.B$1008])=VLOOKUP([.B11];[Hilfstabelle.G$2:.H$13];2;0);[2019_Ausgaben.G$22:.G$1008])" office:value-type="float" office:value="0" calcext:value-type="float">
            <text:p>0,00</text:p>
          </table:table-cell>
          <table:table-cell table:style-name="ce30" table:formula="of:=[.C11]+SUM([Berechnungstabelle_2.V$30:.V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1];[Hilfstabelle.G$2:.H$13];2;0);[2019_Einnahmen.D$9:.D$1004])" office:value-type="float" office:value="0" calcext:value-type="float">
            <text:p>0,00</text:p>
          </table:table-cell>
          <table:table-cell table:style-name="ce30" table:formula="of:=[.E11]+SUM([Berechnungstabelle_4.H$1:.H$125])" office:value-type="float" office:value="1000" calcext:value-type="float">
            <text:p>1000,00</text:p>
          </table:table-cell>
          <table:table-cell table:style-name="ce30" table:formula="of:=[.F11]-[.D11]" office:value-type="float" office:value="994.833333333333" calcext:value-type="float">
            <text:p>994,83</text:p>
          </table:table-cell>
          <table:table-cell table:style-name="ce28" table:formula="of:=[.G11]/[.F11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Mai</text:p>
          </table:table-cell>
          <table:table-cell table:style-name="ce61" table:formula="of:=SUMPRODUCT(MONTH([2019_Ausgaben.B$22:.B$1008])=VLOOKUP([.B12];[Hilfstabelle.G$2:.H$13];2;0);[2019_Ausgaben.G$22:.G$1008])" office:value-type="float" office:value="0" calcext:value-type="float">
            <text:p>0,00</text:p>
          </table:table-cell>
          <table:table-cell table:style-name="ce30" table:formula="of:=[.C12]+SUM([Berechnungstabelle_2.AB$30:.AB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2];[Hilfstabelle.G$2:.H$13];2;0);[2019_Einnahmen.D$9:.D$1004])" office:value-type="float" office:value="0" calcext:value-type="float">
            <text:p>0,00</text:p>
          </table:table-cell>
          <table:table-cell table:style-name="ce30" table:formula="of:=[.E12]+SUM([Berechnungstabelle_4.J$1:.J$125])" office:value-type="float" office:value="1000" calcext:value-type="float">
            <text:p>1000,00</text:p>
          </table:table-cell>
          <table:table-cell table:style-name="ce30" table:formula="of:=[.F12]-[.D12]" office:value-type="float" office:value="994.833333333333" calcext:value-type="float">
            <text:p>994,83</text:p>
          </table:table-cell>
          <table:table-cell table:style-name="ce28" table:formula="of:=[.G12]/[.F12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Juni</text:p>
          </table:table-cell>
          <table:table-cell table:style-name="ce61" table:formula="of:=SUMPRODUCT(MONTH([2019_Ausgaben.B$22:.B$1008])=VLOOKUP([.B13];[Hilfstabelle.G$2:.H$13];2;0);[2019_Ausgaben.G$22:.G$1008])" office:value-type="float" office:value="0" calcext:value-type="float">
            <text:p>0,00</text:p>
          </table:table-cell>
          <table:table-cell table:style-name="ce30" table:formula="of:=[.C13]+SUM([Berechnungstabelle_2.AH$30:.AH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3];[Hilfstabelle.G$2:.H$13];2;0);[2019_Einnahmen.D$9:.D$1004])" office:value-type="float" office:value="0" calcext:value-type="float">
            <text:p>0,00</text:p>
          </table:table-cell>
          <table:table-cell table:style-name="ce30" table:formula="of:=[.E13]+SUM([Berechnungstabelle_4.L$1:.L$125])" office:value-type="float" office:value="1000" calcext:value-type="float">
            <text:p>1000,00</text:p>
          </table:table-cell>
          <table:table-cell table:style-name="ce30" table:formula="of:=[.F13]-[.D13]" office:value-type="float" office:value="994.833333333333" calcext:value-type="float">
            <text:p>994,83</text:p>
          </table:table-cell>
          <table:table-cell table:style-name="ce28" table:formula="of:=[.G13]/[.F13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Juli</text:p>
          </table:table-cell>
          <table:table-cell table:style-name="ce61" table:formula="of:=SUMPRODUCT(MONTH([2019_Ausgaben.B$22:.B$1008])=VLOOKUP([.B14];[Hilfstabelle.G$2:.H$13];2;0);[2019_Ausgaben.G$22:.G$1008])" office:value-type="float" office:value="0" calcext:value-type="float">
            <text:p>0,00</text:p>
          </table:table-cell>
          <table:table-cell table:style-name="ce30" table:formula="of:=[.C14]+SUM([Berechnungstabelle_2.AN$30:.AN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4];[Hilfstabelle.G$2:.H$13];2;0);[2019_Einnahmen.D$9:.D$1004])" office:value-type="float" office:value="0" calcext:value-type="float">
            <text:p>0,00</text:p>
          </table:table-cell>
          <table:table-cell table:style-name="ce30" table:formula="of:=[.E14]+SUM([Berechnungstabelle_4.N$1:.N$125])" office:value-type="float" office:value="1000" calcext:value-type="float">
            <text:p>1000,00</text:p>
          </table:table-cell>
          <table:table-cell table:style-name="ce30" table:formula="of:=[.F14]-[.D14]" office:value-type="float" office:value="994.833333333333" calcext:value-type="float">
            <text:p>994,83</text:p>
          </table:table-cell>
          <table:table-cell table:style-name="ce28" table:formula="of:=[.G14]/[.F14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August</text:p>
          </table:table-cell>
          <table:table-cell table:style-name="ce61" table:formula="of:=SUMPRODUCT(MONTH([2019_Ausgaben.B$22:.B$1008])=VLOOKUP([.B15];[Hilfstabelle.G$2:.H$13];2;0);[2019_Ausgaben.G$22:.G$1008])" office:value-type="float" office:value="0" calcext:value-type="float">
            <text:p>0,00</text:p>
          </table:table-cell>
          <table:table-cell table:style-name="ce30" table:formula="of:=[.C15]+SUM([Berechnungstabelle_2.AT$30:.AT$52])" office:value-type="float" office:value="5.16666666666667" calcext:value-type="float">
            <text:p>5,17</text:p>
          </table:table-cell>
          <table:table-cell table:style-name="ce30" table:formula="of:=SUMPRODUCT(MONTH([2019_Einnahmen.B$9:.B$1004])=VLOOKUP([.B15];[Hilfstabelle.G$2:.H$13];2;0);[2019_Einnahmen.D$9:.D$1004])" office:value-type="float" office:value="0" calcext:value-type="float">
            <text:p>0,00</text:p>
          </table:table-cell>
          <table:table-cell table:style-name="ce30" table:formula="of:=[.E15]+SUM([Berechnungstabelle_4.P$1:.P$125])" office:value-type="float" office:value="1000" calcext:value-type="float">
            <text:p>1000,00</text:p>
          </table:table-cell>
          <table:table-cell table:style-name="ce30" table:formula="of:=[.F15]-[.D15]" office:value-type="float" office:value="994.833333333333" calcext:value-type="float">
            <text:p>994,83</text:p>
          </table:table-cell>
          <table:table-cell table:style-name="ce28" table:formula="of:=[.G15]/[.F15]" office:value-type="percentage" office:value="0.994833333333333" calcext:value-type="percentage">
            <text:p>99,48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September</text:p>
          </table:table-cell>
          <table:table-cell table:style-name="ce61" table:formula="of:=SUMPRODUCT(MONTH([2019_Ausgaben.B$22:.B$1008])=VLOOKUP([.B16];[Hilfstabelle.G$2:.H$13];2;0);[2019_Ausgaben.G$22:.G$1008])" office:value-type="float" office:value="0" calcext:value-type="float">
            <text:p>0,00</text:p>
          </table:table-cell>
          <table:table-cell table:style-name="ce30" table:formula="of:=[.C16]+SUM([Berechnungstabelle_2.AZ$30:.AZ$52])" office:value-type="float" office:value="0" calcext:value-type="float">
            <text:p>0,00</text:p>
          </table:table-cell>
          <table:table-cell table:style-name="ce30" table:formula="of:=SUMPRODUCT(MONTH([2019_Einnahmen.B$9:.B$1004])=VLOOKUP([.B16];[Hilfstabelle.G$2:.H$13];2;0);[2019_Einnahmen.D$9:.D$1004])" office:value-type="float" office:value="0" calcext:value-type="float">
            <text:p>0,00</text:p>
          </table:table-cell>
          <table:table-cell table:style-name="ce30" table:formula="of:=[.E16]+SUM([Berechnungstabelle_4.R$1:.R$125])" office:value-type="float" office:value="1000" calcext:value-type="float">
            <text:p>1000,00</text:p>
          </table:table-cell>
          <table:table-cell table:style-name="ce30" table:formula="of:=[.F16]-[.D16]" office:value-type="float" office:value="1000" calcext:value-type="float">
            <text:p>1000,00</text:p>
          </table:table-cell>
          <table:table-cell table:style-name="ce28" table:formula="of:=[.G16]/[.F16]" office:value-type="percentage" office:value="1" calcext:value-type="percentage">
            <text:p>100,00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Oktober</text:p>
          </table:table-cell>
          <table:table-cell table:style-name="ce61" table:formula="of:=SUMPRODUCT(MONTH([2019_Ausgaben.B$22:.B$1008])=VLOOKUP([.B17];[Hilfstabelle.G$2:.H$13];2;0);[2019_Ausgaben.G$22:.G$1008])" office:value-type="float" office:value="0" calcext:value-type="float">
            <text:p>0,00</text:p>
          </table:table-cell>
          <table:table-cell table:style-name="ce30" table:formula="of:=[.C17]+SUM([Berechnungstabelle_2.BF$30:.BF$52])" office:value-type="float" office:value="0" calcext:value-type="float">
            <text:p>0,00</text:p>
          </table:table-cell>
          <table:table-cell table:style-name="ce30" table:formula="of:=SUMPRODUCT(MONTH([2019_Einnahmen.B$9:.B$1004])=VLOOKUP([.B17];[Hilfstabelle.G$2:.H$13];2;0);[2019_Einnahmen.D$9:.D$1004])" office:value-type="float" office:value="800" calcext:value-type="float">
            <text:p>800,00</text:p>
          </table:table-cell>
          <table:table-cell table:style-name="ce30" table:formula="of:=[.E17]+SUM([Berechnungstabelle_4.T$1:.T$125])" office:value-type="float" office:value="1800" calcext:value-type="float">
            <text:p>1800,00</text:p>
          </table:table-cell>
          <table:table-cell table:style-name="ce30" table:formula="of:=[.F17]-[.D17]" office:value-type="float" office:value="1800" calcext:value-type="float">
            <text:p>1800,00</text:p>
          </table:table-cell>
          <table:table-cell table:style-name="ce28" table:formula="of:=[.G17]/[.F17]" office:value-type="percentage" office:value="1" calcext:value-type="percentage">
            <text:p>100,00 %</text:p>
          </table:table-cell>
          <table:table-cell table:style-name="ce30" table:number-columns-repeated="3"/>
          <table:table-cell table:number-columns-repeated="10"/>
        </table:table-row>
        <table:table-row table:style-name="ro3">
          <table:table-cell table:style-name="ce50"/>
          <table:table-cell table:style-name="ce15" office:value-type="string" calcext:value-type="string">
            <text:p>November</text:p>
          </table:table-cell>
          <table:table-cell table:style-name="ce61" table:formula="of:=SUMPRODUCT(MONTH([2019_Ausgaben.B$22:.B$1008])=VLOOKUP([.B18];[Hilfstabelle.G$2:.H$13];2;0);[2019_Ausgaben.G$22:.G$1008])" office:value-type="float" office:value="0" calcext:value-type="float">
            <text:p>0,00</text:p>
          </table:table-cell>
          <table:table-cell table:style-name="ce30" table:formula="of:=[.C18]+SUM([Berechnungstabelle_2.BL$30:.BL$52])" office:value-type="float" office:value="0" calcext:value-type="float">
            <text:p>0,00</text:p>
          </table:table-cell>
          <table:table-cell table:style-name="ce30" table:formula="of:=SUMPRODUCT(MONTH([2019_Einnahmen.B$9:.B$1004])=VLOOKUP([.B18];[Hilfstabelle.G$2:.H$13];2;0);[2019_Einnahmen.D$9:.D$1004])" office:value-type="float" office:value="0" calcext:value-type="float">
            <text:p>0,00</text:p>
          </table:table-cell>
          <table:table-cell table:style-name="ce30" table:formula="of:=[.E18]+SUM([Berechnungstabelle_4.V$1:.V$125])" office:value-type="float" office:value="1000" calcext:value-type="float">
            <text:p>1000,00</text:p>
          </table:table-cell>
          <table:table-cell table:style-name="ce30" table:formula="of:=[.F18]-[.D18]" office:value-type="float" office:value="1000" calcext:value-type="float">
            <text:p>1000,00</text:p>
          </table:table-cell>
          <table:table-cell table:style-name="ce28" table:formula="of:=[.G18]/[.F18]" office:value-type="percentage" office:value="1" calcext:value-type="percentage">
            <text:p>100,00 %</text:p>
          </table:table-cell>
          <table:table-cell table:style-name="ce30" table:number-columns-repeated="3"/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Dezember</text:p>
          </table:table-cell>
          <table:table-cell table:style-name="ce61" table:formula="of:=SUMPRODUCT(MONTH([2019_Ausgaben.B$22:.B$1008])=VLOOKUP([.B19];[Hilfstabelle.G$2:.H$13];2;0);[2019_Ausgaben.G$22:.G$1008])" office:value-type="float" office:value="0" calcext:value-type="float">
            <text:p>0,00</text:p>
          </table:table-cell>
          <table:table-cell table:style-name="ce30" table:formula="of:=[.C19]+SUM([Berechnungstabelle_2.BR$30:.BR$52])" office:value-type="float" office:value="0" calcext:value-type="float">
            <text:p>0,00</text:p>
          </table:table-cell>
          <table:table-cell table:style-name="ce30" table:formula="of:=SUMPRODUCT(MONTH([2019_Einnahmen.B$9:.B$1004])=VLOOKUP([.B19];[Hilfstabelle.G$2:.H$13];2;0);[2019_Einnahmen.D$9:.D$1004])" office:value-type="float" office:value="0" calcext:value-type="float">
            <text:p>0,00</text:p>
          </table:table-cell>
          <table:table-cell table:style-name="ce30" table:formula="of:=[.E19]+SUM([Berechnungstabelle_4.X$1:.X$125])" office:value-type="float" office:value="0" calcext:value-type="float">
            <text:p>0,00</text:p>
          </table:table-cell>
          <table:table-cell table:style-name="ce30" table:formula="of:=[.F19]-[.D19]" office:value-type="float" office:value="0" calcext:value-type="float">
            <text:p>0,00</text:p>
          </table:table-cell>
          <table:table-cell table:style-name="ce28" table:formula="of:=[.G19]/[.F19]" office:value-type="string" office:string-value="" calcext:value-type="error">
            <text:p>#DIV/0!</text:p>
          </table:table-cell>
          <table:table-cell table:style-name="ce30" table:number-columns-repeated="3"/>
          <table:table-cell table:number-columns-repeated="10"/>
        </table:table-row>
        <table:table-row table:style-name="ro1">
          <table:table-cell/>
          <table:table-cell table:style-name="ce15"/>
          <table:table-cell table:style-name="ce61" table:number-columns-repeated="9"/>
          <table:table-cell table:number-columns-repeated="10"/>
        </table:table-row>
        <table:table-row table:style-name="ro2">
          <table:table-cell/>
          <table:table-cell table:style-name="ce16" office:value-type="string" calcext:value-type="string">
            <text:p>Gesamt</text:p>
          </table:table-cell>
          <table:table-cell table:style-name="ce26" table:formula="of:=SUM([.C8:.C20])" office:value-type="float" office:value="50" calcext:value-type="float">
            <text:p>50,00</text:p>
          </table:table-cell>
          <table:table-cell table:style-name="ce26" table:formula="of:=SUM([.D8:.D19])" office:value-type="float" office:value="86.1666666666667" calcext:value-type="float">
            <text:p>86,17</text:p>
          </table:table-cell>
          <table:table-cell table:style-name="ce26" table:formula="of:=SUM([.E8:.E19])" office:value-type="float" office:value="800" calcext:value-type="float">
            <text:p>800,00</text:p>
          </table:table-cell>
          <table:table-cell table:style-name="ce26" table:formula="of:=SUM([.F8:.F19])" office:value-type="float" office:value="9800" calcext:value-type="float">
            <text:p>9800,00</text:p>
          </table:table-cell>
          <table:table-cell table:style-name="ce31" table:formula="of:=SUM([.G8:.G19])" office:value-type="float" office:value="9713.83333333333" calcext:value-type="float">
            <text:p>9713,83</text:p>
          </table:table-cell>
          <table:table-cell table:style-name="ce73" table:formula="of:=[.G21]/[.F21]" office:value-type="percentage" office:value="0.991207482993197" calcext:value-type="percentage">
            <text:p>99,12 %</text:p>
          </table:table-cell>
          <table:table-cell table:style-name="ce61" table:number-columns-repeated="3"/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4">
          <table:table-cell table:style-name="ce50" office:value-type="string" calcext:value-type="string">
            <text:p>Detailauswertungen</text:p>
          </table:table-cell>
          <table:table-cell table:style-name="ce14" office:value-type="string" calcext:value-type="string">
            <text:p>Monat</text:p>
          </table:table-cell>
          <table:table-cell table:style-name="ce27" office:value-type="string" calcext:value-type="string">
            <text:p>Lebensmittel und Haushaltsbedarf</text:p>
          </table:table-cell>
          <table:table-cell table:style-name="ce27" office:value-type="string" calcext:value-type="string">
            <text:p>Twitch</text:p>
          </table:table-cell>
          <table:table-cell table:style-name="ce27" office:value-type="string" calcext:value-type="string">
            <text:p>Freizeit alleine</text:p>
          </table:table-cell>
          <table:table-cell table:style-name="ce27" office:value-type="string" calcext:value-type="string">
            <text:p>Mobilität – Tanken</text:p>
          </table:table-cell>
          <table:table-cell table:style-name="ce27" office:value-type="string" calcext:value-type="string">
            <text:p>Mobilität – Auto sonst</text:p>
          </table:table-cell>
          <table:table-cell table:style-name="ce27" office:value-type="string" calcext:value-type="string">
            <text:p>Elektronik</text:p>
          </table:table-cell>
          <table:table-cell table:style-name="ce27" office:value-type="string" calcext:value-type="string">
            <text:p>Musik / DVDs / Zeitungen</text:p>
          </table:table-cell>
          <table:table-cell table:style-name="ce32" office:value-type="string" calcext:value-type="string">
            <text:p>Urlaub</text:p>
          </table:table-cell>
          <table:table-cell table:style-name="ce27" office:value-type="string" calcext:value-type="string">
            <text:p>Sonstiges</text:p>
          </table:table-cell>
          <table:table-cell table:style-name="ce34" office:value-type="string" calcext:value-type="string">
            <text:p>Wohnungseinrichtung_Möbel</text:p>
          </table:table-cell>
          <table:table-cell table:style-name="ce34" office:value-type="string" calcext:value-type="string">
            <text:p>Wohnungseinrichtung_sonst</text:p>
          </table:table-cell>
          <table:table-cell table:style-name="ce36" table:number-columns-repeated="8"/>
        </table:table-row>
        <table:table-row table:style-name="ro1">
          <table:table-cell office:value-type="string" calcext:value-type="string">
            <text:p>Kategorien</text:p>
          </table:table-cell>
          <table:table-cell table:style-name="ce15" office:value-type="string" calcext:value-type="string">
            <text:p>Januar</text:p>
          </table:table-cell>
          <table:table-cell table:style-name="ce61" table:formula="of:=SUMPRODUCT((MONTH([2019_Ausgaben.$B$22:.$B$1008])=VLOOKUP([.$B24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Februar</text:p>
          </table:table-cell>
          <table:table-cell table:style-name="ce61" table:formula="of:=SUMPRODUCT((MONTH([2019_Ausgaben.$B$22:.$B$1008])=VLOOKUP([.$B25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E$23];[2019_Ausgaben.$G$22:.$G$1008])" office:value-type="float" office:value="50" calcext:value-type="float">
            <text:p>50,00</text:p>
          </table:table-cell>
          <table:table-cell table:style-name="ce61" table:formula="of:=SUMPRODUCT((MONTH([2019_Ausgaben.$B$22:.$B$1008])=VLOOKUP([.$B25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März</text:p>
          </table:table-cell>
          <table:table-cell table:style-name="ce61" table:formula="of:=SUMPRODUCT((MONTH([2019_Ausgaben.$B$22:.$B$1008])=VLOOKUP([.$B26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April</text:p>
          </table:table-cell>
          <table:table-cell table:style-name="ce61" table:formula="of:=SUMPRODUCT((MONTH([2019_Ausgaben.$B$22:.$B$1008])=VLOOKUP([.$B27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Mai</text:p>
          </table:table-cell>
          <table:table-cell table:style-name="ce61" table:formula="of:=SUMPRODUCT((MONTH([2019_Ausgaben.$B$22:.$B$1008])=VLOOKUP([.$B28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Juni</text:p>
          </table:table-cell>
          <table:table-cell table:style-name="ce61" table:formula="of:=SUMPRODUCT((MONTH([2019_Ausgaben.$B$22:.$B$1008])=VLOOKUP([.$B29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Juli</text:p>
          </table:table-cell>
          <table:table-cell table:style-name="ce61" table:formula="of:=SUMPRODUCT((MONTH([2019_Ausgaben.$B$22:.$B$1008])=VLOOKUP([.$B30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August</text:p>
          </table:table-cell>
          <table:table-cell table:style-name="ce61" table:formula="of:=SUMPRODUCT((MONTH([2019_Ausgaben.$B$22:.$B$1008])=VLOOKUP([.$B31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September</text:p>
          </table:table-cell>
          <table:table-cell table:style-name="ce61" table:formula="of:=SUMPRODUCT((MONTH([2019_Ausgaben.$B$22:.$B$1008])=VLOOKUP([.$B32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Oktober</text:p>
          </table:table-cell>
          <table:table-cell table:style-name="ce61" table:formula="of:=SUMPRODUCT((MONTH([2019_Ausgaben.$B$22:.$B$1008])=VLOOKUP([.$B33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November</text:p>
          </table:table-cell>
          <table:table-cell table:style-name="ce61" table:formula="of:=SUMPRODUCT((MONTH([2019_Ausgaben.$B$22:.$B$1008])=VLOOKUP([.$B34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Dezember</text:p>
          </table:table-cell>
          <table:table-cell table:style-name="ce61" table:formula="of:=SUMPRODUCT((MONTH([2019_Ausgaben.$B$22:.$B$1008])=VLOOKUP([.$B35];[Hilfstabelle.$G$2:.$H$13];2;0));[2019_Ausgaben.$C$22:.$C$1008]=[.C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D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E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F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G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H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I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J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K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L$23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C$22:.$C$1008]=[.M$23];[2019_Ausgaben.$G$22:.$G$1008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ce61" table:number-columns-repeated="11"/>
          <table:table-cell table:number-columns-repeated="8"/>
        </table:table-row>
        <table:table-row table:style-name="ro5">
          <table:table-cell/>
          <table:table-cell table:style-name="ce22" office:value-type="string" calcext:value-type="string">
            <text:p>Gesamt</text:p>
          </table:table-cell>
          <table:table-cell table:style-name="ce61" table:formula="of:=SUM([.C24:.C35])" office:value-type="float" office:value="0" calcext:value-type="float">
            <text:p>0,00</text:p>
          </table:table-cell>
          <table:table-cell table:style-name="ce61" table:formula="of:=SUM([.D24:.D35])" office:value-type="float" office:value="0" calcext:value-type="float">
            <text:p>0,00</text:p>
          </table:table-cell>
          <table:table-cell table:style-name="ce61" table:formula="of:=SUM([.E24:.E35])" office:value-type="float" office:value="50" calcext:value-type="float">
            <text:p>50,00</text:p>
          </table:table-cell>
          <table:table-cell table:style-name="ce61" table:formula="of:=SUM([.F24:.F35])" office:value-type="float" office:value="0" calcext:value-type="float">
            <text:p>0,00</text:p>
          </table:table-cell>
          <table:table-cell table:style-name="ce61" table:formula="of:=SUM([.G24:.G35])" office:value-type="float" office:value="0" calcext:value-type="float">
            <text:p>0,00</text:p>
          </table:table-cell>
          <table:table-cell table:style-name="ce61" table:formula="of:=SUM([.H24:.H35])" office:value-type="float" office:value="0" calcext:value-type="float">
            <text:p>0,00</text:p>
          </table:table-cell>
          <table:table-cell table:style-name="ce61" table:formula="of:=SUM([.I24:.I35])" office:value-type="float" office:value="0" calcext:value-type="float">
            <text:p>0,00</text:p>
          </table:table-cell>
          <table:table-cell table:style-name="ce61" table:formula="of:=SUM([.J24:.J35])" office:value-type="float" office:value="0" calcext:value-type="float">
            <text:p>0,00</text:p>
          </table:table-cell>
          <table:table-cell table:style-name="ce61" table:formula="of:=SUM([.K24:.K35])" office:value-type="float" office:value="0" calcext:value-type="float">
            <text:p>0,00</text:p>
          </table:table-cell>
          <table:table-cell table:style-name="ce61" table:formula="of:=SUM([.L24:.L35])" office:value-type="float" office:value="0" calcext:value-type="float">
            <text:p>0,00</text:p>
          </table:table-cell>
          <table:table-cell table:style-name="ce61" table:formula="of:=SUM([.M24:.M35]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ce61" table:number-columns-repeated="9"/>
          <table:table-cell table:number-columns-repeated="10"/>
        </table:table-row>
        <table:table-row table:style-name="ro1">
          <table:table-cell office:value-type="string" calcext:value-type="string">
            <text:p>Kategorien relativ</text:p>
          </table:table-cell>
          <table:table-cell table:style-name="ce15" office:value-type="string" calcext:value-type="string">
            <text:p>Januar</text:p>
          </table:table-cell>
          <table:table-cell table:style-name="ce28" table:formula="of:=[.C24]/[.$C8]" office:value-type="string" office:string-value="" calcext:value-type="error">
            <text:p>#DIV/0!</text:p>
          </table:table-cell>
          <table:table-cell table:style-name="ce28" table:formula="of:=[.D24]/[.$C8]" office:value-type="string" office:string-value="" calcext:value-type="error">
            <text:p>#DIV/0!</text:p>
          </table:table-cell>
          <table:table-cell table:style-name="ce28" table:formula="of:=[.E24]/[.$C8]" office:value-type="string" office:string-value="" calcext:value-type="error">
            <text:p>#DIV/0!</text:p>
          </table:table-cell>
          <table:table-cell table:style-name="ce28" table:formula="of:=[.F24]/[.$C8]" office:value-type="string" office:string-value="" calcext:value-type="error">
            <text:p>#DIV/0!</text:p>
          </table:table-cell>
          <table:table-cell table:style-name="ce28" table:formula="of:=[.G24]/[.$C8]" office:value-type="string" office:string-value="" calcext:value-type="error">
            <text:p>#DIV/0!</text:p>
          </table:table-cell>
          <table:table-cell table:style-name="ce28" table:formula="of:=[.H24]/[.$C8]" office:value-type="string" office:string-value="" calcext:value-type="error">
            <text:p>#DIV/0!</text:p>
          </table:table-cell>
          <table:table-cell table:style-name="ce28" table:formula="of:=[.I24]/[.$C8]" office:value-type="string" office:string-value="" calcext:value-type="error">
            <text:p>#DIV/0!</text:p>
          </table:table-cell>
          <table:table-cell table:style-name="ce28" table:formula="of:=[.J24]/[.$C8]" office:value-type="string" office:string-value="" calcext:value-type="error">
            <text:p>#DIV/0!</text:p>
          </table:table-cell>
          <table:table-cell table:style-name="ce28" table:formula="of:=[.K24]/[.$C8]" office:value-type="string" office:string-value="" calcext:value-type="error">
            <text:p>#DIV/0!</text:p>
          </table:table-cell>
          <table:table-cell table:style-name="ce28" table:formula="of:=[.L24]/[.$C8]" office:value-type="string" office:string-value="" calcext:value-type="error">
            <text:p>#DIV/0!</text:p>
          </table:table-cell>
          <table:table-cell table:style-name="ce28" table:formula="of:=[.M24]/[.$C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Februar</text:p>
          </table:table-cell>
          <table:table-cell table:style-name="ce28" table:formula="of:=[.C25]/[.$C9]" office:value-type="percentage" office:value="0" calcext:value-type="percentage">
            <text:p>0,00 %</text:p>
          </table:table-cell>
          <table:table-cell table:style-name="ce28" table:formula="of:=[.D25]/[.$C9]" office:value-type="percentage" office:value="0" calcext:value-type="percentage">
            <text:p>0,00 %</text:p>
          </table:table-cell>
          <table:table-cell table:style-name="ce28" table:formula="of:=[.E25]/[.$C9]" office:value-type="percentage" office:value="1" calcext:value-type="percentage">
            <text:p>100,00 %</text:p>
          </table:table-cell>
          <table:table-cell table:style-name="ce28" table:formula="of:=[.F25]/[.$C9]" office:value-type="percentage" office:value="0" calcext:value-type="percentage">
            <text:p>0,00 %</text:p>
          </table:table-cell>
          <table:table-cell table:style-name="ce28" table:formula="of:=[.G25]/[.$C9]" office:value-type="percentage" office:value="0" calcext:value-type="percentage">
            <text:p>0,00 %</text:p>
          </table:table-cell>
          <table:table-cell table:style-name="ce28" table:formula="of:=[.H25]/[.$C9]" office:value-type="percentage" office:value="0" calcext:value-type="percentage">
            <text:p>0,00 %</text:p>
          </table:table-cell>
          <table:table-cell table:style-name="ce28" table:formula="of:=[.I25]/[.$C9]" office:value-type="percentage" office:value="0" calcext:value-type="percentage">
            <text:p>0,00 %</text:p>
          </table:table-cell>
          <table:table-cell table:style-name="ce28" table:formula="of:=[.J25]/[.$C9]" office:value-type="percentage" office:value="0" calcext:value-type="percentage">
            <text:p>0,00 %</text:p>
          </table:table-cell>
          <table:table-cell table:style-name="ce28" table:formula="of:=[.K25]/[.$C9]" office:value-type="percentage" office:value="0" calcext:value-type="percentage">
            <text:p>0,00 %</text:p>
          </table:table-cell>
          <table:table-cell table:style-name="ce28" table:formula="of:=[.L25]/[.$C9]" office:value-type="percentage" office:value="0" calcext:value-type="percentage">
            <text:p>0,00 %</text:p>
          </table:table-cell>
          <table:table-cell table:style-name="ce28" table:formula="of:=[.M25]/[.$C9]" office:value-type="percentage" office:value="0" calcext:value-type="percentage">
            <text:p>0,00 %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März</text:p>
          </table:table-cell>
          <table:table-cell table:style-name="ce28" table:formula="of:=[.C26]/[.$C10]" office:value-type="string" office:string-value="" calcext:value-type="error">
            <text:p>#DIV/0!</text:p>
          </table:table-cell>
          <table:table-cell table:style-name="ce28" table:formula="of:=[.D26]/[.$C10]" office:value-type="string" office:string-value="" calcext:value-type="error">
            <text:p>#DIV/0!</text:p>
          </table:table-cell>
          <table:table-cell table:style-name="ce28" table:formula="of:=[.E26]/[.$C10]" office:value-type="string" office:string-value="" calcext:value-type="error">
            <text:p>#DIV/0!</text:p>
          </table:table-cell>
          <table:table-cell table:style-name="ce28" table:formula="of:=[.F26]/[.$C10]" office:value-type="string" office:string-value="" calcext:value-type="error">
            <text:p>#DIV/0!</text:p>
          </table:table-cell>
          <table:table-cell table:style-name="ce28" table:formula="of:=[.G26]/[.$C10]" office:value-type="string" office:string-value="" calcext:value-type="error">
            <text:p>#DIV/0!</text:p>
          </table:table-cell>
          <table:table-cell table:style-name="ce28" table:formula="of:=[.H26]/[.$C10]" office:value-type="string" office:string-value="" calcext:value-type="error">
            <text:p>#DIV/0!</text:p>
          </table:table-cell>
          <table:table-cell table:style-name="ce28" table:formula="of:=[.I26]/[.$C10]" office:value-type="string" office:string-value="" calcext:value-type="error">
            <text:p>#DIV/0!</text:p>
          </table:table-cell>
          <table:table-cell table:style-name="ce28" table:formula="of:=[.J26]/[.$C10]" office:value-type="string" office:string-value="" calcext:value-type="error">
            <text:p>#DIV/0!</text:p>
          </table:table-cell>
          <table:table-cell table:style-name="ce28" table:formula="of:=[.K26]/[.$C10]" office:value-type="string" office:string-value="" calcext:value-type="error">
            <text:p>#DIV/0!</text:p>
          </table:table-cell>
          <table:table-cell table:style-name="ce28" table:formula="of:=[.L26]/[.$C10]" office:value-type="string" office:string-value="" calcext:value-type="error">
            <text:p>#DIV/0!</text:p>
          </table:table-cell>
          <table:table-cell table:style-name="ce28" table:formula="of:=[.M26]/[.$C1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April</text:p>
          </table:table-cell>
          <table:table-cell table:style-name="ce28" table:formula="of:=[.C27]/[.$C11]" office:value-type="string" office:string-value="" calcext:value-type="error">
            <text:p>#DIV/0!</text:p>
          </table:table-cell>
          <table:table-cell table:style-name="ce28" table:formula="of:=[.D27]/[.$C11]" office:value-type="string" office:string-value="" calcext:value-type="error">
            <text:p>#DIV/0!</text:p>
          </table:table-cell>
          <table:table-cell table:style-name="ce28" table:formula="of:=[.E27]/[.$C11]" office:value-type="string" office:string-value="" calcext:value-type="error">
            <text:p>#DIV/0!</text:p>
          </table:table-cell>
          <table:table-cell table:style-name="ce28" table:formula="of:=[.F27]/[.$C11]" office:value-type="string" office:string-value="" calcext:value-type="error">
            <text:p>#DIV/0!</text:p>
          </table:table-cell>
          <table:table-cell table:style-name="ce28" table:formula="of:=[.G27]/[.$C11]" office:value-type="string" office:string-value="" calcext:value-type="error">
            <text:p>#DIV/0!</text:p>
          </table:table-cell>
          <table:table-cell table:style-name="ce28" table:formula="of:=[.H27]/[.$C11]" office:value-type="string" office:string-value="" calcext:value-type="error">
            <text:p>#DIV/0!</text:p>
          </table:table-cell>
          <table:table-cell table:style-name="ce28" table:formula="of:=[.I27]/[.$C11]" office:value-type="string" office:string-value="" calcext:value-type="error">
            <text:p>#DIV/0!</text:p>
          </table:table-cell>
          <table:table-cell table:style-name="ce28" table:formula="of:=[.J27]/[.$C11]" office:value-type="string" office:string-value="" calcext:value-type="error">
            <text:p>#DIV/0!</text:p>
          </table:table-cell>
          <table:table-cell table:style-name="ce28" table:formula="of:=[.K27]/[.$C11]" office:value-type="string" office:string-value="" calcext:value-type="error">
            <text:p>#DIV/0!</text:p>
          </table:table-cell>
          <table:table-cell table:style-name="ce28" table:formula="of:=[.L27]/[.$C11]" office:value-type="string" office:string-value="" calcext:value-type="error">
            <text:p>#DIV/0!</text:p>
          </table:table-cell>
          <table:table-cell table:style-name="ce28" table:formula="of:=[.M27]/[.$C1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Mai</text:p>
          </table:table-cell>
          <table:table-cell table:style-name="ce28" table:formula="of:=[.C28]/[.$C12]" office:value-type="string" office:string-value="" calcext:value-type="error">
            <text:p>#DIV/0!</text:p>
          </table:table-cell>
          <table:table-cell table:style-name="ce28" table:formula="of:=[.D28]/[.$C12]" office:value-type="string" office:string-value="" calcext:value-type="error">
            <text:p>#DIV/0!</text:p>
          </table:table-cell>
          <table:table-cell table:style-name="ce28" table:formula="of:=[.E28]/[.$C12]" office:value-type="string" office:string-value="" calcext:value-type="error">
            <text:p>#DIV/0!</text:p>
          </table:table-cell>
          <table:table-cell table:style-name="ce28" table:formula="of:=[.F28]/[.$C12]" office:value-type="string" office:string-value="" calcext:value-type="error">
            <text:p>#DIV/0!</text:p>
          </table:table-cell>
          <table:table-cell table:style-name="ce28" table:formula="of:=[.G28]/[.$C12]" office:value-type="string" office:string-value="" calcext:value-type="error">
            <text:p>#DIV/0!</text:p>
          </table:table-cell>
          <table:table-cell table:style-name="ce28" table:formula="of:=[.H28]/[.$C12]" office:value-type="string" office:string-value="" calcext:value-type="error">
            <text:p>#DIV/0!</text:p>
          </table:table-cell>
          <table:table-cell table:style-name="ce28" table:formula="of:=[.I28]/[.$C12]" office:value-type="string" office:string-value="" calcext:value-type="error">
            <text:p>#DIV/0!</text:p>
          </table:table-cell>
          <table:table-cell table:style-name="ce28" table:formula="of:=[.J28]/[.$C12]" office:value-type="string" office:string-value="" calcext:value-type="error">
            <text:p>#DIV/0!</text:p>
          </table:table-cell>
          <table:table-cell table:style-name="ce28" table:formula="of:=[.K28]/[.$C12]" office:value-type="string" office:string-value="" calcext:value-type="error">
            <text:p>#DIV/0!</text:p>
          </table:table-cell>
          <table:table-cell table:style-name="ce28" table:formula="of:=[.L28]/[.$C12]" office:value-type="string" office:string-value="" calcext:value-type="error">
            <text:p>#DIV/0!</text:p>
          </table:table-cell>
          <table:table-cell table:style-name="ce28" table:formula="of:=[.M28]/[.$C1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Juni</text:p>
          </table:table-cell>
          <table:table-cell table:style-name="ce28" table:formula="of:=[.C29]/[.$C13]" office:value-type="string" office:string-value="" calcext:value-type="error">
            <text:p>#DIV/0!</text:p>
          </table:table-cell>
          <table:table-cell table:style-name="ce28" table:formula="of:=[.D29]/[.$C13]" office:value-type="string" office:string-value="" calcext:value-type="error">
            <text:p>#DIV/0!</text:p>
          </table:table-cell>
          <table:table-cell table:style-name="ce28" table:formula="of:=[.E29]/[.$C13]" office:value-type="string" office:string-value="" calcext:value-type="error">
            <text:p>#DIV/0!</text:p>
          </table:table-cell>
          <table:table-cell table:style-name="ce28" table:formula="of:=[.F29]/[.$C13]" office:value-type="string" office:string-value="" calcext:value-type="error">
            <text:p>#DIV/0!</text:p>
          </table:table-cell>
          <table:table-cell table:style-name="ce28" table:formula="of:=[.G29]/[.$C13]" office:value-type="string" office:string-value="" calcext:value-type="error">
            <text:p>#DIV/0!</text:p>
          </table:table-cell>
          <table:table-cell table:style-name="ce28" table:formula="of:=[.H29]/[.$C13]" office:value-type="string" office:string-value="" calcext:value-type="error">
            <text:p>#DIV/0!</text:p>
          </table:table-cell>
          <table:table-cell table:style-name="ce28" table:formula="of:=[.I29]/[.$C13]" office:value-type="string" office:string-value="" calcext:value-type="error">
            <text:p>#DIV/0!</text:p>
          </table:table-cell>
          <table:table-cell table:style-name="ce28" table:formula="of:=[.J29]/[.$C13]" office:value-type="string" office:string-value="" calcext:value-type="error">
            <text:p>#DIV/0!</text:p>
          </table:table-cell>
          <table:table-cell table:style-name="ce28" table:formula="of:=[.K29]/[.$C13]" office:value-type="string" office:string-value="" calcext:value-type="error">
            <text:p>#DIV/0!</text:p>
          </table:table-cell>
          <table:table-cell table:style-name="ce28" table:formula="of:=[.L29]/[.$C13]" office:value-type="string" office:string-value="" calcext:value-type="error">
            <text:p>#DIV/0!</text:p>
          </table:table-cell>
          <table:table-cell table:style-name="ce28" table:formula="of:=[.M29]/[.$C1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Juli</text:p>
          </table:table-cell>
          <table:table-cell table:style-name="ce28" table:formula="of:=[.C30]/[.$C14]" office:value-type="string" office:string-value="" calcext:value-type="error">
            <text:p>#DIV/0!</text:p>
          </table:table-cell>
          <table:table-cell table:style-name="ce28" table:formula="of:=[.D30]/[.$C14]" office:value-type="string" office:string-value="" calcext:value-type="error">
            <text:p>#DIV/0!</text:p>
          </table:table-cell>
          <table:table-cell table:style-name="ce28" table:formula="of:=[.E30]/[.$C14]" office:value-type="string" office:string-value="" calcext:value-type="error">
            <text:p>#DIV/0!</text:p>
          </table:table-cell>
          <table:table-cell table:style-name="ce28" table:formula="of:=[.F30]/[.$C14]" office:value-type="string" office:string-value="" calcext:value-type="error">
            <text:p>#DIV/0!</text:p>
          </table:table-cell>
          <table:table-cell table:style-name="ce28" table:formula="of:=[.G30]/[.$C14]" office:value-type="string" office:string-value="" calcext:value-type="error">
            <text:p>#DIV/0!</text:p>
          </table:table-cell>
          <table:table-cell table:style-name="ce28" table:formula="of:=[.H30]/[.$C14]" office:value-type="string" office:string-value="" calcext:value-type="error">
            <text:p>#DIV/0!</text:p>
          </table:table-cell>
          <table:table-cell table:style-name="ce28" table:formula="of:=[.I30]/[.$C14]" office:value-type="string" office:string-value="" calcext:value-type="error">
            <text:p>#DIV/0!</text:p>
          </table:table-cell>
          <table:table-cell table:style-name="ce28" table:formula="of:=[.J30]/[.$C14]" office:value-type="string" office:string-value="" calcext:value-type="error">
            <text:p>#DIV/0!</text:p>
          </table:table-cell>
          <table:table-cell table:style-name="ce28" table:formula="of:=[.K30]/[.$C14]" office:value-type="string" office:string-value="" calcext:value-type="error">
            <text:p>#DIV/0!</text:p>
          </table:table-cell>
          <table:table-cell table:style-name="ce28" table:formula="of:=[.L30]/[.$C14]" office:value-type="string" office:string-value="" calcext:value-type="error">
            <text:p>#DIV/0!</text:p>
          </table:table-cell>
          <table:table-cell table:style-name="ce28" table:formula="of:=[.M30]/[.$C1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August</text:p>
          </table:table-cell>
          <table:table-cell table:style-name="ce28" table:formula="of:=[.C31]/[.$C15]" office:value-type="string" office:string-value="" calcext:value-type="error">
            <text:p>#DIV/0!</text:p>
          </table:table-cell>
          <table:table-cell table:style-name="ce28" table:formula="of:=[.D31]/[.$C15]" office:value-type="string" office:string-value="" calcext:value-type="error">
            <text:p>#DIV/0!</text:p>
          </table:table-cell>
          <table:table-cell table:style-name="ce28" table:formula="of:=[.E31]/[.$C15]" office:value-type="string" office:string-value="" calcext:value-type="error">
            <text:p>#DIV/0!</text:p>
          </table:table-cell>
          <table:table-cell table:style-name="ce28" table:formula="of:=[.F31]/[.$C15]" office:value-type="string" office:string-value="" calcext:value-type="error">
            <text:p>#DIV/0!</text:p>
          </table:table-cell>
          <table:table-cell table:style-name="ce28" table:formula="of:=[.G31]/[.$C15]" office:value-type="string" office:string-value="" calcext:value-type="error">
            <text:p>#DIV/0!</text:p>
          </table:table-cell>
          <table:table-cell table:style-name="ce28" table:formula="of:=[.H31]/[.$C15]" office:value-type="string" office:string-value="" calcext:value-type="error">
            <text:p>#DIV/0!</text:p>
          </table:table-cell>
          <table:table-cell table:style-name="ce28" table:formula="of:=[.I31]/[.$C15]" office:value-type="string" office:string-value="" calcext:value-type="error">
            <text:p>#DIV/0!</text:p>
          </table:table-cell>
          <table:table-cell table:style-name="ce28" table:formula="of:=[.J31]/[.$C15]" office:value-type="string" office:string-value="" calcext:value-type="error">
            <text:p>#DIV/0!</text:p>
          </table:table-cell>
          <table:table-cell table:style-name="ce28" table:formula="of:=[.K31]/[.$C15]" office:value-type="string" office:string-value="" calcext:value-type="error">
            <text:p>#DIV/0!</text:p>
          </table:table-cell>
          <table:table-cell table:style-name="ce28" table:formula="of:=[.L31]/[.$C15]" office:value-type="string" office:string-value="" calcext:value-type="error">
            <text:p>#DIV/0!</text:p>
          </table:table-cell>
          <table:table-cell table:style-name="ce28" table:formula="of:=[.M31]/[.$C1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September</text:p>
          </table:table-cell>
          <table:table-cell table:style-name="ce28" table:formula="of:=[.C32]/[.$C16]" office:value-type="string" office:string-value="" calcext:value-type="error">
            <text:p>#DIV/0!</text:p>
          </table:table-cell>
          <table:table-cell table:style-name="ce28" table:formula="of:=[.D32]/[.$C16]" office:value-type="string" office:string-value="" calcext:value-type="error">
            <text:p>#DIV/0!</text:p>
          </table:table-cell>
          <table:table-cell table:style-name="ce28" table:formula="of:=[.E32]/[.$C16]" office:value-type="string" office:string-value="" calcext:value-type="error">
            <text:p>#DIV/0!</text:p>
          </table:table-cell>
          <table:table-cell table:style-name="ce28" table:formula="of:=[.F32]/[.$C16]" office:value-type="string" office:string-value="" calcext:value-type="error">
            <text:p>#DIV/0!</text:p>
          </table:table-cell>
          <table:table-cell table:style-name="ce28" table:formula="of:=[.G32]/[.$C16]" office:value-type="string" office:string-value="" calcext:value-type="error">
            <text:p>#DIV/0!</text:p>
          </table:table-cell>
          <table:table-cell table:style-name="ce28" table:formula="of:=[.H32]/[.$C16]" office:value-type="string" office:string-value="" calcext:value-type="error">
            <text:p>#DIV/0!</text:p>
          </table:table-cell>
          <table:table-cell table:style-name="ce28" table:formula="of:=[.I32]/[.$C16]" office:value-type="string" office:string-value="" calcext:value-type="error">
            <text:p>#DIV/0!</text:p>
          </table:table-cell>
          <table:table-cell table:style-name="ce28" table:formula="of:=[.J32]/[.$C16]" office:value-type="string" office:string-value="" calcext:value-type="error">
            <text:p>#DIV/0!</text:p>
          </table:table-cell>
          <table:table-cell table:style-name="ce28" table:formula="of:=[.K32]/[.$C16]" office:value-type="string" office:string-value="" calcext:value-type="error">
            <text:p>#DIV/0!</text:p>
          </table:table-cell>
          <table:table-cell table:style-name="ce28" table:formula="of:=[.L32]/[.$C16]" office:value-type="string" office:string-value="" calcext:value-type="error">
            <text:p>#DIV/0!</text:p>
          </table:table-cell>
          <table:table-cell table:style-name="ce28" table:formula="of:=[.M32]/[.$C1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Oktober</text:p>
          </table:table-cell>
          <table:table-cell table:style-name="ce28" table:formula="of:=[.C33]/[.$C17]" office:value-type="string" office:string-value="" calcext:value-type="error">
            <text:p>#DIV/0!</text:p>
          </table:table-cell>
          <table:table-cell table:style-name="ce28" table:formula="of:=[.D33]/[.$C17]" office:value-type="string" office:string-value="" calcext:value-type="error">
            <text:p>#DIV/0!</text:p>
          </table:table-cell>
          <table:table-cell table:style-name="ce28" table:formula="of:=[.E33]/[.$C17]" office:value-type="string" office:string-value="" calcext:value-type="error">
            <text:p>#DIV/0!</text:p>
          </table:table-cell>
          <table:table-cell table:style-name="ce28" table:formula="of:=[.F33]/[.$C17]" office:value-type="string" office:string-value="" calcext:value-type="error">
            <text:p>#DIV/0!</text:p>
          </table:table-cell>
          <table:table-cell table:style-name="ce28" table:formula="of:=[.G33]/[.$C17]" office:value-type="string" office:string-value="" calcext:value-type="error">
            <text:p>#DIV/0!</text:p>
          </table:table-cell>
          <table:table-cell table:style-name="ce28" table:formula="of:=[.H33]/[.$C17]" office:value-type="string" office:string-value="" calcext:value-type="error">
            <text:p>#DIV/0!</text:p>
          </table:table-cell>
          <table:table-cell table:style-name="ce28" table:formula="of:=[.I33]/[.$C17]" office:value-type="string" office:string-value="" calcext:value-type="error">
            <text:p>#DIV/0!</text:p>
          </table:table-cell>
          <table:table-cell table:style-name="ce28" table:formula="of:=[.J33]/[.$C17]" office:value-type="string" office:string-value="" calcext:value-type="error">
            <text:p>#DIV/0!</text:p>
          </table:table-cell>
          <table:table-cell table:style-name="ce28" table:formula="of:=[.K33]/[.$C17]" office:value-type="string" office:string-value="" calcext:value-type="error">
            <text:p>#DIV/0!</text:p>
          </table:table-cell>
          <table:table-cell table:style-name="ce28" table:formula="of:=[.L33]/[.$C17]" office:value-type="string" office:string-value="" calcext:value-type="error">
            <text:p>#DIV/0!</text:p>
          </table:table-cell>
          <table:table-cell table:style-name="ce28" table:formula="of:=[.M33]/[.$C1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November</text:p>
          </table:table-cell>
          <table:table-cell table:style-name="ce28" table:formula="of:=[.C34]/[.$C18]" office:value-type="string" office:string-value="" calcext:value-type="error">
            <text:p>#DIV/0!</text:p>
          </table:table-cell>
          <table:table-cell table:style-name="ce28" table:formula="of:=[.D34]/[.$C18]" office:value-type="string" office:string-value="" calcext:value-type="error">
            <text:p>#DIV/0!</text:p>
          </table:table-cell>
          <table:table-cell table:style-name="ce28" table:formula="of:=[.E34]/[.$C18]" office:value-type="string" office:string-value="" calcext:value-type="error">
            <text:p>#DIV/0!</text:p>
          </table:table-cell>
          <table:table-cell table:style-name="ce28" table:formula="of:=[.F34]/[.$C18]" office:value-type="string" office:string-value="" calcext:value-type="error">
            <text:p>#DIV/0!</text:p>
          </table:table-cell>
          <table:table-cell table:style-name="ce28" table:formula="of:=[.G34]/[.$C18]" office:value-type="string" office:string-value="" calcext:value-type="error">
            <text:p>#DIV/0!</text:p>
          </table:table-cell>
          <table:table-cell table:style-name="ce28" table:formula="of:=[.H34]/[.$C18]" office:value-type="string" office:string-value="" calcext:value-type="error">
            <text:p>#DIV/0!</text:p>
          </table:table-cell>
          <table:table-cell table:style-name="ce28" table:formula="of:=[.I34]/[.$C18]" office:value-type="string" office:string-value="" calcext:value-type="error">
            <text:p>#DIV/0!</text:p>
          </table:table-cell>
          <table:table-cell table:style-name="ce28" table:formula="of:=[.J34]/[.$C18]" office:value-type="string" office:string-value="" calcext:value-type="error">
            <text:p>#DIV/0!</text:p>
          </table:table-cell>
          <table:table-cell table:style-name="ce28" table:formula="of:=[.K34]/[.$C18]" office:value-type="string" office:string-value="" calcext:value-type="error">
            <text:p>#DIV/0!</text:p>
          </table:table-cell>
          <table:table-cell table:style-name="ce28" table:formula="of:=[.L34]/[.$C18]" office:value-type="string" office:string-value="" calcext:value-type="error">
            <text:p>#DIV/0!</text:p>
          </table:table-cell>
          <table:table-cell table:style-name="ce28" table:formula="of:=[.M34]/[.$C1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Dezember</text:p>
          </table:table-cell>
          <table:table-cell table:style-name="ce28" table:formula="of:=[.C35]/[.$C19]" office:value-type="string" office:string-value="" calcext:value-type="error">
            <text:p>#DIV/0!</text:p>
          </table:table-cell>
          <table:table-cell table:style-name="ce28" table:formula="of:=[.D35]/[.$C19]" office:value-type="string" office:string-value="" calcext:value-type="error">
            <text:p>#DIV/0!</text:p>
          </table:table-cell>
          <table:table-cell table:style-name="ce28" table:formula="of:=[.E35]/[.$C19]" office:value-type="string" office:string-value="" calcext:value-type="error">
            <text:p>#DIV/0!</text:p>
          </table:table-cell>
          <table:table-cell table:style-name="ce28" table:formula="of:=[.F35]/[.$C19]" office:value-type="string" office:string-value="" calcext:value-type="error">
            <text:p>#DIV/0!</text:p>
          </table:table-cell>
          <table:table-cell table:style-name="ce28" table:formula="of:=[.G35]/[.$C19]" office:value-type="string" office:string-value="" calcext:value-type="error">
            <text:p>#DIV/0!</text:p>
          </table:table-cell>
          <table:table-cell table:style-name="ce28" table:formula="of:=[.H35]/[.$C19]" office:value-type="string" office:string-value="" calcext:value-type="error">
            <text:p>#DIV/0!</text:p>
          </table:table-cell>
          <table:table-cell table:style-name="ce28" table:formula="of:=[.I35]/[.$C19]" office:value-type="string" office:string-value="" calcext:value-type="error">
            <text:p>#DIV/0!</text:p>
          </table:table-cell>
          <table:table-cell table:style-name="ce28" table:formula="of:=[.J35]/[.$C19]" office:value-type="string" office:string-value="" calcext:value-type="error">
            <text:p>#DIV/0!</text:p>
          </table:table-cell>
          <table:table-cell table:style-name="ce28" table:formula="of:=[.K35]/[.$C19]" office:value-type="string" office:string-value="" calcext:value-type="error">
            <text:p>#DIV/0!</text:p>
          </table:table-cell>
          <table:table-cell table:style-name="ce28" table:formula="of:=[.L35]/[.$C19]" office:value-type="string" office:string-value="" calcext:value-type="error">
            <text:p>#DIV/0!</text:p>
          </table:table-cell>
          <table:table-cell table:style-name="ce28" table:formula="of:=[.M35]/[.$C1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table:number-columns-repeated="11"/>
          <table:table-cell table:number-columns-repeated="8"/>
        </table:table-row>
        <table:table-row table:style-name="ro5">
          <table:table-cell/>
          <table:table-cell table:style-name="ce22" office:value-type="string" calcext:value-type="string">
            <text:p>Gesamt</text:p>
          </table:table-cell>
          <table:table-cell table:style-name="ce28" table:formula="of:=[.C37]/[.$C21]" office:value-type="percentage" office:value="0" calcext:value-type="percentage">
            <text:p>0,00 %</text:p>
          </table:table-cell>
          <table:table-cell table:style-name="ce28" table:formula="of:=[.D37]/[.$C21]" office:value-type="percentage" office:value="0" calcext:value-type="percentage">
            <text:p>0,00 %</text:p>
          </table:table-cell>
          <table:table-cell table:style-name="ce28" table:formula="of:=[.E37]/[.$C21]" office:value-type="percentage" office:value="1" calcext:value-type="percentage">
            <text:p>100,00 %</text:p>
          </table:table-cell>
          <table:table-cell table:style-name="ce28" table:formula="of:=[.F37]/[.$C21]" office:value-type="percentage" office:value="0" calcext:value-type="percentage">
            <text:p>0,00 %</text:p>
          </table:table-cell>
          <table:table-cell table:style-name="ce28" table:formula="of:=[.G37]/[.$C21]" office:value-type="percentage" office:value="0" calcext:value-type="percentage">
            <text:p>0,00 %</text:p>
          </table:table-cell>
          <table:table-cell table:style-name="ce28" table:formula="of:=[.H37]/[.$C21]" office:value-type="percentage" office:value="0" calcext:value-type="percentage">
            <text:p>0,00 %</text:p>
          </table:table-cell>
          <table:table-cell table:style-name="ce28" table:formula="of:=[.I37]/[.$C21]" office:value-type="percentage" office:value="0" calcext:value-type="percentage">
            <text:p>0,00 %</text:p>
          </table:table-cell>
          <table:table-cell table:style-name="ce28" table:formula="of:=[.J37]/[.$C21]" office:value-type="percentage" office:value="0" calcext:value-type="percentage">
            <text:p>0,00 %</text:p>
          </table:table-cell>
          <table:table-cell table:style-name="ce28" table:formula="of:=[.K37]/[.$C21]" office:value-type="percentage" office:value="0" calcext:value-type="percentage">
            <text:p>0,00 %</text:p>
          </table:table-cell>
          <table:table-cell table:style-name="ce28" table:formula="of:=[.L37]/[.$C21]" office:value-type="percentage" office:value="0" calcext:value-type="percentage">
            <text:p>0,00 %</text:p>
          </table:table-cell>
          <table:table-cell table:style-name="ce28" table:formula="of:=[.M37]/[.$C21]" office:value-type="percentage" office:value="0" calcext:value-type="percentage">
            <text:p>0,00 %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table:number-columns-repeated="9"/>
          <table:table-cell table:number-columns-repeated="10"/>
        </table:table-row>
        <table:table-row table:style-name="ro3">
          <table:table-cell office:value-type="string" calcext:value-type="string">
            <text:p>Klassifizierung</text:p>
          </table:table-cell>
          <table:table-cell table:style-name="ce14" office:value-type="string" calcext:value-type="string">
            <text:p>Monat</text:p>
          </table:table-cell>
          <table:table-cell table:style-name="ce67" office:value-type="string" calcext:value-type="string">
            <text:p>Notwendig</text:p>
          </table:table-cell>
          <table:table-cell table:style-name="ce67" office:value-type="string" calcext:value-type="string">
            <text:p>Nützlich</text:p>
          </table:table-cell>
          <table:table-cell table:style-name="ce67" office:value-type="string" calcext:value-type="string">
            <text:p>Eher unwichtig</text:p>
          </table:table-cell>
          <table:table-cell table:style-name="ce67" office:value-type="string" calcext:value-type="string">
            <text:p>Luxus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Januar</text:p>
          </table:table-cell>
          <table:table-cell table:style-name="ce61" table:formula="of:=SUMPRODUCT((MONTH([2019_Ausgaben.$B$22:.$B$1008])=VLOOKUP([.$B24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4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Februar</text:p>
          </table:table-cell>
          <table:table-cell table:style-name="ce61" table:formula="of:=SUMPRODUCT((MONTH([2019_Ausgaben.$B$22:.$B$1008])=VLOOKUP([.$B25];[Hilfstabelle.$G$2:.$H$13];2;0));[2019_Ausgaben.$D$22:.$D$1008]=[.C$54];[2019_Ausgaben.$G$22:.$G$1008])" office:value-type="float" office:value="50" calcext:value-type="float">
            <text:p>50,00</text:p>
          </table:table-cell>
          <table:table-cell table:style-name="ce61" table:formula="of:=SUMPRODUCT((MONTH([2019_Ausgaben.$B$22:.$B$1008])=VLOOKUP([.$B25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5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März</text:p>
          </table:table-cell>
          <table:table-cell table:style-name="ce61" table:formula="of:=SUMPRODUCT((MONTH([2019_Ausgaben.$B$22:.$B$1008])=VLOOKUP([.$B26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6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April</text:p>
          </table:table-cell>
          <table:table-cell table:style-name="ce61" table:formula="of:=SUMPRODUCT((MONTH([2019_Ausgaben.$B$22:.$B$1008])=VLOOKUP([.$B27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7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Mai</text:p>
          </table:table-cell>
          <table:table-cell table:style-name="ce61" table:formula="of:=SUMPRODUCT((MONTH([2019_Ausgaben.$B$22:.$B$1008])=VLOOKUP([.$B28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8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Juni</text:p>
          </table:table-cell>
          <table:table-cell table:style-name="ce61" table:formula="of:=SUMPRODUCT((MONTH([2019_Ausgaben.$B$22:.$B$1008])=VLOOKUP([.$B29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29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Juli</text:p>
          </table:table-cell>
          <table:table-cell table:style-name="ce61" table:formula="of:=SUMPRODUCT((MONTH([2019_Ausgaben.$B$22:.$B$1008])=VLOOKUP([.$B30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0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August</text:p>
          </table:table-cell>
          <table:table-cell table:style-name="ce61" table:formula="of:=SUMPRODUCT((MONTH([2019_Ausgaben.$B$22:.$B$1008])=VLOOKUP([.$B31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1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September</text:p>
          </table:table-cell>
          <table:table-cell table:style-name="ce61" table:formula="of:=SUMPRODUCT((MONTH([2019_Ausgaben.$B$22:.$B$1008])=VLOOKUP([.$B32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2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Oktober</text:p>
          </table:table-cell>
          <table:table-cell table:style-name="ce61" table:formula="of:=SUMPRODUCT((MONTH([2019_Ausgaben.$B$22:.$B$1008])=VLOOKUP([.$B33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3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November</text:p>
          </table:table-cell>
          <table:table-cell table:style-name="ce61" table:formula="of:=SUMPRODUCT((MONTH([2019_Ausgaben.$B$22:.$B$1008])=VLOOKUP([.$B34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4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Dezember</text:p>
          </table:table-cell>
          <table:table-cell table:style-name="ce61" table:formula="of:=SUMPRODUCT((MONTH([2019_Ausgaben.$B$22:.$B$1008])=VLOOKUP([.$B35];[Hilfstabelle.$G$2:.$H$13];2;0));[2019_Ausgaben.$D$22:.$D$1008]=[.C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D$22:.$D$1008]=[.D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D$22:.$D$1008]=[.E$54];[2019_Ausgaben.$G$22:.$G$1008])" office:value-type="float" office:value="0" calcext:value-type="float">
            <text:p>0,00</text:p>
          </table:table-cell>
          <table:table-cell table:style-name="ce61" table:formula="of:=SUMPRODUCT((MONTH([2019_Ausgaben.$B$22:.$B$1008])=VLOOKUP([.$B35];[Hilfstabelle.$G$2:.$H$13];2;0));[2019_Ausgaben.$D$22:.$D$1008]=[.F$54];[2019_Ausgaben.$G$22:.$G$1008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5">
          <table:table-cell/>
          <table:table-cell table:style-name="ce22" office:value-type="string" calcext:value-type="string">
            <text:p>Gesamt</text:p>
          </table:table-cell>
          <table:table-cell table:style-name="ce61" table:formula="of:=SUM([.C55:.C67])" office:value-type="float" office:value="50" calcext:value-type="float">
            <text:p>50,00</text:p>
          </table:table-cell>
          <table:table-cell table:style-name="ce61" table:formula="of:=SUM([.D55:.D67])" office:value-type="float" office:value="0" calcext:value-type="float">
            <text:p>0,00</text:p>
          </table:table-cell>
          <table:table-cell table:style-name="ce61" table:formula="of:=SUM([.E55:.E67])" office:value-type="float" office:value="0" calcext:value-type="float">
            <text:p>0,00</text:p>
          </table:table-cell>
          <table:table-cell table:style-name="ce61" table:formula="of:=SUM([.F55:.F67])" office:value-type="float" office:value="0" calcext:value-type="float">
            <text:p>0,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1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Klassifizierung relativ</text:p>
          </table:table-cell>
          <table:table-cell table:style-name="ce15" office:value-type="string" calcext:value-type="string">
            <text:p>Januar</text:p>
          </table:table-cell>
          <table:table-cell table:style-name="ce28" table:formula="of:=[.C55]/[.$C8]" office:value-type="string" office:string-value="" calcext:value-type="error">
            <text:p>#DIV/0!</text:p>
          </table:table-cell>
          <table:table-cell table:style-name="ce28" table:formula="of:=[.D55]/[.$C8]" office:value-type="string" office:string-value="" calcext:value-type="error">
            <text:p>#DIV/0!</text:p>
          </table:table-cell>
          <table:table-cell table:style-name="ce28" table:formula="of:=[.E55]/[.$C8]" office:value-type="string" office:string-value="" calcext:value-type="error">
            <text:p>#DIV/0!</text:p>
          </table:table-cell>
          <table:table-cell table:style-name="ce28" table:formula="of:=[.F55]/[.$C8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Februar</text:p>
          </table:table-cell>
          <table:table-cell table:style-name="ce28" table:formula="of:=[.C56]/[.$C9]" office:value-type="percentage" office:value="1" calcext:value-type="percentage">
            <text:p>100,00 %</text:p>
          </table:table-cell>
          <table:table-cell table:style-name="ce28" table:formula="of:=[.D56]/[.$C9]" office:value-type="percentage" office:value="0" calcext:value-type="percentage">
            <text:p>0,00 %</text:p>
          </table:table-cell>
          <table:table-cell table:style-name="ce28" table:formula="of:=[.E56]/[.$C9]" office:value-type="percentage" office:value="0" calcext:value-type="percentage">
            <text:p>0,00 %</text:p>
          </table:table-cell>
          <table:table-cell table:style-name="ce28" table:formula="of:=[.F56]/[.$C9]" office:value-type="percentage" office:value="0" calcext:value-type="percentage">
            <text:p>0,00 %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März</text:p>
          </table:table-cell>
          <table:table-cell table:style-name="ce28" table:formula="of:=[.C57]/[.$C10]" office:value-type="string" office:string-value="" calcext:value-type="error">
            <text:p>#DIV/0!</text:p>
          </table:table-cell>
          <table:table-cell table:style-name="ce28" table:formula="of:=[.D57]/[.$C10]" office:value-type="string" office:string-value="" calcext:value-type="error">
            <text:p>#DIV/0!</text:p>
          </table:table-cell>
          <table:table-cell table:style-name="ce28" table:formula="of:=[.E57]/[.$C10]" office:value-type="string" office:string-value="" calcext:value-type="error">
            <text:p>#DIV/0!</text:p>
          </table:table-cell>
          <table:table-cell table:style-name="ce28" table:formula="of:=[.F57]/[.$C10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April</text:p>
          </table:table-cell>
          <table:table-cell table:style-name="ce28" table:formula="of:=[.C58]/[.$C11]" office:value-type="string" office:string-value="" calcext:value-type="error">
            <text:p>#DIV/0!</text:p>
          </table:table-cell>
          <table:table-cell table:style-name="ce28" table:formula="of:=[.D58]/[.$C11]" office:value-type="string" office:string-value="" calcext:value-type="error">
            <text:p>#DIV/0!</text:p>
          </table:table-cell>
          <table:table-cell table:style-name="ce28" table:formula="of:=[.E58]/[.$C11]" office:value-type="string" office:string-value="" calcext:value-type="error">
            <text:p>#DIV/0!</text:p>
          </table:table-cell>
          <table:table-cell table:style-name="ce28" table:formula="of:=[.F58]/[.$C11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Mai</text:p>
          </table:table-cell>
          <table:table-cell table:style-name="ce28" table:formula="of:=[.C59]/[.$C12]" office:value-type="string" office:string-value="" calcext:value-type="error">
            <text:p>#DIV/0!</text:p>
          </table:table-cell>
          <table:table-cell table:style-name="ce28" table:formula="of:=[.D59]/[.$C12]" office:value-type="string" office:string-value="" calcext:value-type="error">
            <text:p>#DIV/0!</text:p>
          </table:table-cell>
          <table:table-cell table:style-name="ce28" table:formula="of:=[.E59]/[.$C12]" office:value-type="string" office:string-value="" calcext:value-type="error">
            <text:p>#DIV/0!</text:p>
          </table:table-cell>
          <table:table-cell table:style-name="ce28" table:formula="of:=[.F59]/[.$C1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Juni</text:p>
          </table:table-cell>
          <table:table-cell table:style-name="ce28" table:formula="of:=[.C60]/[.$C13]" office:value-type="string" office:string-value="" calcext:value-type="error">
            <text:p>#DIV/0!</text:p>
          </table:table-cell>
          <table:table-cell table:style-name="ce28" table:formula="of:=[.D60]/[.$C13]" office:value-type="string" office:string-value="" calcext:value-type="error">
            <text:p>#DIV/0!</text:p>
          </table:table-cell>
          <table:table-cell table:style-name="ce28" table:formula="of:=[.E60]/[.$C13]" office:value-type="string" office:string-value="" calcext:value-type="error">
            <text:p>#DIV/0!</text:p>
          </table:table-cell>
          <table:table-cell table:style-name="ce28" table:formula="of:=[.F60]/[.$C13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Juli</text:p>
          </table:table-cell>
          <table:table-cell table:style-name="ce28" table:formula="of:=[.C61]/[.$C14]" office:value-type="string" office:string-value="" calcext:value-type="error">
            <text:p>#DIV/0!</text:p>
          </table:table-cell>
          <table:table-cell table:style-name="ce28" table:formula="of:=[.D61]/[.$C14]" office:value-type="string" office:string-value="" calcext:value-type="error">
            <text:p>#DIV/0!</text:p>
          </table:table-cell>
          <table:table-cell table:style-name="ce28" table:formula="of:=[.E61]/[.$C14]" office:value-type="string" office:string-value="" calcext:value-type="error">
            <text:p>#DIV/0!</text:p>
          </table:table-cell>
          <table:table-cell table:style-name="ce28" table:formula="of:=[.F61]/[.$C14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August</text:p>
          </table:table-cell>
          <table:table-cell table:style-name="ce28" table:formula="of:=[.C62]/[.$C15]" office:value-type="string" office:string-value="" calcext:value-type="error">
            <text:p>#DIV/0!</text:p>
          </table:table-cell>
          <table:table-cell table:style-name="ce28" table:formula="of:=[.D62]/[.$C15]" office:value-type="string" office:string-value="" calcext:value-type="error">
            <text:p>#DIV/0!</text:p>
          </table:table-cell>
          <table:table-cell table:style-name="ce28" table:formula="of:=[.E62]/[.$C15]" office:value-type="string" office:string-value="" calcext:value-type="error">
            <text:p>#DIV/0!</text:p>
          </table:table-cell>
          <table:table-cell table:style-name="ce28" table:formula="of:=[.F62]/[.$C15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September</text:p>
          </table:table-cell>
          <table:table-cell table:style-name="ce28" table:formula="of:=[.C63]/[.$C16]" office:value-type="string" office:string-value="" calcext:value-type="error">
            <text:p>#DIV/0!</text:p>
          </table:table-cell>
          <table:table-cell table:style-name="ce28" table:formula="of:=[.D63]/[.$C16]" office:value-type="string" office:string-value="" calcext:value-type="error">
            <text:p>#DIV/0!</text:p>
          </table:table-cell>
          <table:table-cell table:style-name="ce28" table:formula="of:=[.E63]/[.$C16]" office:value-type="string" office:string-value="" calcext:value-type="error">
            <text:p>#DIV/0!</text:p>
          </table:table-cell>
          <table:table-cell table:style-name="ce28" table:formula="of:=[.F63]/[.$C16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Oktober</text:p>
          </table:table-cell>
          <table:table-cell table:style-name="ce28" table:formula="of:=[.C64]/[.$C17]" office:value-type="string" office:string-value="" calcext:value-type="error">
            <text:p>#DIV/0!</text:p>
          </table:table-cell>
          <table:table-cell table:style-name="ce28" table:formula="of:=[.D64]/[.$C17]" office:value-type="string" office:string-value="" calcext:value-type="error">
            <text:p>#DIV/0!</text:p>
          </table:table-cell>
          <table:table-cell table:style-name="ce28" table:formula="of:=[.E64]/[.$C17]" office:value-type="string" office:string-value="" calcext:value-type="error">
            <text:p>#DIV/0!</text:p>
          </table:table-cell>
          <table:table-cell table:style-name="ce28" table:formula="of:=[.F64]/[.$C17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November</text:p>
          </table:table-cell>
          <table:table-cell table:style-name="ce28" table:formula="of:=[.C65]/[.$C18]" office:value-type="string" office:string-value="" calcext:value-type="error">
            <text:p>#DIV/0!</text:p>
          </table:table-cell>
          <table:table-cell table:style-name="ce28" table:formula="of:=[.D65]/[.$C18]" office:value-type="string" office:string-value="" calcext:value-type="error">
            <text:p>#DIV/0!</text:p>
          </table:table-cell>
          <table:table-cell table:style-name="ce28" table:formula="of:=[.E65]/[.$C18]" office:value-type="string" office:string-value="" calcext:value-type="error">
            <text:p>#DIV/0!</text:p>
          </table:table-cell>
          <table:table-cell table:style-name="ce28" table:formula="of:=[.F65]/[.$C18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 calcext:value-type="string">
            <text:p>Dezember</text:p>
          </table:table-cell>
          <table:table-cell table:style-name="ce28" table:formula="of:=[.C66]/[.$C19]" office:value-type="string" office:string-value="" calcext:value-type="error">
            <text:p>#DIV/0!</text:p>
          </table:table-cell>
          <table:table-cell table:style-name="ce28" table:formula="of:=[.D66]/[.$C19]" office:value-type="string" office:string-value="" calcext:value-type="error">
            <text:p>#DIV/0!</text:p>
          </table:table-cell>
          <table:table-cell table:style-name="ce28" table:formula="of:=[.E66]/[.$C19]" office:value-type="string" office:string-value="" calcext:value-type="error">
            <text:p>#DIV/0!</text:p>
          </table:table-cell>
          <table:table-cell table:style-name="ce28" table:formula="of:=[.F66]/[.$C19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5">
          <table:table-cell/>
          <table:table-cell table:style-name="ce22" office:value-type="string" calcext:value-type="string">
            <text:p>Gesamt</text:p>
          </table:table-cell>
          <table:table-cell table:style-name="ce28" table:formula="of:=[.C68]/[.$C21]" office:value-type="percentage" office:value="1" calcext:value-type="percentage">
            <text:p>100,00 %</text:p>
          </table:table-cell>
          <table:table-cell table:style-name="ce28" table:formula="of:=[.D68]/[.$C21]" office:value-type="percentage" office:value="0" calcext:value-type="percentage">
            <text:p>0,00 %</text:p>
          </table:table-cell>
          <table:table-cell table:style-name="ce28" table:formula="of:=[.E68]/[.$C21]" office:value-type="percentage" office:value="0" calcext:value-type="percentage">
            <text:p>0,00 %</text:p>
          </table:table-cell>
          <table:table-cell table:style-name="ce28" table:formula="of:=[.F68]/[.$C21]" office:value-type="percentage" office:value="0" calcext:value-type="percentage">
            <text:p>0,00 %</text:p>
          </table:table-cell>
          <table:table-cell table:number-columns-repeated="15"/>
        </table:table-row>
        <table:table-row table:style-name="ro1" table:number-rows-repeated="104849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2019_Ausgaben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11"/>
        <table:table-column table:style-name="co12" table:default-cell-style-name="ce55"/>
        <table:table-column table:style-name="co5" table:default-cell-style-name="ce55"/>
        <table:table-column table:style-name="co2" table:default-cell-style-name="ce70"/>
        <table:table-column table:style-name="co13" table:default-cell-style-name="ce70"/>
        <table:table-column table:style-name="co11" table:default-cell-style-name="ce61"/>
        <table:table-column table:style-name="co14" table:default-cell-style-name="Default"/>
        <table:table-column table:style-name="co15" table:default-cell-style-name="ce75"/>
        <table:table-column table:style-name="co16" table:default-cell-style-name="ce75"/>
        <table:table-row table:style-name="ro3">
          <table:table-cell/>
          <table:table-cell table:style-name="ce10" office:value-type="string" calcext:value-type="string">
            <text:p>Datum</text:p>
          </table:table-cell>
          <table:table-cell table:style-name="ce60" office:value-type="string" calcext:value-type="string">
            <text:p>Kategorie</text:p>
          </table:table-cell>
          <table:table-cell table:style-name="ce60" office:value-type="string" calcext:value-type="string">
            <text:p>Klassifikation</text:p>
          </table:table-cell>
          <table:table-cell table:style-name="ce60" office:value-type="string" calcext:value-type="string">
            <text:p>Turnus</text:p>
          </table:table-cell>
          <table:table-cell table:style-name="ce60" office:value-type="string" calcext:value-type="string">
            <text:p>Gültige Monate</text:p>
          </table:table-cell>
          <table:table-cell table:style-name="ce57" office:value-type="string" calcext:value-type="string">
            <text:p>Summe</text:p>
          </table:table-cell>
          <table:table-cell table:style-name="ce60" office:value-type="string" calcext:value-type="string">
            <text:p>Posten</text:p>
          </table:table-cell>
          <table:table-cell table:style-name="ce19" office:value-type="string" calcext:value-type="string">
            <text:p>Startmonat</text:p>
          </table:table-cell>
          <table:table-cell table:style-name="ce19" office:value-type="string" calcext:value-type="string">
            <text:p>Endmonat</text:p>
          </table:table-cell>
        </table:table-row>
        <table:table-row table:style-name="ro1">
          <table:table-cell table:style-name="ce49" office:value-type="string" calcext:value-type="string" table:number-columns-spanned="1" table:number-rows-spanned="19">
            <text:p>Fixkosten</text:p>
          </table:table-cell>
          <table:table-cell office:value-type="string" calcext:value-type="string">
            <text:p>1.</text:p>
          </table:table-cell>
          <table:table-cell table:style-name="ce58" table:content-validation-name="val1" office:value-type="string" calcext:value-type="string">
            <text:p>Freizeit alleine</text:p>
          </table:table-cell>
          <table:table-cell table:style-name="ce58" table:content-validation-name="val4" office:value-type="string" calcext:value-type="string">
            <text:p>Luxus</text:p>
          </table:table-cell>
          <table:table-cell table:style-name="ce55" table:content-validation-name="val5" office:value-type="string" calcext:value-type="string">
            <text:p>Jahr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Test Claude 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1"/>
          <table:table-cell table:style-name="ce58" table:content-validation-name="val4"/>
          <table:table-cell table:style-name="ce55" table:content-validation-name="val5"/>
          <table:table-cell table:number-columns-repeated="5"/>
        </table:table-row>
        <table:table-row table:style-name="ro3">
          <table:table-cell table:style-name="ce64" office:value-type="string" calcext:value-type="string" table:number-columns-spanned="7" table:number-rows-spanned="1">
            <text:p>Variable Kosten</text:p>
          </table:table-cell>
          <table:covered-table-cell/>
          <table:covered-table-cell table:style-name="ce58" table:content-validation-name="val1"/>
          <table:covered-table-cell table:style-name="ce58" table:content-validation-name="val4"/>
          <table:covered-table-cell table:style-name="ce60"/>
          <table:covered-table-cell table:style-name="ce55"/>
          <table:covered-table-cell table:style-name="ce57"/>
          <table:table-cell table:style-name="ce72"/>
          <table:table-cell table:number-columns-repeated="2"/>
        </table:table-row>
        <table:table-row table:style-name="ro1">
          <table:table-cell table:style-name="ce49" table:number-columns-spanned="1" table:number-rows-spanned="21"/>
          <table:table-cell office:value-type="date" office:date-value="2025-02-01" calcext:value-type="date">
            <text:p>01.02.25</text:p>
          </table:table-cell>
          <table:table-cell table:style-name="ce58" table:content-validation-name="val2" office:value-type="string" calcext:value-type="string">
            <text:p>Freizeit alleine</text:p>
          </table:table-cell>
          <table:table-cell table:style-name="ce58" table:content-validation-name="val4" office:value-type="string" calcext:value-type="string">
            <text:p>Notwendig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office:value-type="string" calcext:value-type="string">
            <text:p>Test Claude 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covered-table-cell/>
          <table:table-cell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 table:number-rows-repeated="3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style-name="Default"/>
          <table:table-cell table:number-columns-repeated="5"/>
        </table:table-row>
        <table:table-row table:style-name="ro1" table:number-rows-repeated="89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58" table:content-validation-name="val2"/>
          <table:table-cell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style-name="ce58" table:content-validation-name="val4"/>
          <table:table-cell table:number-columns-repeated="6"/>
        </table:table-row>
        <table:table-row table:style-name="ro1" table:number-rows-repeated="24">
          <table:table-cell table:number-columns-repeated="2"/>
          <table:table-cell table:style-name="ce58" table:content-validation-name="val2"/>
          <table:table-cell table:content-validation-name="val4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58" table:content-validation-name="val3"/>
          <table:table-cell table:content-validation-name="val4"/>
          <table:table-cell table:number-columns-repeated="6"/>
        </table:table-row>
        <table:table-row table:style-name="ro1">
          <table:table-cell table:number-columns-repeated="2"/>
          <table:table-cell table:style-name="ce58" table:content-validation-name="val2"/>
          <table:table-cell table:content-validation-name="val4"/>
          <table:table-cell table:number-columns-repeated="6"/>
        </table:table-row>
        <table:table-row table:style-name="ro1" table:number-rows-repeated="59">
          <table:table-cell table:number-columns-repeated="2"/>
          <table:table-cell table:style-name="ce58" table:content-validation-name="val3"/>
          <table:table-cell table:content-validation-name="val4"/>
          <table:table-cell table:number-columns-repeated="6"/>
        </table:table-row>
        <table:table-row table:style-name="ro1" table:number-rows-repeated="149">
          <table:table-cell table:number-columns-repeated="2"/>
          <table:table-cell table:content-validation-name="val3"/>
          <table:table-cell table:content-validation-name="val4"/>
          <table:table-cell table:number-columns-repeated="6"/>
        </table:table-row>
        <table:table-row table:style-name="ro1" table:number-rows-repeated="1048151">
          <table:table-cell table:number-columns-repeated="2"/>
          <table:table-cell table:content-validation-name="val1"/>
          <table:table-cell table:content-validation-name="val4"/>
          <table:table-cell table:number-columns-repeated="6"/>
        </table:table-row>
        <table:table-row table:style-name="ro1">
          <table:table-cell table:number-columns-repeated="2"/>
          <table:table-cell table:content-validation-name="val1"/>
          <table:table-cell table:content-validation-name="val4"/>
          <table:table-cell table:number-columns-repeated="6"/>
        </table:table-row>
      </table:table>
      <table:table table:name="2019_Einnah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2" table:default-cell-style-name="ce55"/>
        <table:table-column table:style-name="co2" table:default-cell-style-name="ce61"/>
        <table:table-column table:style-name="co18" table:default-cell-style-name="ce7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/>
          <table:table-cell table:style-name="ce60" office:value-type="string" calcext:value-type="string">
            <text:p>Datum</text:p>
          </table:table-cell>
          <table:table-cell table:style-name="ce60" office:value-type="string" calcext:value-type="string">
            <text:p>Turnus</text:p>
          </table:table-cell>
          <table:table-cell table:style-name="ce60" office:value-type="string" calcext:value-type="string">
            <text:p>Summe</text:p>
          </table:table-cell>
          <table:table-cell table:style-name="ce19" office:value-type="string" calcext:value-type="string">
            <text:p>Gültige Monate</text:p>
          </table:table-cell>
          <table:table-cell table:style-name="ce50" office:value-type="string" calcext:value-type="string">
            <text:p>Posten</text:p>
          </table:table-cell>
          <table:table-cell table:style-name="ce19" office:value-type="string" calcext:value-type="string">
            <text:p>Startmonat</text:p>
          </table:table-cell>
          <table:table-cell table:style-name="ce19" office:value-type="string" calcext:value-type="string">
            <text:p>Endmonat</text:p>
          </table:table-cell>
        </table:table-row>
        <table:table-row table:style-name="ro1">
          <table:table-cell table:style-name="ce153" office:value-type="string" calcext:value-type="string" table:number-columns-spanned="1" table:number-rows-spanned="2">
            <text:p>Fixeinnahmen</text:p>
          </table:table-cell>
          <table:table-cell table:style-name="ce13" office:value-type="string" calcext:value-type="string">
            <text:p>27.</text:p>
          </table:table-cell>
          <table:table-cell table:content-validation-name="val5" office:value-type="string" calcext:value-type="string">
            <text:p>Monat</text:p>
          </table:table-cell>
          <table:table-cell table:style-name="ce18" office:value-type="float" office:value="1000" calcext:value-type="float">
            <text:p>1000,00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Test Claude 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3"/>
          <table:table-cell table:content-validation-name="val5"/>
          <table:table-cell table:style-name="ce18"/>
          <table:table-cell table:style-name="ce20"/>
          <table:table-cell table:style-name="ce23"/>
          <table:table-cell table:number-columns-repeated="2"/>
        </table:table-row>
        <table:table-row table:style-name="ro1" table:number-rows-repeated="4">
          <table:table-cell/>
          <table:table-cell table:style-name="ce13"/>
          <table:table-cell table:content-validation-name="val5"/>
          <table:table-cell table:style-name="ce18"/>
          <table:table-cell table:style-name="ce20"/>
          <table:table-cell table:style-name="ce23"/>
          <table:table-cell table:number-columns-repeated="2"/>
        </table:table-row>
        <table:table-row table:style-name="ro3">
          <table:table-cell table:style-name="ce9" office:value-type="string" calcext:value-type="string" table:number-columns-spanned="4" table:number-rows-spanned="1">
            <text:p>Variable Einnahmen</text:p>
          </table:table-cell>
          <table:covered-table-cell table:number-columns-repeated="3"/>
          <table:table-cell table:style-name="ce21" table:number-columns-spanned="4" table:number-rows-spanned="1"/>
          <table:covered-table-cell table:style-name="ce17"/>
          <table:covered-table-cell table:number-columns-repeated="2"/>
        </table:table-row>
        <table:table-row table:style-name="ro3">
          <table:table-cell table:style-name="ce161"/>
          <table:table-cell table:style-name="ce11" office:value-type="date" office:date-value="2025-10-01" calcext:value-type="date">
            <text:p>01.10.25</text:p>
          </table:table-cell>
          <table:table-cell/>
          <table:table-cell table:style-name="ce18" office:value-type="float" office:value="800" calcext:value-type="float">
            <text:p>800,00</text:p>
          </table:table-cell>
          <table:table-cell table:style-name="ce20"/>
          <table:table-cell office:value-type="string" calcext:value-type="string">
            <text:p>Test Claude 4</text:p>
          </table:table-cell>
          <table:table-cell table:number-columns-repeated="2"/>
        </table:table-row>
        <table:table-row table:style-name="ro1" table:number-rows-repeated="20">
          <table:table-cell/>
          <table:table-cell table:style-name="ce11"/>
          <table:table-cell/>
          <table:table-cell table:style-name="ce18"/>
          <table:table-cell table:style-name="ce20"/>
          <table:table-cell table:number-columns-repeated="3"/>
        </table:table-row>
        <table:table-row table:style-name="ro1">
          <table:table-cell/>
          <table:table-cell table:style-name="ce89"/>
          <table:table-cell/>
          <table:table-cell table:style-name="ce18"/>
          <table:table-cell table:style-name="ce20"/>
          <table:table-cell table:number-columns-repeated="3"/>
        </table:table-row>
        <table:table-row table:style-name="ro1">
          <table:table-cell/>
          <table:table-cell table:style-name="ce89"/>
          <table:table-cell/>
          <table:table-cell table:style-name="ce18"/>
          <table:table-cell table:number-columns-repeated="4"/>
        </table:table-row>
        <table:table-row table:style-name="ro1" table:number-rows-repeated="5">
          <table:table-cell/>
          <table:table-cell table:style-name="ce89"/>
          <table:table-cell table:number-columns-repeated="6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ilfstabelle" table:style-name="ta1">
        <table:table-column table:style-name="co2" table:default-cell-style-name="ce114"/>
        <table:table-column table:style-name="co2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row table:style-name="ro3">
          <table:table-cell table:style-name="ce111" office:value-type="string" calcext:value-type="string" table:number-columns-spanned="2" table:number-rows-spanned="1">
            <text:p>Turnus</text:p>
          </table:table-cell>
          <table:covered-table-cell table:style-name="ce115"/>
          <table:table-cell/>
          <table:table-cell table:style-name="ce50" office:value-type="string" calcext:value-type="string">
            <text:p>Kategorien – Fixkosten</text:p>
          </table:table-cell>
          <table:table-cell table:style-name="ce50" office:value-type="string" calcext:value-type="string">
            <text:p>Kategorien – Varkosten</text:p>
          </table:table-cell>
          <table:table-cell table:style-name="ce50" office:value-type="string" calcext:value-type="string">
            <text:p>Klassifikation</text:p>
          </table:table-cell>
          <table:table-cell table:style-name="ce60" office:value-type="string" calcext:value-type="string" table:number-columns-spanned="2" table:number-rows-spanned="1">
            <text:p>Monate</text:p>
          </table:table-cell>
          <table:covered-table-cell/>
        </table:table-row>
        <table:table-row table:style-name="ro1">
          <table:table-cell table:style-name="ce112" office:value-type="string" calcext:value-type="string">
            <text:p>Monat</text:p>
          </table:table-cell>
          <table:table-cell table:style-name="ce116" office:value-type="float" office:value="12" calcext:value-type="float">
            <text:p>12</text:p>
          </table:table-cell>
          <table:table-cell/>
          <table:table-cell office:value-type="string" calcext:value-type="string">
            <text:p>Versicherungen</text:p>
          </table:table-cell>
          <table:table-cell office:value-type="string" calcext:value-type="string">
            <text:p>Lebensmittel und Haushaltsbedarf</text:p>
          </table:table-cell>
          <table:table-cell office:value-type="string" calcext:value-type="string">
            <text:p>Notwendig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2" office:value-type="string" calcext:value-type="string">
            <text:p>Quartal</text:p>
          </table:table-cell>
          <table:table-cell table:style-name="ce116" office:value-type="float" office:value="4" calcext:value-type="float">
            <text:p>4</text:p>
          </table:table-cell>
          <table:table-cell/>
          <table:table-cell office:value-type="string" calcext:value-type="string">
            <text:p>Miete + Nebenkosten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Nützlich</text:p>
          </table:table-cell>
          <table:table-cell office:value-type="string" calcext:value-type="string">
            <text:p>Febru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2" office:value-type="string" calcext:value-type="string">
            <text:p>Halbjahr</text:p>
          </table:table-cell>
          <table:table-cell table:style-name="ce116" office:value-type="float" office:value="2" calcext:value-type="float">
            <text:p>2</text:p>
          </table:table-cell>
          <table:table-cell/>
          <table:table-cell office:value-type="string" calcext:value-type="string">
            <text:p>sonst Notwendige</text:p>
          </table:table-cell>
          <table:table-cell office:value-type="string" calcext:value-type="string">
            <text:p>Freizeit alleine</text:p>
          </table:table-cell>
          <table:table-cell office:value-type="string" calcext:value-type="string">
            <text:p>Eher unwichtig</text:p>
          </table:table-cell>
          <table:table-cell office:value-type="string" calcext:value-type="string">
            <text:p>Mär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3" office:value-type="string" calcext:value-type="string">
            <text:p>Jahr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office:value-type="string" calcext:value-type="string">
            <text:p>ENTFÄLLT</text:p>
          </table:table-cell>
          <table:table-cell office:value-type="string" calcext:value-type="string">
            <text:p>Mobilität – Tanken</text:p>
          </table:table-cell>
          <table:table-cell office:value-type="string" calcext:value-type="string">
            <text:p>Luxus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zeit alleine</text:p>
          </table:table-cell>
          <table:table-cell office:value-type="string" calcext:value-type="string">
            <text:p>Mobilität – Auto sonst</text:p>
          </table:table-cell>
          <table:table-cell/>
          <table:table-cell office:value-type="string" calcext:value-type="string">
            <text:p>Ma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ktronik</text:p>
          </table:table-cell>
          <table:table-cell/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ik / DVDs / Zeitungen</text:p>
          </table:table-cell>
          <table:table-cell/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rlaub</text:p>
          </table:table-cell>
          <table:table-cell/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FÄLLT</text:p>
          </table:table-cell>
          <table:table-cell/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hnungseinrichtung_Möbel</text:p>
          </table:table-cell>
          <table:table-cell/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hnungseinrichtung_sonst</text:p>
          </table:table-cell>
          <table:table-cell/>
          <table:table-cell office:value-type="string" calcext:value-type="string">
            <text:p>Dezemb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nstiges</text:p>
          </table:table-cell>
          <table:table-cell table:number-columns-repeated="3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erechnungstabelle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2" table:default-cell-style-name="ce55"/>
        <table:table-column table:style-name="co32" table:default-cell-style-name="ce55"/>
        <table:table-column table:style-name="co28" table:number-columns-repeated="2" table:default-cell-style-name="ce55"/>
        <table:table-column table:style-name="co2" table:number-columns-repeated="3" table:default-cell-style-name="ce55"/>
        <table:table-column table:style-name="co2" table:number-columns-repeated="3" table:default-cell-style-name="ce127"/>
        <table:table-column table:style-name="co2" table:number-columns-repeated="4" table:default-cell-style-name="Default"/>
        <table:table-column table:style-name="co3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37" table:default-cell-style-name="ce131"/>
        <table:table-column table:style-name="co2" table:default-cell-style-name="ce61"/>
        <table:table-row table:style-name="ro1">
          <table:table-cell table:style-name="ce118" office:value-type="string" calcext:value-type="string">
            <text:p>Fixkostenberechnung 2018</text:p>
          </table:table-cell>
          <table:table-cell table:style-name="ce118" table:number-columns-repeated="3"/>
          <table:table-cell table:number-columns-repeated="2"/>
          <table:table-cell table:style-name="ce118" office:value-type="string" calcext:value-type="string">
            <text:p>Fixeinnahmenberechnung 2018</text:p>
          </table:table-cell>
          <table:table-cell table:number-columns-repeated="5"/>
          <table:table-cell table:style-name="ce67" office:value-type="string" calcext:value-type="string">
            <text:p>Vermögensberechnung</text:p>
          </table:table-cell>
          <table:table-cell table:number-columns-repeated="13"/>
          <table:table-cell table:style-name="ce118"/>
          <table:table-cell table:style-name="ce118" office:value-type="string" calcext:value-type="string">
            <text:p>Prädiktion</text:p>
          </table:table-cell>
          <table:table-cell table:number-columns-repeated="10"/>
        </table:table-row>
        <table:table-row table:style-name="ro4"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118" office:value-type="string" calcext:value-type="string">
            <text:p>Monatssumme</text:p>
          </table:table-cell>
          <table:table-cell table:style-name="ce118" office:value-type="string" calcext:value-type="string">
            <text:p>Anzahl Monatssummen</text:p>
          </table:table-cell>
          <table:table-cell table:style-name="ce118" office:value-type="string" calcext:value-type="string">
            <text:p>Jahressumme</text:p>
          </table:table-cell>
          <table:table-cell/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118" office:value-type="string" calcext:value-type="string">
            <text:p>Monatssumme</text:p>
          </table:table-cell>
          <table:table-cell table:style-name="ce118" office:value-type="string" calcext:value-type="string">
            <text:p>Anzahl Monatssummen</text:p>
          </table:table-cell>
          <table:table-cell table:style-name="ce118" office:value-type="string" calcext:value-type="string">
            <text:p>Jahressumme</text:p>
          </table:table-cell>
          <table:table-cell/>
          <table:table-cell table:style-name="ce67" office:value-type="string" calcext:value-type="string">
            <text:p>Datum</text:p>
          </table:table-cell>
          <table:table-cell table:style-name="ce86" office:value-type="string" calcext:value-type="string">
            <text:p>Summe</text:p>
          </table:table-cell>
          <table:table-cell table:style-name="ce86" office:value-type="string" calcext:value-type="string">
            <text:p>Bank (Sparda Giro)</text:p>
          </table:table-cell>
          <table:table-cell table:style-name="ce86" office:value-type="string" calcext:value-type="string">
            <text:p>Bank (Sparda Spar)</text:p>
          </table:table-cell>
          <table:table-cell table:style-name="ce86" office:value-type="string" calcext:value-type="string">
            <text:p>Bank (Sparda Cash)</text:p>
          </table:table-cell>
          <table:table-cell table:style-name="ce86" office:value-type="string" calcext:value-type="string">
            <text:p>Bank/Giro (DKB)</text:p>
          </table:table-cell>
          <table:table-cell table:style-name="ce86" office:value-type="string" calcext:value-type="string">
            <text:p>Bar</text:p>
          </table:table-cell>
          <table:table-cell table:style-name="ce128" office:value-type="string" calcext:value-type="string">
            <text:p>Kredikarte (DKB)</text:p>
          </table:table-cell>
          <table:table-cell table:style-name="ce128" office:value-type="string" calcext:value-type="string">
            <text:p>Tagesgeld (DKB)</text:p>
          </table:table-cell>
          <table:table-cell table:style-name="ce128" office:value-type="string" calcext:value-type="string">
            <text:p>Depot (DKB)</text:p>
          </table:table-cell>
          <table:table-cell table:number-columns-repeated="4"/>
          <table:table-cell table:style-name="ce67"/>
          <table:table-cell table:style-name="ce67" office:value-type="string" calcext:value-type="string">
            <text:p>Datum</text:p>
          </table:table-cell>
          <table:table-cell table:style-name="ce67" office:value-type="string" calcext:value-type="string">
            <text:p>Fixkostensaldo</text:p>
          </table:table-cell>
          <table:table-cell table:style-name="ce86" office:value-type="string" calcext:value-type="string">
            <text:p>Variable Kosten abgeschlossener Monat</text:p>
          </table:table-cell>
          <table:table-cell table:style-name="ce86" office:value-type="string" calcext:value-type="string">
            <text:p>Variable Kosten kummuliert avg</text:p>
          </table:table-cell>
          <table:table-cell table:style-name="ce67" office:value-type="string" calcext:value-type="string">
            <text:p>Prädizierter Saldo</text:p>
          </table:table-cell>
          <table:table-cell table:style-name="ce90" office:value-type="string" calcext:value-type="string">
            <text:p>Prädizierter Gesamtsaldo</text:p>
          </table:table-cell>
          <table:table-cell table:number-columns-repeated="5"/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3]*[.B3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3]*[.D3]" office:value-type="string" office:string-value="" calcext:value-type="error">
            <text:p>#REF!</text:p>
          </table:table-cell>
          <table:table-cell/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3]*[.H3]/12*#REF!/12" office:value-type="string" office:string-value="" calcext:value-type="error">
            <text:p>#REF!</text:p>
          </table:table-cell>
          <table:table-cell table:style-name="ce33" office:value-type="float" office:value="6" calcext:value-type="float">
            <text:p>6</text:p>
          </table:table-cell>
          <table:table-cell table:style-name="ce120" table:formula="of:=[.I3]*[.J3]" office:value-type="string" office:string-value="" calcext:value-type="error">
            <text:p>#REF!</text:p>
          </table:table-cell>
          <table:table-cell/>
          <table:table-cell table:style-name="ce95" office:value-type="date" office:date-value="2015-11-01" calcext:value-type="date">
            <text:p>01.11.2015</text:p>
          </table:table-cell>
          <table:table-cell table:style-name="ce127" table:formula="of:=SUM([.O3:.X3])" office:value-type="currency" office:currency="EUR" office:value="7328" calcext:value-type="currency">
            <text:p>7.328,00 €</text:p>
          </table:table-cell>
          <table:table-cell table:style-name="ce127" office:value-type="currency" office:currency="EUR" office:value="6858" calcext:value-type="currency">
            <text:p>6.858,00 €</text:p>
          </table:table-cell>
          <table:table-cell table:style-name="ce127" office:value-type="currency" office:currency="EUR" office:value="200" calcext:value-type="currency">
            <text:p>200,00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220" calcext:value-type="currency">
            <text:p>220,00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office:value-type="date" office:date-value="2018-01-31" calcext:value-type="date">
            <text:p>31.01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3];TODAY();1)&gt;COUNT([.A$3:.A3]); #REF!; 0)" office:value-type="string" office:string-value="" calcext:value-type="error">
            <text:p>#REF!</text:p>
          </table:table-cell>
          <table:table-cell table:style-name="ce8" table:formula="of:=AVERAGEIF([.AD$3:.AD3]; &quot;&gt;0&quot;)" office:value-type="string" office:string-value="" calcext:value-type="error">
            <text:p>#DIV/0!</text:p>
          </table:table-cell>
          <table:table-cell table:style-name="ce8" table:formula="of:=[.AC3]-[.AE3]" office:value-type="string" office:string-value="" calcext:value-type="error">
            <text:p>#REF!</text:p>
          </table:table-cell>
          <table:table-cell table:formula="of:=SUM([.AF$3:.AF3])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April 2015</text:p>
          </table:table-cell>
          <table:table-cell office:value-type="float" office:value="2254.34" calcext:value-type="float">
            <text:p>2254,3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]*[.B4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]*[.D4]" office:value-type="string" office:string-value="" calcext:value-type="error">
            <text:p>#REF!</text:p>
          </table:table-cell>
          <table:table-cell/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4]*[.H4]/12*#REF!/12" office:value-type="string" office:string-value="" calcext:value-type="error">
            <text:p>#REF!</text:p>
          </table:table-cell>
          <table:table-cell table:style-name="ce33" office:value-type="float" office:value="12" calcext:value-type="float">
            <text:p>12</text:p>
          </table:table-cell>
          <table:table-cell table:style-name="ce120" table:formula="of:=[.I4]*[.J4]" office:value-type="string" office:string-value="" calcext:value-type="error">
            <text:p>#REF!</text:p>
          </table:table-cell>
          <table:table-cell/>
          <table:table-cell table:style-name="ce95" office:value-type="date" office:date-value="2015-12-01" calcext:value-type="date">
            <text:p>01.12.2015</text:p>
          </table:table-cell>
          <table:table-cell table:style-name="ce127" table:formula="of:=SUM([.O4:.X4])" office:value-type="currency" office:currency="EUR" office:value="9053" calcext:value-type="currency">
            <text:p>9.053,00 €</text:p>
          </table:table-cell>
          <table:table-cell table:style-name="ce127" office:value-type="currency" office:currency="EUR" office:value="8665" calcext:value-type="currency">
            <text:p>8.665,00 €</text:p>
          </table:table-cell>
          <table:table-cell table:style-name="ce127" office:value-type="currency" office:currency="EUR" office:value="200" calcext:value-type="currency">
            <text:p>200,00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168" calcext:value-type="currency">
            <text:p>168,00 €</text:p>
          </table:table-cell>
          <table:table-cell table:style-name="ce127" office:value-type="currency" office:currency="EUR" office:value="20" calcext:value-type="currency">
            <text:p>2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4]))" office:value-type="date" office:date-value="2018-02-28" calcext:value-type="date">
            <text:p>28.02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4];TODAY();1)&gt;COUNT([.A$3:.A4]); #REF!; 0)" office:value-type="string" office:string-value="" calcext:value-type="error">
            <text:p>#REF!</text:p>
          </table:table-cell>
          <table:table-cell table:style-name="ce8" table:formula="of:=AVERAGEIF([.AD$3:.AD4]; &quot;&gt;0&quot;)" office:value-type="string" office:string-value="" calcext:value-type="error">
            <text:p>#DIV/0!</text:p>
          </table:table-cell>
          <table:table-cell table:style-name="ce8" table:formula="of:=[.AC4]-[.AE4]" office:value-type="string" office:string-value="" calcext:value-type="error">
            <text:p>#REF!</text:p>
          </table:table-cell>
          <table:table-cell table:formula="of:=SUM([.AF$3:.AF4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254.34" calcext:value-type="float">
            <text:p>2254,3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5]*[.B5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5]*[.D5]" office:value-type="string" office:string-value="" calcext:value-type="error">
            <text:p>#REF!</text:p>
          </table:table-cell>
          <table:table-cell/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5]*[.H5]/12*#REF!/12" office:value-type="string" office:string-value="" calcext:value-type="error">
            <text:p>#REF!</text:p>
          </table:table-cell>
          <table:table-cell table:style-name="ce33" office:value-type="float" office:value="12" calcext:value-type="float">
            <text:p>12</text:p>
          </table:table-cell>
          <table:table-cell table:style-name="ce120" table:formula="of:=[.I5]*[.J5]" office:value-type="string" office:string-value="" calcext:value-type="error">
            <text:p>#REF!</text:p>
          </table:table-cell>
          <table:table-cell/>
          <table:table-cell table:style-name="ce95" office:value-type="date" office:date-value="2015-12-31" calcext:value-type="date">
            <text:p>31.12.2015</text:p>
          </table:table-cell>
          <table:table-cell table:style-name="ce127" table:formula="of:=SUM([.O5:.X5])" office:value-type="currency" office:currency="EUR" office:value="10480.35" calcext:value-type="currency">
            <text:p>10.480,35 €</text:p>
          </table:table-cell>
          <table:table-cell table:style-name="ce127" office:value-type="currency" office:currency="EUR" office:value="3892" calcext:value-type="currency">
            <text:p>3.892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6179.35" calcext:value-type="currency">
            <text:p>6.179,35 €</text:p>
          </table:table-cell>
          <table:table-cell table:style-name="ce127" office:value-type="currency" office:currency="EUR" office:value="168" calcext:value-type="currency">
            <text:p>168,00 €</text:p>
          </table:table-cell>
          <table:table-cell table:style-name="ce127" office:value-type="currency" office:currency="EUR" office:value="40" calcext:value-type="currency">
            <text:p>4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5]))" office:value-type="date" office:date-value="2018-03-31" calcext:value-type="date">
            <text:p>31.03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5];TODAY();1)&gt;COUNT([.A$3:.A5]); #REF!; 0)" office:value-type="string" office:string-value="" calcext:value-type="error">
            <text:p>#REF!</text:p>
          </table:table-cell>
          <table:table-cell table:style-name="ce8" table:formula="of:=AVERAGEIF([.AD$3:.AD5]; &quot;&gt;0&quot;)" office:value-type="string" office:string-value="" calcext:value-type="error">
            <text:p>#DIV/0!</text:p>
          </table:table-cell>
          <table:table-cell table:style-name="ce8" table:formula="of:=[.AC5]-[.AE5]" office:value-type="string" office:string-value="" calcext:value-type="error">
            <text:p>#REF!</text:p>
          </table:table-cell>
          <table:table-cell table:formula="of:=SUM([.AF$3:.AF5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686.16" calcext:value-type="float">
            <text:p>2686,16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6]*[.B6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6]*[.D6]" office:value-type="string" office:string-value="" calcext:value-type="error">
            <text:p>#REF!</text:p>
          </table:table-cell>
          <table:table-cell/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6]*[.H6]/12*#REF!/12" office:value-type="string" office:string-value="" calcext:value-type="error">
            <text:p>#REF!</text:p>
          </table:table-cell>
          <table:table-cell table:style-name="ce33" office:value-type="float" office:value="6" calcext:value-type="float">
            <text:p>6</text:p>
          </table:table-cell>
          <table:table-cell table:style-name="ce120" table:formula="of:=[.I6]*[.J6]" office:value-type="string" office:string-value="" calcext:value-type="error">
            <text:p>#REF!</text:p>
          </table:table-cell>
          <table:table-cell/>
          <table:table-cell table:style-name="ce95" office:value-type="date" office:date-value="2016-02-06" calcext:value-type="date">
            <text:p>06.02.2016</text:p>
          </table:table-cell>
          <table:table-cell table:style-name="ce127" table:formula="of:=SUM([.O6:.X6])" office:value-type="currency" office:currency="EUR" office:value="11093" calcext:value-type="currency">
            <text:p>11.093,00 €</text:p>
          </table:table-cell>
          <table:table-cell table:style-name="ce127" office:value-type="currency" office:currency="EUR" office:value="3493" calcext:value-type="currency">
            <text:p>3.493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7179" calcext:value-type="currency">
            <text:p>7.179,00 €</text:p>
          </table:table-cell>
          <table:table-cell table:style-name="ce127" office:value-type="currency" office:currency="EUR" office:value="190" calcext:value-type="currency">
            <text:p>190,00 €</text:p>
          </table:table-cell>
          <table:table-cell table:style-name="ce127" office:value-type="currency" office:currency="EUR" office:value="30" calcext:value-type="currency">
            <text:p>3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6]))" office:value-type="date" office:date-value="2018-04-30" calcext:value-type="date">
            <text:p>30.04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6];TODAY();1)&gt;COUNT([.A$3:.A6]); #REF!; 0)" office:value-type="string" office:string-value="" calcext:value-type="error">
            <text:p>#REF!</text:p>
          </table:table-cell>
          <table:table-cell table:style-name="ce8" table:formula="of:=AVERAGEIF([.AD$3:.AD6]; &quot;&gt;0&quot;)" office:value-type="string" office:string-value="" calcext:value-type="error">
            <text:p>#DIV/0!</text:p>
          </table:table-cell>
          <table:table-cell table:style-name="ce8" table:formula="of:=[.AC6]-[.AE6]" office:value-type="string" office:string-value="" calcext:value-type="error">
            <text:p>#REF!</text:p>
          </table:table-cell>
          <table:table-cell table:formula="of:=SUM([.AF$3:.AF6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254.34" calcext:value-type="float">
            <text:p>2254,3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7]*[.B7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7]*[.D7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04-05" calcext:value-type="date">
            <text:p>05.04.2016</text:p>
          </table:table-cell>
          <table:table-cell table:style-name="ce127" table:formula="of:=SUM([.O7:.X7])" office:value-type="currency" office:currency="EUR" office:value="15250" calcext:value-type="currency">
            <text:p>15.250,00 €</text:p>
          </table:table-cell>
          <table:table-cell table:style-name="ce127" office:value-type="currency" office:currency="EUR" office:value="2618" calcext:value-type="currency">
            <text:p>2.618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2179" calcext:value-type="currency">
            <text:p>12.179,00 €</text:p>
          </table:table-cell>
          <table:table-cell table:style-name="ce127" office:value-type="currency" office:currency="EUR" office:value="252" calcext:value-type="currency">
            <text:p>252,00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7]))" office:value-type="date" office:date-value="2018-05-31" calcext:value-type="date">
            <text:p>31.05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7];TODAY();1)&gt;COUNT([.A$3:.A7]); #REF!; 0)" office:value-type="string" office:string-value="" calcext:value-type="error">
            <text:p>#REF!</text:p>
          </table:table-cell>
          <table:table-cell table:style-name="ce8" table:formula="of:=AVERAGEIF([.AD$3:.AD7]; &quot;&gt;0&quot;)" office:value-type="string" office:string-value="" calcext:value-type="error">
            <text:p>#DIV/0!</text:p>
          </table:table-cell>
          <table:table-cell table:style-name="ce8" table:formula="of:=[.AC7]-[.AE7]" office:value-type="string" office:string-value="" calcext:value-type="error">
            <text:p>#REF!</text:p>
          </table:table-cell>
          <table:table-cell table:formula="of:=SUM([.AF$3:.AF7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292.56" calcext:value-type="float">
            <text:p>2292,56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8]*[.B8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8]*[.D8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05-05" calcext:value-type="date">
            <text:p>05.05.2016</text:p>
          </table:table-cell>
          <table:table-cell table:style-name="ce127" table:formula="of:=SUM([.O8:.X8])" office:value-type="currency" office:currency="EUR" office:value="16852" calcext:value-type="currency">
            <text:p>16.852,00 €</text:p>
          </table:table-cell>
          <table:table-cell table:style-name="ce127" office:value-type="currency" office:currency="EUR" office:value="1528" calcext:value-type="currency">
            <text:p>1.528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4679" calcext:value-type="currency">
            <text:p>14.679,00 €</text:p>
          </table:table-cell>
          <table:table-cell table:style-name="ce127" office:value-type="currency" office:currency="EUR" office:value="414" calcext:value-type="currency">
            <text:p>414,00 €</text:p>
          </table:table-cell>
          <table:table-cell table:style-name="ce127" office:value-type="currency" office:currency="EUR" office:value="30" calcext:value-type="currency">
            <text:p>3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8]))" office:value-type="date" office:date-value="2018-06-30" calcext:value-type="date">
            <text:p>30.06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8];TODAY();1)&gt;COUNT([.A$3:.A8]); #REF!; 0)" office:value-type="string" office:string-value="" calcext:value-type="error">
            <text:p>#REF!</text:p>
          </table:table-cell>
          <table:table-cell table:style-name="ce8" table:formula="of:=AVERAGEIF([.AD$3:.AD8]; &quot;&gt;0&quot;)" office:value-type="string" office:string-value="" calcext:value-type="error">
            <text:p>#DIV/0!</text:p>
          </table:table-cell>
          <table:table-cell table:style-name="ce8" table:formula="of:=[.AC8]-[.AE8]" office:value-type="string" office:string-value="" calcext:value-type="error">
            <text:p>#REF!</text:p>
          </table:table-cell>
          <table:table-cell table:formula="of:=SUM([.AF$3:.AF8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254.34" calcext:value-type="float">
            <text:p>2254,3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9]*[.B9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9]*[.D9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06-06" calcext:value-type="date">
            <text:p>06.06.2016</text:p>
          </table:table-cell>
          <table:table-cell table:style-name="ce127" table:formula="of:=SUM([.O9:.X9])" office:value-type="currency" office:currency="EUR" office:value="17398" calcext:value-type="currency">
            <text:p>17.398,00 €</text:p>
          </table:table-cell>
          <table:table-cell table:style-name="ce127" office:value-type="currency" office:currency="EUR" office:value="2073" calcext:value-type="currency">
            <text:p>2.073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4679" calcext:value-type="currency">
            <text:p>14.679,00 €</text:p>
          </table:table-cell>
          <table:table-cell table:style-name="ce127" office:value-type="currency" office:currency="EUR" office:value="425" calcext:value-type="currency">
            <text:p>425,00 €</text:p>
          </table:table-cell>
          <table:table-cell table:style-name="ce127" office:value-type="currency" office:currency="EUR" office:value="20" calcext:value-type="currency">
            <text:p>2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9]))" office:value-type="date" office:date-value="2018-07-31" calcext:value-type="date">
            <text:p>31.07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9];TODAY();1)&gt;COUNT([.A$3:.A9]); #REF!; 0)" office:value-type="string" office:string-value="" calcext:value-type="error">
            <text:p>#REF!</text:p>
          </table:table-cell>
          <table:table-cell table:style-name="ce8" table:formula="of:=AVERAGEIF([.AD$3:.AD9]; &quot;&gt;0&quot;)" office:value-type="string" office:string-value="" calcext:value-type="error">
            <text:p>#DIV/0!</text:p>
          </table:table-cell>
          <table:table-cell table:style-name="ce8" table:formula="of:=[.AC9]-[.AE9]" office:value-type="string" office:string-value="" calcext:value-type="error">
            <text:p>#REF!</text:p>
          </table:table-cell>
          <table:table-cell table:formula="of:=SUM([.AF$3:.AF9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308.84" calcext:value-type="float">
            <text:p>2308,8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0]*[.B10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0]*[.D10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06-29" calcext:value-type="date">
            <text:p>29.06.2016</text:p>
          </table:table-cell>
          <table:table-cell table:style-name="ce127" table:formula="of:=SUM([.O10:.X10])" office:value-type="currency" office:currency="EUR" office:value="19146" calcext:value-type="currency">
            <text:p>19.146,00 €</text:p>
          </table:table-cell>
          <table:table-cell table:style-name="ce127" office:value-type="currency" office:currency="EUR" office:value="2372" calcext:value-type="currency">
            <text:p>2.372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6179" calcext:value-type="currency">
            <text:p>16.179,00 €</text:p>
          </table:table-cell>
          <table:table-cell table:style-name="ce127" office:value-type="currency" office:currency="EUR" office:value="344" calcext:value-type="currency">
            <text:p>344,00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10]))" office:value-type="date" office:date-value="2018-08-31" calcext:value-type="date">
            <text:p>31.08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10];TODAY();1)&gt;COUNT([.A$3:.A10]); #REF!; 0)" office:value-type="string" office:string-value="" calcext:value-type="error">
            <text:p>#REF!</text:p>
          </table:table-cell>
          <table:table-cell table:style-name="ce8" table:formula="of:=AVERAGEIF([.AD$3:.AD10]; &quot;&gt;0&quot;)" office:value-type="string" office:string-value="" calcext:value-type="error">
            <text:p>#DIV/0!</text:p>
          </table:table-cell>
          <table:table-cell table:style-name="ce8" table:formula="of:=[.AC10]-[.AE10]" office:value-type="string" office:string-value="" calcext:value-type="error">
            <text:p>#REF!</text:p>
          </table:table-cell>
          <table:table-cell table:formula="of:=SUM([.AF$3:.AF10])" office:value-type="string" office:string-value="" calcext:value-type="error">
            <text:p>#REF!</text:p>
          </table:table-cell>
          <table:table-cell table:number-columns-repeated="4"/>
          <table:table-cell office:value-type="float" office:value="3237.47" calcext:value-type="float">
            <text:p>3237,47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1]*[.B11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1]*[.D11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08-01" calcext:value-type="date">
            <text:p>01.08.2016</text:p>
          </table:table-cell>
          <table:table-cell table:style-name="ce127" table:formula="of:=SUM([.O11:.X11])" office:value-type="currency" office:currency="EUR" office:value="19404" calcext:value-type="currency">
            <text:p>19.404,00 €</text:p>
          </table:table-cell>
          <table:table-cell table:style-name="ce127" office:value-type="currency" office:currency="EUR" office:value="2650" calcext:value-type="currency">
            <text:p>2.650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6179" calcext:value-type="currency">
            <text:p>16.179,00 €</text:p>
          </table:table-cell>
          <table:table-cell table:style-name="ce127" office:value-type="currency" office:currency="EUR" office:value="344" calcext:value-type="currency">
            <text:p>344,00 €</text:p>
          </table:table-cell>
          <table:table-cell table:style-name="ce127" office:value-type="currency" office:currency="EUR" office:value="30" calcext:value-type="currency">
            <text:p>3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11]))" office:value-type="date" office:date-value="2018-09-30" calcext:value-type="date">
            <text:p>30.09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11];TODAY();1)&gt;COUNT([.A$3:.A11]); #REF!; 0)" office:value-type="string" office:string-value="" calcext:value-type="error">
            <text:p>#REF!</text:p>
          </table:table-cell>
          <table:table-cell table:style-name="ce8" table:formula="of:=AVERAGEIF([.AD$3:.AD11]; &quot;&gt;0&quot;)" office:value-type="string" office:string-value="" calcext:value-type="error">
            <text:p>#DIV/0!</text:p>
          </table:table-cell>
          <table:table-cell table:style-name="ce8" table:formula="of:=[.AC11]-[.AE11]" office:value-type="string" office:string-value="" calcext:value-type="error">
            <text:p>#REF!</text:p>
          </table:table-cell>
          <table:table-cell table:formula="of:=SUM([.AF$3:.AF11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333.81" calcext:value-type="float">
            <text:p>2333,81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2]*[.B12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2]*[.D12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10-04" calcext:value-type="date">
            <text:p>04.10.2016</text:p>
          </table:table-cell>
          <table:table-cell table:style-name="ce127" table:formula="of:=SUM([.O12:.X12])" office:value-type="currency" office:currency="EUR" office:value="21409" calcext:value-type="currency">
            <text:p>21.409,00 €</text:p>
          </table:table-cell>
          <table:table-cell table:style-name="ce127" office:value-type="currency" office:currency="EUR" office:value="2249" calcext:value-type="currency">
            <text:p>2.249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8680" calcext:value-type="currency">
            <text:p>18.680,00 €</text:p>
          </table:table-cell>
          <table:table-cell table:style-name="ce127" office:value-type="currency" office:currency="EUR" office:value="204" calcext:value-type="currency">
            <text:p>204,00 €</text:p>
          </table:table-cell>
          <table:table-cell table:style-name="ce127" office:value-type="currency" office:currency="EUR" office:value="75" calcext:value-type="currency">
            <text:p>75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12]))" office:value-type="date" office:date-value="2018-10-31" calcext:value-type="date">
            <text:p>31.10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12];TODAY();1)&gt;COUNT([.A$3:.A12]); #REF!; 0)" office:value-type="string" office:string-value="" calcext:value-type="error">
            <text:p>#REF!</text:p>
          </table:table-cell>
          <table:table-cell table:style-name="ce8" table:formula="of:=AVERAGEIF([.AD$3:.AD12]; &quot;&gt;0&quot;)" office:value-type="string" office:string-value="" calcext:value-type="error">
            <text:p>#DIV/0!</text:p>
          </table:table-cell>
          <table:table-cell table:style-name="ce8" table:formula="of:=[.AC12]-[.AE12]" office:value-type="string" office:string-value="" calcext:value-type="error">
            <text:p>#REF!</text:p>
          </table:table-cell>
          <table:table-cell table:formula="of:=SUM([.AF$3:.AF12])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Januar 2016</text:p>
          </table:table-cell>
          <table:table-cell office:value-type="float" office:value="2320.49" calcext:value-type="float">
            <text:p>2320,4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3]*[.B13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3]*[.D13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11-07" calcext:value-type="date">
            <text:p>07.11.2016</text:p>
          </table:table-cell>
          <table:table-cell table:style-name="ce127" table:formula="of:=SUM([.O13:.X13])" office:value-type="currency" office:currency="EUR" office:value="22289" calcext:value-type="currency">
            <text:p>22.289,00 €</text:p>
          </table:table-cell>
          <table:table-cell table:style-name="ce127" office:value-type="currency" office:currency="EUR" office:value="2107" calcext:value-type="currency">
            <text:p>2.107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19680" calcext:value-type="currency">
            <text:p>19.680,00 €</text:p>
          </table:table-cell>
          <table:table-cell table:style-name="ce127" office:value-type="currency" office:currency="EUR" office:value="291" calcext:value-type="currency">
            <text:p>291,00 €</text:p>
          </table:table-cell>
          <table:table-cell table:style-name="ce127" office:value-type="currency" office:currency="EUR" office:value="10" calcext:value-type="currency">
            <text:p>1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13]))" office:value-type="date" office:date-value="2018-11-30" calcext:value-type="date">
            <text:p>30.11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13];TODAY();1)&gt;COUNT([.A$3:.A13]); #REF!; 0)" office:value-type="string" office:string-value="" calcext:value-type="error">
            <text:p>#REF!</text:p>
          </table:table-cell>
          <table:table-cell table:style-name="ce8" table:formula="of:=AVERAGEIF([.AD$3:.AD13]; &quot;&gt;0&quot;)" office:value-type="string" office:string-value="" calcext:value-type="error">
            <text:p>#DIV/0!</text:p>
          </table:table-cell>
          <table:table-cell table:style-name="ce8" table:formula="of:=[.AC13]-[.AE13]" office:value-type="string" office:string-value="" calcext:value-type="error">
            <text:p>#REF!</text:p>
          </table:table-cell>
          <table:table-cell table:formula="of:=SUM([.AF$3:.AF13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320.49" calcext:value-type="float">
            <text:p>2320,4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4]*[.B14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4]*[.D14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12-11" calcext:value-type="date">
            <text:p>11.12.2016</text:p>
          </table:table-cell>
          <table:table-cell table:style-name="ce127" table:formula="of:=SUM([.O14:.X14])" office:value-type="currency" office:currency="EUR" office:value="24301" calcext:value-type="currency">
            <text:p>24.301,00 €</text:p>
          </table:table-cell>
          <table:table-cell table:style-name="ce127" office:value-type="currency" office:currency="EUR" office:value="3101" calcext:value-type="currency">
            <text:p>3.101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20680" calcext:value-type="currency">
            <text:p>20.680,00 €</text:p>
          </table:table-cell>
          <table:table-cell table:style-name="ce127" office:value-type="currency" office:currency="EUR" office:value="269" calcext:value-type="currency">
            <text:p>269,00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style-name="ce89" table:formula="of:=EDATE([.AB$3];COUNT([.AB$3:.AB14]))" office:value-type="date" office:date-value="2018-12-31" calcext:value-type="date">
            <text:p>31.12.18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IF(ORG.OPENOFFICE.MONTHS([.AB14];TODAY();1)&gt;COUNT([.A$3:.A14]); #REF!; 0)" office:value-type="string" office:string-value="" calcext:value-type="error">
            <text:p>#REF!</text:p>
          </table:table-cell>
          <table:table-cell table:style-name="ce8" table:formula="of:=AVERAGEIF([.AD$3:.AD14]; &quot;&gt;0&quot;)" office:value-type="string" office:string-value="" calcext:value-type="error">
            <text:p>#DIV/0!</text:p>
          </table:table-cell>
          <table:table-cell table:style-name="ce8" table:formula="of:=[.AC14]-[.AE14]" office:value-type="string" office:string-value="" calcext:value-type="error">
            <text:p>#REF!</text:p>
          </table:table-cell>
          <table:table-cell table:formula="of:=SUM([.AF$3:.AF14])" office:value-type="string" office:string-value="" calcext:value-type="error">
            <text:p>#REF!</text:p>
          </table:table-cell>
          <table:table-cell table:number-columns-repeated="4"/>
          <table:table-cell office:value-type="float" office:value="2320.49" calcext:value-type="float">
            <text:p>2320,4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5]*[.B15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5]*[.D15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6-12-31" calcext:value-type="date">
            <text:p>31.12.2016</text:p>
          </table:table-cell>
          <table:table-cell table:style-name="ce127" table:formula="of:=SUM([.O15:.X15])" office:value-type="currency" office:currency="EUR" office:value="25834.56" calcext:value-type="currency">
            <text:p>25.834,56 €</text:p>
          </table:table-cell>
          <table:table-cell table:style-name="ce127" office:value-type="currency" office:currency="EUR" office:value="4604.56" calcext:value-type="currency">
            <text:p>4.604,56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20680" calcext:value-type="currency">
            <text:p>20.680,00 €</text:p>
          </table:table-cell>
          <table:table-cell table:style-name="ce127" office:value-type="currency" office:currency="EUR" office:value="269" calcext:value-type="currency">
            <text:p>269,00 €</text:p>
          </table:table-cell>
          <table:table-cell table:style-name="ce127" office:value-type="currency" office:currency="EUR" office:value="80" calcext:value-type="currency">
            <text:p>80,00 €</text:p>
          </table:table-cell>
          <table:table-cell table:number-columns-repeated="3"/>
          <table:table-cell table:style-name="ce127" table:number-columns-repeated="4"/>
          <table:table-cell table:style-name="ce131"/>
          <table:table-cell table:number-columns-repeated="10"/>
          <table:table-cell office:value-type="float" office:value="2940.83" calcext:value-type="float">
            <text:p>2940,83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6]*[.B16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6]*[.D16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7-01-07" calcext:value-type="date">
            <text:p>07.01.2017</text:p>
          </table:table-cell>
          <table:table-cell table:style-name="ce127" table:formula="of:=SUM([.O16:.X16])" office:value-type="currency" office:currency="EUR" office:value="25141" calcext:value-type="currency">
            <text:p>25.141,00 €</text:p>
          </table:table-cell>
          <table:table-cell table:style-name="ce127" office:value-type="currency" office:currency="EUR" office:value="3911" calcext:value-type="currency">
            <text:p>3.911,00 €</text:p>
          </table:table-cell>
          <table:table-cell table:style-name="ce127" office:value-type="currency" office:currency="EUR" office:value="201" calcext:value-type="currency">
            <text:p>201,00 €</text:p>
          </table:table-cell>
          <table:table-cell table:style-name="ce127" office:value-type="currency" office:currency="EUR" office:value="20680" calcext:value-type="currency">
            <text:p>20.680,00 €</text:p>
          </table:table-cell>
          <table:table-cell table:style-name="ce127" office:value-type="currency" office:currency="EUR" office:value="269" calcext:value-type="currency">
            <text:p>269,00 €</text:p>
          </table:table-cell>
          <table:table-cell table:style-name="ce127" office:value-type="currency" office:currency="EUR" office:value="80" calcext:value-type="currency">
            <text:p>80,00 €</text:p>
          </table:table-cell>
          <table:table-cell table:number-columns-repeated="7"/>
          <table:table-cell table:style-name="ce131"/>
          <table:table-cell table:number-columns-repeated="10"/>
          <table:table-cell office:value-type="float" office:value="2320.49" calcext:value-type="float">
            <text:p>2320,4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7]*[.B17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7]*[.D17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7-12-31" calcext:value-type="date">
            <text:p>31.12.2017</text:p>
          </table:table-cell>
          <table:table-cell table:style-name="ce127" table:formula="of:=SUM([.O17:.X17])" office:value-type="currency" office:currency="EUR" office:value="22147.9" calcext:value-type="currency">
            <text:p>22.147,90 €</text:p>
          </table:table-cell>
          <table:table-cell table:style-name="ce127" office:value-type="currency" office:currency="EUR" office:value="6209.21" calcext:value-type="currency">
            <text:p>6.209,21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15182.5" calcext:value-type="currency">
            <text:p>15.182,50 €</text:p>
          </table:table-cell>
          <table:table-cell table:style-name="ce127" office:value-type="currency" office:currency="EUR" office:value="435.15" calcext:value-type="currency">
            <text:p>435,15 €</text:p>
          </table:table-cell>
          <table:table-cell table:style-name="ce127" office:value-type="currency" office:currency="EUR" office:value="120" calcext:value-type="currency">
            <text:p>120,00 €</text:p>
          </table:table-cell>
          <table:table-cell table:number-columns-repeated="7"/>
          <table:table-cell table:style-name="ce131"/>
          <table:table-cell table:number-columns-repeated="9"/>
          <table:table-cell office:value-type="string" calcext:value-type="string">
            <text:p>Juni 2016</text:p>
          </table:table-cell>
          <table:table-cell office:value-type="float" office:value="3352.07" calcext:value-type="float">
            <text:p>3352,07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8]*[.B18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8]*[.D18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8-02-01" calcext:value-type="date">
            <text:p>01.02.2018</text:p>
          </table:table-cell>
          <table:table-cell table:style-name="ce127" table:formula="of:=SUM([.O18:.X18])" office:value-type="currency" office:currency="EUR" office:value="22060.04" calcext:value-type="currency">
            <text:p>22.060,04 €</text:p>
          </table:table-cell>
          <table:table-cell table:style-name="ce127" office:value-type="currency" office:currency="EUR" office:value="3325.24" calcext:value-type="currency">
            <text:p>3.325,24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18182.5" calcext:value-type="currency">
            <text:p>18.182,50 €</text:p>
          </table:table-cell>
          <table:table-cell table:style-name="ce127" office:value-type="currency" office:currency="EUR" office:value="331.26" calcext:value-type="currency">
            <text:p>331,26 €</text:p>
          </table:table-cell>
          <table:table-cell table:style-name="ce127" office:value-type="currency" office:currency="EUR" office:value="20" calcext:value-type="currency">
            <text:p>20,00 €</text:p>
          </table:table-cell>
          <table:table-cell table:number-columns-repeated="17"/>
          <table:table-cell table:style-name="Default"/>
          <table:table-cell office:value-type="float" office:value="2320.49" calcext:value-type="float">
            <text:p>2320,4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19]*[.B19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19]*[.D19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8-03-02" calcext:value-type="date">
            <text:p>02.03.2018</text:p>
          </table:table-cell>
          <table:table-cell table:style-name="ce127" table:formula="of:=SUM([.O19:.X19])" office:value-type="currency" office:currency="EUR" office:value="19240.64" calcext:value-type="currency">
            <text:p>19.240,64 €</text:p>
          </table:table-cell>
          <table:table-cell table:style-name="ce127" office:value-type="currency" office:currency="EUR" office:value="2754.84" calcext:value-type="currency">
            <text:p>2.754,84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15862.5" calcext:value-type="currency">
            <text:p>15.862,50 €</text:p>
          </table:table-cell>
          <table:table-cell table:style-name="ce127" office:value-type="currency" office:currency="EUR" office:value="332.26" calcext:value-type="currency">
            <text:p>332,26 €</text:p>
          </table:table-cell>
          <table:table-cell table:style-name="ce127" office:value-type="currency" office:currency="EUR" office:value="90" calcext:value-type="currency">
            <text:p>90,00 €</text:p>
          </table:table-cell>
          <table:table-cell table:number-columns-repeated="18"/>
          <table:table-cell office:value-type="float" office:value="3012.34" calcext:value-type="float">
            <text:p>3012,34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20]*[.B20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20]*[.D20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8-04-02" calcext:value-type="date">
            <text:p>02.04.2018</text:p>
          </table:table-cell>
          <table:table-cell table:style-name="ce127" table:formula="of:=SUM([.O20:.X20])" office:value-type="currency" office:currency="EUR" office:value="12842.66" calcext:value-type="currency">
            <text:p>12.842,66 €</text:p>
          </table:table-cell>
          <table:table-cell table:style-name="ce127" office:value-type="currency" office:currency="EUR" office:value="3655.49" calcext:value-type="currency">
            <text:p>3.655,49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8682.91" calcext:value-type="currency">
            <text:p>8.682,91 €</text:p>
          </table:table-cell>
          <table:table-cell table:style-name="ce127" office:value-type="currency" office:currency="EUR" office:value="263.22" calcext:value-type="currency">
            <text:p>263,22 €</text:p>
          </table:table-cell>
          <table:table-cell table:style-name="ce127" office:value-type="currency" office:currency="EUR" office:value="40" calcext:value-type="currency">
            <text:p>40,00 €</text:p>
          </table:table-cell>
          <table:table-cell table:number-columns-repeated="18"/>
          <table:table-cell office:value-type="float" office:value="2424.09" calcext:value-type="float">
            <text:p>2424,09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05-01" calcext:value-type="date">
            <text:p>01.05.2018</text:p>
          </table:table-cell>
          <table:table-cell table:style-name="ce127" table:formula="of:=SUM([.O21:.X21])" office:value-type="currency" office:currency="EUR" office:value="9943.66" calcext:value-type="currency">
            <text:p>9.943,66 €</text:p>
          </table:table-cell>
          <table:table-cell table:style-name="ce127" office:value-type="currency" office:currency="EUR" office:value="3255.49" calcext:value-type="currency">
            <text:p>3.255,49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6182.91" calcext:value-type="currency">
            <text:p>6.182,91 €</text:p>
          </table:table-cell>
          <table:table-cell table:style-name="ce127" office:value-type="currency" office:currency="EUR" office:value="264.22" calcext:value-type="currency">
            <text:p>264,22 €</text:p>
          </table:table-cell>
          <table:table-cell table:style-name="ce127" office:value-type="currency" office:currency="EUR" office:value="40" calcext:value-type="currency">
            <text:p>40,00 €</text:p>
          </table:table-cell>
          <table:table-cell table:number-columns-repeated="18"/>
          <table:table-cell office:value-type="float" office:value="2424.09" calcext:value-type="float">
            <text:p>2424,09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06-03" calcext:value-type="date">
            <text:p>03.06.2018</text:p>
          </table:table-cell>
          <table:table-cell table:style-name="ce127" table:formula="of:=SUM([.O22:.X22])" office:value-type="currency" office:currency="EUR" office:value="9455.66" calcext:value-type="currency">
            <text:p>9.455,66 €</text:p>
          </table:table-cell>
          <table:table-cell table:style-name="ce127" office:value-type="currency" office:currency="EUR" office:value="3601.48" calcext:value-type="currency">
            <text:p>3.601,48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5182.91" calcext:value-type="currency">
            <text:p>5.182,91 €</text:p>
          </table:table-cell>
          <table:table-cell table:style-name="ce127" office:value-type="currency" office:currency="EUR" office:value="400.23" calcext:value-type="currency">
            <text:p>400,23 €</text:p>
          </table:table-cell>
          <table:table-cell table:style-name="ce127" office:value-type="currency" office:currency="EUR" office:value="70" calcext:value-type="currency">
            <text:p>70,00 €</text:p>
          </table:table-cell>
          <table:table-cell table:number-columns-repeated="18"/>
          <table:table-cell office:value-type="float" office:value="3407.39" calcext:value-type="float">
            <text:p>3407,39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07-08" calcext:value-type="date">
            <text:p>08.07.2018</text:p>
          </table:table-cell>
          <table:table-cell table:style-name="ce127" table:formula="of:=SUM([.O23:.X23])" office:value-type="currency" office:currency="EUR" office:value="11931.1" calcext:value-type="currency">
            <text:p>11.931,10 €</text:p>
          </table:table-cell>
          <table:table-cell table:style-name="ce127" office:value-type="currency" office:currency="EUR" office:value="2176.45" calcext:value-type="currency">
            <text:p>2.176,45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9183.08" calcext:value-type="currency">
            <text:p>9.183,08 €</text:p>
          </table:table-cell>
          <table:table-cell table:style-name="ce127" office:value-type="currency" office:currency="EUR" office:value="320.53" calcext:value-type="currency">
            <text:p>320,53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8"/>
          <table:table-cell office:value-type="float" office:value="2424.09" calcext:value-type="float">
            <text:p>2424,09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08-08" calcext:value-type="date">
            <text:p>08.08.2018</text:p>
          </table:table-cell>
          <table:table-cell table:style-name="ce127" table:formula="of:=SUM([.O24:.X24])" office:value-type="currency" office:currency="EUR" office:value="13093.97" calcext:value-type="currency">
            <text:p>13.093,97 €</text:p>
          </table:table-cell>
          <table:table-cell table:style-name="ce127" office:value-type="currency" office:currency="EUR" office:value="2223.91" calcext:value-type="currency">
            <text:p>2.223,91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10183.08" calcext:value-type="currency">
            <text:p>10.183,08 €</text:p>
          </table:table-cell>
          <table:table-cell table:style-name="ce127" office:value-type="currency" office:currency="EUR" office:value="265.94" calcext:value-type="currency">
            <text:p>265,94 €</text:p>
          </table:table-cell>
          <table:table-cell table:style-name="ce127" office:value-type="currency" office:currency="EUR" office:value="220" calcext:value-type="currency">
            <text:p>220,00 €</text:p>
          </table:table-cell>
          <table:table-cell table:number-columns-repeated="17"/>
          <table:table-cell office:value-type="string" calcext:value-type="string">
            <text:p>Januar 2017</text:p>
          </table:table-cell>
          <table:table-cell office:value-type="float" office:value="2433.84" calcext:value-type="float">
            <text:p>2433,84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09-02" calcext:value-type="date">
            <text:p>02.09.2018</text:p>
          </table:table-cell>
          <table:table-cell table:style-name="ce127" table:formula="of:=SUM([.O25:.X25])" office:value-type="currency" office:currency="EUR" office:value="12879.23" calcext:value-type="currency">
            <text:p>12.879,23 €</text:p>
          </table:table-cell>
          <table:table-cell table:style-name="ce127" office:value-type="currency" office:currency="EUR" office:value="1709.17" calcext:value-type="currency">
            <text:p>1.709,17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10683.08" calcext:value-type="currency">
            <text:p>10.683,08 €</text:p>
          </table:table-cell>
          <table:table-cell table:style-name="ce127" office:value-type="currency" office:currency="EUR" office:value="235.94" calcext:value-type="currency">
            <text:p>235,94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8"/>
          <table:table-cell office:value-type="float" office:value="2433.84" calcext:value-type="float">
            <text:p>2433,84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11-04" calcext:value-type="date">
            <text:p>04.11.2018</text:p>
          </table:table-cell>
          <table:table-cell table:style-name="ce127" table:formula="of:=SUM([.O26:.X26])" office:value-type="currency" office:currency="EUR" office:value="12877.87" calcext:value-type="currency">
            <text:p>12.877,87 €</text:p>
          </table:table-cell>
          <table:table-cell table:style-name="ce127" office:value-type="currency" office:currency="EUR" office:value="3871.65" calcext:value-type="currency">
            <text:p>3.871,65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8683.33" calcext:value-type="currency">
            <text:p>8.683,33 €</text:p>
          </table:table-cell>
          <table:table-cell table:style-name="ce127" office:value-type="currency" office:currency="EUR" office:value="71.85" calcext:value-type="currency">
            <text:p>71,85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8"/>
          <table:table-cell office:value-type="float" office:value="2433.84" calcext:value-type="float">
            <text:p>2433,84</text:p>
          </table:table-cell>
        </table:table-row>
        <table:table-row table:style-name="ro1">
          <table:table-cell table:number-columns-repeated="12"/>
          <table:table-cell table:style-name="ce95" office:value-type="date" office:date-value="2018-12-04" calcext:value-type="date">
            <text:p>04.12.2018</text:p>
          </table:table-cell>
          <table:table-cell table:style-name="ce127" table:formula="of:=SUM([.O27:.X27])" office:value-type="currency" office:currency="EUR" office:value="14082.17" calcext:value-type="currency">
            <text:p>14.082,17 €</text:p>
          </table:table-cell>
          <table:table-cell table:style-name="ce127" office:value-type="currency" office:currency="EUR" office:value="4075.95" calcext:value-type="currency">
            <text:p>4.075,95 €</text:p>
          </table:table-cell>
          <table:table-cell table:style-name="ce127" office:value-type="currency" office:currency="EUR" office:value="201.04" calcext:value-type="currency">
            <text:p>201,04 €</text:p>
          </table:table-cell>
          <table:table-cell table:style-name="ce127" office:value-type="currency" office:currency="EUR" office:value="9683.33" calcext:value-type="currency">
            <text:p>9.683,33 €</text:p>
          </table:table-cell>
          <table:table-cell table:style-name="ce127" office:value-type="currency" office:currency="EUR" office:value="71.85" calcext:value-type="currency">
            <text:p>71,85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8"/>
          <table:table-cell office:value-type="float" office:value="2433.84" calcext:value-type="float">
            <text:p>2433,84</text:p>
          </table:table-cell>
        </table:table-row>
        <table:table-row table:style-name="ro1">
          <table:table-cell table:style-name="ce118" office:value-type="string" calcext:value-type="string">
            <text:p>Fixkostenberechnung 2019</text:p>
          </table:table-cell>
          <table:table-cell table:style-name="ce118" table:number-columns-repeated="3"/>
          <table:table-cell table:number-columns-repeated="2"/>
          <table:table-cell table:style-name="ce118" office:value-type="string" calcext:value-type="string">
            <text:p>Fixeinnahmenberechnung 2019</text:p>
          </table:table-cell>
          <table:table-cell table:number-columns-repeated="5"/>
          <table:table-cell table:style-name="ce95" office:value-type="date" office:date-value="2019-01-03" calcext:value-type="date">
            <text:p>03.01.2019</text:p>
          </table:table-cell>
          <table:table-cell table:style-name="ce127" table:formula="of:=SUM([.O28:.X28])" office:value-type="currency" office:currency="EUR" office:value="13584.23" calcext:value-type="currency">
            <text:p>13.584,23 €</text:p>
          </table:table-cell>
          <table:table-cell table:style-name="ce127" office:value-type="currency" office:currency="EUR" office:value="2556.85" calcext:value-type="currency">
            <text:p>2.556,85 €</text:p>
          </table:table-cell>
          <table:table-cell table:style-name="ce127" office:value-type="currency" office:currency="EUR" office:value="100" calcext:value-type="currency">
            <text:p>100,00 €</text:p>
          </table:table-cell>
          <table:table-cell table:style-name="ce127" office:value-type="currency" office:currency="EUR" office:value="10683.53" calcext:value-type="currency">
            <text:p>10.683,53 €</text:p>
          </table:table-cell>
          <table:table-cell table:style-name="ce127" office:value-type="currency" office:currency="EUR" office:value="193.85" calcext:value-type="currency">
            <text:p>193,85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8"/>
          <table:table-cell office:value-type="float" office:value="3151.88" calcext:value-type="float">
            <text:p>3151,88</text:p>
          </table:table-cell>
        </table:table-row>
        <table:table-row table:style-name="ro1"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118" office:value-type="string" calcext:value-type="string">
            <text:p>Monatssumme</text:p>
          </table:table-cell>
          <table:table-cell table:style-name="ce118" office:value-type="string" calcext:value-type="string">
            <text:p>Anzahl Monatssummen</text:p>
          </table:table-cell>
          <table:table-cell table:style-name="ce118" office:value-type="string" calcext:value-type="string">
            <text:p>Jahressumme</text:p>
          </table:table-cell>
          <table:table-cell/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118" office:value-type="string" calcext:value-type="string">
            <text:p>Monatssumme</text:p>
          </table:table-cell>
          <table:table-cell table:style-name="ce118" office:value-type="string" calcext:value-type="string">
            <text:p>Anzahl Monatssummen</text:p>
          </table:table-cell>
          <table:table-cell table:style-name="ce118" office:value-type="string" calcext:value-type="string">
            <text:p>Jahressumme</text:p>
          </table:table-cell>
          <table:table-cell/>
          <table:table-cell table:style-name="ce95" office:value-type="date" office:date-value="2019-02-03" calcext:value-type="date">
            <text:p>03.02.2019</text:p>
          </table:table-cell>
          <table:table-cell table:style-name="ce127" table:formula="of:=SUM([.O29:.X29])" office:value-type="currency" office:currency="EUR" office:value="13087.1" calcext:value-type="currency">
            <text:p>13.087,10 €</text:p>
          </table:table-cell>
          <table:table-cell table:style-name="ce127" office:value-type="currency" office:currency="EUR" office:value="1969.72" calcext:value-type="currency">
            <text:p>1.969,72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10883.53" calcext:value-type="currency">
            <text:p>10.883,53 €</text:p>
          </table:table-cell>
          <table:table-cell table:style-name="ce127" office:value-type="currency" office:currency="EUR" office:value="193.85" calcext:value-type="currency">
            <text:p>193,85 €</text:p>
          </table:table-cell>
          <table:table-cell table:style-name="ce127" office:value-type="currency" office:currency="EUR" office:value="40" calcext:value-type="currency">
            <text:p>40,00 €</text:p>
          </table:table-cell>
          <table:table-cell table:number-columns-repeated="18"/>
          <table:table-cell office:value-type="float" office:value="3483.17" calcext:value-type="float">
            <text:p>3483,17</text:p>
          </table:table-cell>
        </table:table-row>
        <table:table-row table:style-name="ro1">
          <table:table-cell table:style-name="ce120" table:formula="of:=[2019_Ausgaben.G2]" office:value-type="float" office:value="62" calcext:value-type="float">
            <text:p>62,00</text:p>
          </table:table-cell>
          <table:table-cell table:style-name="ce122" table:formula="of:=VLOOKUP([2019_Ausgaben.E2];[Hilfstabelle.A$2:.B$34];2;0)" office:value-type="float" office:value="1" calcext:value-type="float">
            <text:p>1</text:p>
          </table:table-cell>
          <table:table-cell table:style-name="ce120" table:formula="of:=[.A30]*[.B30]/12*[2019_Ausgaben.F2]/12" office:value-type="float" office:value="5.16666666666667" calcext:value-type="float">
            <text:p>5,17</text:p>
          </table:table-cell>
          <table:table-cell office:value-type="float" office:value="12" calcext:value-type="float">
            <text:p>12</text:p>
          </table:table-cell>
          <table:table-cell table:style-name="ce120" table:formula="of:=[.C30]*[.D30]" office:value-type="float" office:value="62" calcext:value-type="float">
            <text:p>62,00</text:p>
          </table:table-cell>
          <table:table-cell/>
          <table:table-cell table:style-name="ce120" table:formula="of:=[2019_Einnahmen.D$2]" office:value-type="float" office:value="1000" calcext:value-type="float">
            <text:p>1000,00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30]*[.H30]/12*[2019_Einnahmen.E$2]/12" office:value-type="string" office:string-value="" calcext:value-type="error">
            <text:p>Fehler:504</text:p>
          </table:table-cell>
          <table:table-cell table:style-name="ce33" office:value-type="float" office:value="12" calcext:value-type="float">
            <text:p>12</text:p>
          </table:table-cell>
          <table:table-cell table:style-name="ce120" table:formula="of:=[.I30]*[.J30]" office:value-type="string" office:string-value="" calcext:value-type="error">
            <text:p>Fehler:504</text:p>
          </table:table-cell>
          <table:table-cell/>
          <table:table-cell table:style-name="ce95" office:value-type="date" office:date-value="2019-04-06" calcext:value-type="date">
            <text:p>06.04.2019</text:p>
          </table:table-cell>
          <table:table-cell table:style-name="ce127" table:formula="of:=SUM([.O30:.X30])" office:value-type="currency" office:currency="EUR" office:value="11637.07" calcext:value-type="currency">
            <text:p>11.637,07 €</text:p>
          </table:table-cell>
          <table:table-cell table:style-name="ce127" office:value-type="currency" office:currency="EUR" office:value="1274.98" calcext:value-type="currency">
            <text:p>1.274,98 €</text:p>
          </table:table-cell>
          <table:table-cell table:style-name="ce127" office:value-type="currency" office:currency="EUR" office:value="200" calcext:value-type="currency">
            <text:p>200,00 €</text:p>
          </table:table-cell>
          <table:table-cell table:style-name="ce127" office:value-type="currency" office:currency="EUR" office:value="9383.53" calcext:value-type="currency">
            <text:p>9.383,53 €</text:p>
          </table:table-cell>
          <table:table-cell table:style-name="ce127" office:value-type="currency" office:currency="EUR" office:value="728.56" calcext:value-type="currency">
            <text:p>728,56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table:number-columns-repeated="17"/>
          <table:table-cell office:value-type="string" calcext:value-type="string">
            <text:p>Juni 2017</text:p>
          </table:table-cell>
          <table:table-cell office:value-type="float" office:value="3157.34" calcext:value-type="float">
            <text:p>3157,34</text:p>
          </table:table-cell>
        </table:table-row>
        <table:table-row table:style-name="ro1">
          <table:table-cell table:style-name="ce120" table:formula="of:=[2019_Ausgaben.G3]" office:value-type="float" office:value="0" calcext:value-type="float">
            <text:p>0,00</text:p>
          </table:table-cell>
          <table:table-cell table:style-name="ce122" table:formula="of:=VLOOKUP([2019_Ausgaben.E3];[Hilfstabelle.A$2:.B$34];2;0)" office:value-type="string" office:string-value="" calcext:value-type="error">
            <text:p>#NV</text:p>
          </table:table-cell>
          <table:table-cell table:style-name="ce120" table:formula="of:=[.A31]*[.B31]/12*[2019_Ausgaben.F3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1]*[.D31]" office:value-type="string" office:string-value="" calcext:value-type="error">
            <text:p>#NV</text:p>
          </table:table-cell>
          <table:table-cell/>
          <table:table-cell table:style-name="ce120" table:formula="of:=[2019_Einnahmen.D$3]" office:value-type="float" office:value="0" calcext:value-type="float">
            <text:p>0,00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31]*[.H31]/12*[2019_Einnahmen.E$3]/12" office:value-type="string" office:string-value="" calcext:value-type="error">
            <text:p>Fehler:504</text:p>
          </table:table-cell>
          <table:table-cell table:style-name="ce33" office:value-type="float" office:value="12" calcext:value-type="float">
            <text:p>12</text:p>
          </table:table-cell>
          <table:table-cell table:style-name="ce120" table:formula="of:=[.I31]*[.J31]" office:value-type="string" office:string-value="" calcext:value-type="error">
            <text:p>Fehler:504</text:p>
          </table:table-cell>
          <table:table-cell/>
          <table:table-cell table:style-name="ce95" office:value-type="date" office:date-value="2019-05-01" calcext:value-type="date">
            <text:p>01.05.2019</text:p>
          </table:table-cell>
          <table:table-cell table:style-name="ce127" table:formula="of:=SUM([.O31:.X31])" office:value-type="currency" office:currency="EUR" office:value="12913.3" calcext:value-type="currency">
            <text:p>12.913,30 €</text:p>
          </table:table-cell>
          <table:table-cell table:style-name="ce127" office:value-type="currency" office:currency="EUR" office:value="2771.21" calcext:value-type="currency">
            <text:p>2.771,21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9383.53" calcext:value-type="currency">
            <text:p>9.383,53 €</text:p>
          </table:table-cell>
          <table:table-cell table:style-name="ce127" office:value-type="currency" office:currency="EUR" office:value="728.56" calcext:value-type="currency">
            <text:p>728,56 €</text:p>
          </table:table-cell>
          <table:table-cell table:style-name="ce127" office:value-type="currency" office:currency="EUR" office:value="30" calcext:value-type="currency">
            <text:p>30,00 €</text:p>
          </table:table-cell>
          <table:table-cell table:number-columns-repeated="18"/>
          <table:table-cell office:value-type="float" office:value="2572.3" calcext:value-type="float">
            <text:p>2572,30</text:p>
          </table:table-cell>
        </table:table-row>
        <table:table-row table:style-name="ro1">
          <table:table-cell table:style-name="ce120" table:formula="of:=[2019_Ausgaben.G4]" office:value-type="float" office:value="0" calcext:value-type="float">
            <text:p>0,00</text:p>
          </table:table-cell>
          <table:table-cell table:style-name="ce122" table:formula="of:=VLOOKUP([2019_Ausgaben.E4];[Hilfstabelle.A$2:.B$34];2;0)" office:value-type="string" office:string-value="" calcext:value-type="error">
            <text:p>#NV</text:p>
          </table:table-cell>
          <table:table-cell table:style-name="ce120" table:formula="of:=[.A32]*[.B32]/12*[2019_Ausgaben.F4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2]*[.D32]" office:value-type="string" office:string-value="" calcext:value-type="error">
            <text:p>#NV</text:p>
          </table:table-cell>
          <table:table-cell/>
          <table:table-cell table:style-name="ce120" table:formula="of:=[2019_Einnahmen.D$4]" office:value-type="float" office:value="0" calcext:value-type="float">
            <text:p>0,00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32]*[.H32]/12*[2019_Einnahmen.E$4]/12" office:value-type="string" office:string-value="" calcext:value-type="error">
            <text:p>Fehler:504</text:p>
          </table:table-cell>
          <table:table-cell table:style-name="ce33" office:value-type="float" office:value="12" calcext:value-type="float">
            <text:p>12</text:p>
          </table:table-cell>
          <table:table-cell table:style-name="ce120" table:formula="of:=[.I32]*[.J32]" office:value-type="string" office:string-value="" calcext:value-type="error">
            <text:p>Fehler:504</text:p>
          </table:table-cell>
          <table:table-cell/>
          <table:table-cell table:style-name="ce95" office:value-type="date" office:date-value="2019-06-21" calcext:value-type="date">
            <text:p>21.06.2019</text:p>
          </table:table-cell>
          <table:table-cell table:style-name="ce127" table:formula="of:=SUM([.O32:.X32])" office:value-type="currency" office:currency="EUR" office:value="12830.67" calcext:value-type="currency">
            <text:p>12.830,67 €</text:p>
          </table:table-cell>
          <table:table-cell table:style-name="ce127" office:value-type="currency" office:currency="EUR" office:value="3593.05" calcext:value-type="currency">
            <text:p>3.593,05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1141.84" calcext:value-type="currency">
            <text:p>1.141,84 €</text:p>
          </table:table-cell>
          <table:table-cell table:style-name="ce127" office:value-type="currency" office:currency="EUR" office:value="40" calcext:value-type="currency">
            <text:p>40,00 €</text:p>
          </table:table-cell>
          <table:table-cell office:value-type="currency" office:currency="EUR" office:value="549.72" calcext:value-type="currency">
            <text:p>549,72 €</text:p>
          </table:table-cell>
          <table:table-cell office:value-type="currency" office:currency="EUR" office:value="7500" calcext:value-type="currency">
            <text:p>7.50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5"/>
          <table:table-cell office:value-type="float" office:value="2572.3" calcext:value-type="float">
            <text:p>2572,30</text:p>
          </table:table-cell>
        </table:table-row>
        <table:table-row table:style-name="ro1">
          <table:table-cell table:style-name="ce120" table:formula="of:=[2019_Ausgaben.G5]" office:value-type="float" office:value="0" calcext:value-type="float">
            <text:p>0,00</text:p>
          </table:table-cell>
          <table:table-cell table:style-name="ce122" table:formula="of:=VLOOKUP([2019_Ausgaben.E5];[Hilfstabelle.A$2:.B$34];2;0)" office:value-type="string" office:string-value="" calcext:value-type="error">
            <text:p>#NV</text:p>
          </table:table-cell>
          <table:table-cell table:style-name="ce120" table:formula="of:=[.A33]*[.B33]/12*[2019_Ausgaben.F5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3]*[.D33]" office:value-type="string" office:string-value="" calcext:value-type="error">
            <text:p>#NV</text:p>
          </table:table-cell>
          <table:table-cell/>
          <table:table-cell table:style-name="ce120" table:formula="of:=[2019_Einnahmen.D$5]" office:value-type="float" office:value="0" calcext:value-type="float">
            <text:p>0,00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G33]*[.H33]/12*[2019_Einnahmen.E$5]/12" office:value-type="string" office:string-value="" calcext:value-type="error">
            <text:p>Fehler:504</text:p>
          </table:table-cell>
          <table:table-cell table:style-name="ce33" office:value-type="float" office:value="6" calcext:value-type="float">
            <text:p>6</text:p>
          </table:table-cell>
          <table:table-cell table:style-name="ce120" table:formula="of:=[.I33]*[.J33]" office:value-type="string" office:string-value="" calcext:value-type="error">
            <text:p>Fehler:504</text:p>
          </table:table-cell>
          <table:table-cell/>
          <table:table-cell table:style-name="ce95" office:value-type="date" office:date-value="2019-07-04" calcext:value-type="date">
            <text:p>04.07.2019</text:p>
          </table:table-cell>
          <table:table-cell table:style-name="ce127" table:formula="of:=SUM([.O33:.X33])" office:value-type="currency" office:currency="EUR" office:value="13651.964" calcext:value-type="currency">
            <text:p>13.651,96 €</text:p>
          </table:table-cell>
          <table:table-cell table:style-name="ce127" office:value-type="currency" office:currency="EUR" office:value="5093.86" calcext:value-type="currency">
            <text:p>5.093,86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1381.844" calcext:value-type="currency">
            <text:p>1.381,84 €</text:p>
          </table:table-cell>
          <table:table-cell table:style-name="ce127" office:value-type="currency" office:currency="EUR" office:value="90" calcext:value-type="currency">
            <text:p>90,00 €</text:p>
          </table:table-cell>
          <table:table-cell office:value-type="currency" office:currency="EUR" office:value="-421.13" calcext:value-type="currency">
            <text:p>-421,13 €</text:p>
          </table:table-cell>
          <table:table-cell office:value-type="currency" office:currency="EUR" office:value="7501.33" calcext:value-type="currency">
            <text:p>7.501,33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5"/>
          <table:table-cell office:value-type="float" office:value="2572.3" calcext:value-type="float">
            <text:p>2572,30</text:p>
          </table:table-cell>
        </table:table-row>
        <table:table-row table:style-name="ro1">
          <table:table-cell table:style-name="ce120" table:formula="of:=[2019_Ausgaben.G6]" office:value-type="float" office:value="0" calcext:value-type="float">
            <text:p>0,00</text:p>
          </table:table-cell>
          <table:table-cell table:style-name="ce122" table:formula="of:=VLOOKUP([2019_Ausgaben.E6];[Hilfstabelle.A$2:.B$34];2;0)" office:value-type="string" office:string-value="" calcext:value-type="error">
            <text:p>#NV</text:p>
          </table:table-cell>
          <table:table-cell table:style-name="ce120" table:formula="of:=[.A34]*[.B34]/12*[2019_Ausgaben.F6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4]*[.D34]" office:value-type="string" office:string-value="" calcext:value-type="error">
            <text:p>#NV</text:p>
          </table:table-cell>
          <table:table-cell table:number-columns-repeated="7"/>
          <table:table-cell table:style-name="ce95" office:value-type="date" office:date-value="2019-08-01" calcext:value-type="date">
            <text:p>01.08.2019</text:p>
          </table:table-cell>
          <table:table-cell table:style-name="ce127" table:formula="of:=SUM([.O34:.X34])" office:value-type="currency" office:currency="EUR" office:value="14947.53" calcext:value-type="currency">
            <text:p>14.947,53 €</text:p>
          </table:table-cell>
          <table:table-cell table:style-name="ce127" office:value-type="currency" office:currency="EUR" office:value="1795.58" calcext:value-type="currency">
            <text:p>1.795,58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4821.84" calcext:value-type="currency">
            <text:p>4.821,84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office:value-type="currency" office:currency="EUR" office:value="821.69" calcext:value-type="currency">
            <text:p>821,69 €</text:p>
          </table:table-cell>
          <table:table-cell office:value-type="currency" office:currency="EUR" office:value="7502.36" calcext:value-type="currency">
            <text:p>7.502,36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5"/>
          <table:table-cell office:value-type="float" office:value="3628.59" calcext:value-type="float">
            <text:p>3628,59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35]*[.B35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35]*[.D35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9-09-06" calcext:value-type="date">
            <text:p>06.09.2019</text:p>
          </table:table-cell>
          <table:table-cell table:style-name="ce127" table:formula="of:=SUM([.O35:.X35])" office:value-type="currency" office:currency="EUR" office:value="15041.74" calcext:value-type="currency">
            <text:p>15.041,74 €</text:p>
          </table:table-cell>
          <table:table-cell table:style-name="ce127" office:value-type="currency" office:currency="EUR" office:value="2049.86" calcext:value-type="currency">
            <text:p>2.049,86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2500" calcext:value-type="currency">
            <text:p>2.500,00 €</text:p>
          </table:table-cell>
          <table:table-cell table:style-name="ce127" office:value-type="currency" office:currency="EUR" office:value="50" calcext:value-type="currency">
            <text:p>50,00 €</text:p>
          </table:table-cell>
          <table:table-cell office:value-type="currency" office:currency="EUR" office:value="570.23" calcext:value-type="currency">
            <text:p>570,23 €</text:p>
          </table:table-cell>
          <table:table-cell office:value-type="currency" office:currency="EUR" office:value="9865.59" calcext:value-type="currency">
            <text:p>9.865,59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5"/>
          <table:table-cell office:value-type="float" office:value="2572.3" calcext:value-type="float">
            <text:p>2572,30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36]*[.B36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36]*[.D36]" office:value-type="string" office:string-value="" calcext:value-type="error">
            <text:p>#REF!</text:p>
          </table:table-cell>
          <table:table-cell table:number-columns-repeated="7"/>
          <table:table-cell table:style-name="ce95" office:value-type="date" office:date-value="2019-10-01" calcext:value-type="date">
            <text:p>01.10.2019</text:p>
          </table:table-cell>
          <table:table-cell table:style-name="ce127" table:formula="of:=SUM([.O36:.X36])" office:value-type="currency" office:currency="EUR" office:value="16714.98" calcext:value-type="currency">
            <text:p>16.714,98 €</text:p>
          </table:table-cell>
          <table:table-cell table:style-name="ce127" office:value-type="currency" office:currency="EUR" office:value="1608.67" calcext:value-type="currency">
            <text:p>1.608,67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4540" calcext:value-type="currency">
            <text:p>4.540,00 €</text:p>
          </table:table-cell>
          <table:table-cell table:style-name="ce127" office:value-type="currency" office:currency="EUR" office:value="140" calcext:value-type="currency">
            <text:p>140,00 €</text:p>
          </table:table-cell>
          <table:table-cell office:value-type="currency" office:currency="EUR" office:value="553.13" calcext:value-type="currency">
            <text:p>553,13 €</text:p>
          </table:table-cell>
          <table:table-cell office:value-type="currency" office:currency="EUR" office:value="9867.12" calcext:value-type="currency">
            <text:p>9.867,12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4"/>
          <table:table-cell office:value-type="string" calcext:value-type="string">
            <text:p>Januar 2018</text:p>
          </table:table-cell>
          <table:table-cell office:value-type="float" office:value="2553.35" calcext:value-type="float">
            <text:p>2553,35</text:p>
          </table:table-cell>
        </table:table-row>
        <table:table-row table:style-name="ro1">
          <table:table-cell table:style-name="ce120" table:formula="of:=[2019_Ausgaben.G7]" office:value-type="float" office:value="0" calcext:value-type="float">
            <text:p>0,00</text:p>
          </table:table-cell>
          <table:table-cell table:style-name="ce122" table:formula="of:=VLOOKUP([2019_Ausgaben.E7];[Hilfstabelle.A$2:.B$34];2;0)" office:value-type="string" office:string-value="" calcext:value-type="error">
            <text:p>#NV</text:p>
          </table:table-cell>
          <table:table-cell table:style-name="ce120" table:formula="of:=[.A37]*[.B37]/12*[2019_Ausgaben.F7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7]*[.D37]" office:value-type="string" office:string-value="" calcext:value-type="error">
            <text:p>#NV</text:p>
          </table:table-cell>
          <table:table-cell table:number-columns-repeated="7"/>
          <table:table-cell table:style-name="ce89" office:value-type="date" office:date-value="2019-11-03" calcext:value-type="date">
            <text:p>03.11.19</text:p>
          </table:table-cell>
          <table:table-cell table:style-name="ce127" table:formula="of:=SUM([.O37:.X37])" office:value-type="currency" office:currency="EUR" office:value="17051.77" calcext:value-type="currency">
            <text:p>17.051,77 €</text:p>
          </table:table-cell>
          <table:table-cell table:style-name="ce127" office:value-type="currency" office:currency="EUR" office:value="2186.49" calcext:value-type="currency">
            <text:p>2.186,49 €</text:p>
          </table:table-cell>
          <table:table-cell table:style-name="ce127" office:value-type="currency" office:currency="EUR" office:value="6.06" calcext:value-type="currency">
            <text:p>6,06 €</text:p>
          </table:table-cell>
          <table:table-cell table:style-name="ce127" office:value-type="currency" office:currency="EUR" office:value="0" calcext:value-type="currency">
            <text:p>0,00 €</text:p>
          </table:table-cell>
          <table:table-cell table:style-name="ce127" office:value-type="currency" office:currency="EUR" office:value="2540.12" calcext:value-type="currency">
            <text:p>2.540,12 €</text:p>
          </table:table-cell>
          <table:table-cell table:style-name="ce127" office:value-type="currency" office:currency="EUR" office:value="60" calcext:value-type="currency">
            <text:p>60,00 €</text:p>
          </table:table-cell>
          <table:table-cell office:value-type="currency" office:currency="EUR" office:value="350.01" calcext:value-type="currency">
            <text:p>350,01 €</text:p>
          </table:table-cell>
          <table:table-cell office:value-type="currency" office:currency="EUR" office:value="11909.09" calcext:value-type="currency">
            <text:p>11.909,09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5"/>
          <table:table-cell office:value-type="float" office:value="2589.35" calcext:value-type="float">
            <text:p>2589,35</text:p>
          </table:table-cell>
        </table:table-row>
        <table:table-row table:style-name="ro1">
          <table:table-cell table:style-name="ce120" table:formula="of:=[2019_Ausgaben.G8]" office:value-type="float" office:value="0" calcext:value-type="float">
            <text:p>0,00</text:p>
          </table:table-cell>
          <table:table-cell table:style-name="ce122" table:formula="of:=VLOOKUP([2019_Ausgaben.E8];[Hilfstabelle.A$2:.B$34];2;0)" office:value-type="string" office:string-value="" calcext:value-type="error">
            <text:p>#NV</text:p>
          </table:table-cell>
          <table:table-cell table:style-name="ce120" table:formula="of:=[.A38]*[.B38]/12*[2019_Ausgaben.F8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38]*[.D38]" office:value-type="string" office:string-value="" calcext:value-type="error">
            <text:p>#NV</text:p>
          </table:table-cell>
          <table:table-cell table:number-columns-repeated="8"/>
          <table:table-cell table:style-name="ce127" table:formula="of:=SUM([.O38:.X38])" office:value-type="currency" office:currency="EUR" office:value="0" calcext:value-type="currency">
            <text:p>0,00 €</text:p>
          </table:table-cell>
          <table:table-cell table:style-name="ce127" table:number-columns-repeated="5"/>
          <table:table-cell table:number-columns-repeated="18"/>
          <table:table-cell office:value-type="float" office:value="2589.35" calcext:value-type="float">
            <text:p>2589,35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39]*[.B39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39]*[.D39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2589.35" calcext:value-type="float">
            <text:p>2589,35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0]*[.B40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0]*[.D40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3505.21" calcext:value-type="float">
            <text:p>3505,21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1]*[.B41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1]*[.D41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7"/>
          <table:table-cell office:value-type="string" calcext:value-type="string">
            <text:p>Juni 2018</text:p>
          </table:table-cell>
          <table:table-cell office:value-type="float" office:value="3671.72" calcext:value-type="float">
            <text:p>3671,7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2]*[.B42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2]*[.D42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3367.5" calcext:value-type="float">
            <text:p>3367,50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3]*[.B43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3]*[.D43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7"/>
          <table:table-cell table:style-name="Default"/>
          <table:table-cell office:value-type="float" office:value="2736.75" calcext:value-type="float">
            <text:p>2736,75</text:p>
          </table:table-cell>
        </table:table-row>
        <table:table-row table:style-name="ro1">
          <table:table-cell table:style-name="ce120" table:formula="of:=[2019_Ausgaben.G9]" office:value-type="float" office:value="0" calcext:value-type="float">
            <text:p>0,00</text:p>
          </table:table-cell>
          <table:table-cell table:style-name="ce122" table:formula="of:=VLOOKUP([2019_Ausgaben.E9];[Hilfstabelle.A$2:.B$34];2;0)" office:value-type="string" office:string-value="" calcext:value-type="error">
            <text:p>#NV</text:p>
          </table:table-cell>
          <table:table-cell table:style-name="ce120" table:formula="of:=[.A44]*[.B44]/12*[2019_Ausgaben.F9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44]*[.D44]" office:value-type="string" office:string-value="" calcext:value-type="error">
            <text:p>#NV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2736.75" calcext:value-type="float">
            <text:p>2736,75</text:p>
          </table:table-cell>
        </table:table-row>
        <table:table-row table:style-name="ro1">
          <table:table-cell table:style-name="ce120" table:formula="of:=[2019_Ausgaben.G10]" office:value-type="float" office:value="0" calcext:value-type="float">
            <text:p>0,00</text:p>
          </table:table-cell>
          <table:table-cell table:style-name="ce122" table:formula="of:=VLOOKUP([2019_Ausgaben.E10];[Hilfstabelle.A$2:.B$34];2;0)" office:value-type="string" office:string-value="" calcext:value-type="error">
            <text:p>#NV</text:p>
          </table:table-cell>
          <table:table-cell table:style-name="ce120" table:formula="of:=[.A45]*[.B45]/12*[2019_Ausgaben.F10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45]*[.D45]" office:value-type="string" office:string-value="" calcext:value-type="error">
            <text:p>#NV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2736.75" calcext:value-type="float">
            <text:p>2736,75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6]*[.B46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6]*[.D46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3833.74" calcext:value-type="float">
            <text:p>3833,74</text:p>
          </table:table-cell>
        </table:table-row>
        <table:table-row table:style-name="ro1">
          <table:table-cell table:style-name="ce120" table:formula="of:=[2019_Ausgaben.G11]" office:value-type="float" office:value="0" calcext:value-type="float">
            <text:p>0,00</text:p>
          </table:table-cell>
          <table:table-cell table:style-name="ce122" table:formula="of:=VLOOKUP([2019_Ausgaben.E11];[Hilfstabelle.A$2:.B$34];2;0)" office:value-type="string" office:string-value="" calcext:value-type="error">
            <text:p>#NV</text:p>
          </table:table-cell>
          <table:table-cell table:style-name="ce120" table:formula="of:=[.A47]*[.B47]/12*[2019_Ausgaben.F11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47]*[.D47]" office:value-type="string" office:string-value="" calcext:value-type="error">
            <text:p>#NV</text:p>
          </table:table-cell>
          <table:table-cell table:number-columns-repeated="8"/>
          <table:table-cell table:style-name="ce127" table:number-columns-repeated="6"/>
          <table:table-cell table:number-columns-repeated="17"/>
          <table:table-cell table:style-name="Default"/>
          <table:table-cell office:value-type="float" office:value="2736.75" calcext:value-type="float">
            <text:p>2736,75</text:p>
          </table:table-cell>
        </table:table-row>
        <table:table-row table:style-name="ro1">
          <table:table-cell table:style-name="ce120" table:formula="of:=[2019_Ausgaben.G12]" office:value-type="float" office:value="0" calcext:value-type="float">
            <text:p>0,00</text:p>
          </table:table-cell>
          <table:table-cell table:style-name="ce122" table:formula="of:=VLOOKUP([2019_Ausgaben.E12];[Hilfstabelle.A$2:.B$34];2;0)" office:value-type="string" office:string-value="" calcext:value-type="error">
            <text:p>#NV</text:p>
          </table:table-cell>
          <table:table-cell table:style-name="ce120" table:formula="of:=[.A48]*[.B48]/12*[2019_Ausgaben.F12]/12" office:value-type="string" office:string-value="" calcext:value-type="error">
            <text:p>#NV</text:p>
          </table:table-cell>
          <table:table-cell office:value-type="float" office:value="12" calcext:value-type="float">
            <text:p>12</text:p>
          </table:table-cell>
          <table:table-cell table:style-name="ce120" table:formula="of:=[.C48]*[.D48]" office:value-type="string" office:string-value="" calcext:value-type="error">
            <text:p>#NV</text:p>
          </table:table-cell>
          <table:table-cell table:number-columns-repeated="8"/>
          <table:table-cell table:style-name="ce127" table:number-columns-repeated="6"/>
          <table:table-cell table:number-columns-repeated="17"/>
          <table:table-cell office:value-type="string" calcext:value-type="string">
            <text:p>Januar 2019</text:p>
          </table:table-cell>
          <table:table-cell office:value-type="float" office:value="2769.55" calcext:value-type="float">
            <text:p>2769,55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A$2:.B$34];2;0)" office:value-type="string" office:string-value="" calcext:value-type="error">
            <text:p>Fehler:504</text:p>
          </table:table-cell>
          <table:table-cell table:style-name="ce120" table:formula="of:=[.A49]*[.B49]/12*#REF!/12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table:style-name="ce120" table:formula="of:=[.C49]*[.D49]" office:value-type="string" office:string-value="" calcext:value-type="error">
            <text:p>#REF!</text:p>
          </table:table-cell>
          <table:table-cell table:number-columns-repeated="8"/>
          <table:table-cell table:style-name="ce127" table:number-columns-repeated="6"/>
          <table:table-cell table:number-columns-repeated="18"/>
          <table:table-cell office:value-type="float" office:value="2769.55" calcext:value-type="float">
            <text:p>2769,55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8"/>
          <table:table-cell office:value-type="float" office:value="2769.55" calcext:value-type="float">
            <text:p>2769,55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8"/>
          <table:table-cell office:value-type="float" office:value="2769.55" calcext:value-type="float">
            <text:p>2769,55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8"/>
          <table:table-cell office:value-type="float" office:value="3063.36" calcext:value-type="float">
            <text:p>3063,36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7"/>
          <table:table-cell office:value-type="string" calcext:value-type="string">
            <text:p>Juni 2019</text:p>
          </table:table-cell>
          <table:table-cell office:value-type="float" office:value="3921.29" calcext:value-type="float">
            <text:p>3921,29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8"/>
          <table:table-cell office:value-type="float" office:value="2769.55" calcext:value-type="float">
            <text:p>2769,55</text:p>
          </table:table-cell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8"/>
          <table:table-cell office:value-type="float" office:value="2769.55" calcext:value-type="float">
            <text:p>2769,55</text:p>
          </table:table-cell>
        </table:table-row>
        <table:table-row table:style-name="ro1" table:number-rows-repeated="4">
          <table:table-cell table:number-columns-repeated="13"/>
          <table:table-cell table:style-name="ce127" table:number-columns-repeated="6"/>
          <table:table-cell table:number-columns-repeated="19"/>
        </table:table-row>
        <table:table-row table:style-name="ro1">
          <table:table-cell table:number-columns-repeated="13"/>
          <table:table-cell table:style-name="ce127" table:number-columns-repeated="6"/>
          <table:table-cell table:number-columns-repeated="17"/>
          <table:table-cell office:value-type="string" calcext:value-type="string">
            <text:p>Januar 2020</text:p>
          </table:table-cell>
          <table:table-cell/>
        </table:table-row>
        <table:table-row table:style-name="ro1" table:number-rows-repeated="50">
          <table:table-cell table:number-columns-repeated="13"/>
          <table:table-cell table:style-name="ce127" table:number-columns-repeated="6"/>
          <table:table-cell table:number-columns-repeated="19"/>
        </table:table-row>
        <table:table-row table:style-name="ro1" table:number-rows-repeated="104846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Test" table:style-name="ta2">
        <table:table-column table:style-name="co2" table:number-columns-repeated="7" table:default-cell-style-name="Default"/>
        <table:table-row table:style-name="ro1">
          <table:table-cell/>
          <table:table-cell table:style-name="ce11" office:value-type="string" calcext:value-type="string">
            <text:p>Januar</text:p>
          </table:table-cell>
          <table:table-cell/>
          <table:table-cell table:formula="of:=MONTH([.B1])" office:value-type="string" office:string-value="" calcext:value-type="error">
            <text:p>#WERT!</text:p>
          </table:table-cell>
          <table:table-cell table:style-name="ce35" table:formula="of:=VLOOKUP([.B1];[Hilfstabelle.G$2:.H$13];2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date" office:date-value="2018-01-03" calcext:value-type="date">
            <text:p>03.01.18</text:p>
          </table:table-cell>
          <table:table-cell table:number-columns-repeated="2"/>
          <table:table-cell table:formula="of:=VLOOKUP(MONTH([.B2]);[Hilfstabelle.G$2:.H$13];2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date" office:date-value="2018-01-04" calcext:value-type="date">
            <text:p>04.01.18</text:p>
          </table:table-cell>
          <table:table-cell table:number-columns-repeated="2"/>
          <table:table-cell table:formula="of:=VLOOKUP(MONTH([.B3]);[Hilfstabelle.G$2:.H$13];2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date" office:date-value="2018-01-04" calcext:value-type="date">
            <text:p>04.01.18</text:p>
          </table:table-cell>
          <table:table-cell table:number-columns-repeated="2"/>
          <table:table-cell table:formula="of:=VLOOKUP(MONTH([.B4]);[Hilfstabelle.G$2:.H$13];2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date" office:date-value="2018-01-05" calcext:value-type="date">
            <text:p>05.01.18</text:p>
          </table:table-cell>
          <table:table-cell table:number-columns-repeated="2"/>
          <table:table-cell table:formula="of:=VLOOKUP(MONTH([.B5]);[Hilfstabelle.G$2:.H$13];2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2"/>
          <table:table-cell table:style-name="ce58" table:content-validation-name="val1" office:value-type="string" calcext:value-type="string">
            <text:p>Freizeit alleine</text:p>
          </table:table-cell>
          <table:table-cell/>
          <table:table-cell office:value-type="string" calcext:value-type="string">
            <text:p>Freizeit alleine</text:p>
          </table:table-cell>
          <table:table-cell/>
          <table:table-cell table:style-name="ce7"/>
        </table:table-row>
      </table:table>
      <table:table table:name="Berechnungstabelle_2" table:style-name="ta1">
        <table:table-column table:style-name="co2" table:default-cell-style-name="Default"/>
        <table:table-column table:style-name="co38" table:default-cell-style-name="ce55"/>
        <table:table-column table:style-name="co37" table:default-cell-style-name="ce55"/>
        <table:table-column table:style-name="co34" table:default-cell-style-name="Default"/>
        <table:table-column table:style-name="co33" table:default-cell-style-name="ce55"/>
        <table:table-column table:style-name="co39" table:default-cell-style-name="ce55"/>
        <table:table-column table:style-name="co2" table:default-cell-style-name="Default"/>
        <table:table-column table:style-name="co38" table:default-cell-style-name="ce55"/>
        <table:table-column table:style-name="co37" table:default-cell-style-name="ce55"/>
        <table:table-column table:style-name="co34" table:default-cell-style-name="Default"/>
        <table:table-column table:style-name="co33" table:default-cell-style-name="ce55"/>
        <table:table-column table:style-name="co40" table:default-cell-style-name="ce55"/>
        <table:table-column table:style-name="co2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2" table:default-cell-style-name="Default"/>
        <table:table-column table:style-name="co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4" table:default-cell-style-name="Default"/>
        <table:table-column table:style-name="co2" table:number-columns-repeated="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37" table:default-cell-style-name="ce131"/>
        <table:table-column table:style-name="co2" table:default-cell-style-name="ce61"/>
        <table:table-column table:style-name="co2" table:number-columns-repeated="34" table:default-cell-style-name="Default"/>
        <table:table-row table:style-name="ro1">
          <table:table-cell table:style-name="ce118" office:value-type="string" calcext:value-type="string">
            <text:p>Fixkostenberechnung 2018 Januar</text:p>
          </table:table-cell>
          <table:table-cell table:style-name="ce67" table:number-columns-repeated="2"/>
          <table:table-cell table:number-columns-repeated="3"/>
          <table:table-cell table:style-name="ce118" office:value-type="string" calcext:value-type="string">
            <text:p>Fixkostenberechnung 2018 Februar</text:p>
          </table:table-cell>
          <table:table-cell table:style-name="ce67" table:number-columns-repeated="2"/>
          <table:table-cell table:number-columns-repeated="3"/>
          <table:table-cell table:style-name="ce118" office:value-type="string" calcext:value-type="string">
            <text:p>Fixkostenberechnung 2018 März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April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Ma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Jun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Jul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August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Septem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Okto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Novem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8 Dezember</text:p>
          </table:table-cell>
          <table:table-cell table:style-name="ce67" table:number-columns-repeated="2"/>
          <table:table-cell/>
          <table:table-cell table:style-name="ce55" table:number-columns-repeated="2"/>
        </table:table-row>
        <table:table-row table:style-name="ro1"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F3] &lt;= #REF!; IF([.F3] &gt;= #REF!; [.C3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L3] &lt;= #REF!; IF([.L3] &gt;= #REF!; [.I3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R3] &lt;= #REF!; IF([.R3] &gt;= #REF!; [.O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X3] &lt;= #REF!; IF([.X3] &gt;= #REF!; [.U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AD3] &lt;= #REF!; IF([.AD3] &gt;= #REF!; [.AA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AJ3] &lt;= #REF!; IF([.AJ3] &gt;= #REF!; [.AG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AP3] &lt;= #REF!; IF([.AP3] &gt;= #REF!; [.AM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AV3] &lt;= #REF!; IF([.AV3] &gt;= #REF!; [.AS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BB3] &lt;= #REF!; IF([.BB3] &gt;= #REF!; [.AY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BH3] &lt;= #REF!; IF([.BH3] &gt;= #REF!; [.BE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BN3] &lt;= #REF!; IF([.BN3] &gt;= #REF!; [.BK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3]*[.$B3]/12" office:value-type="string" office:string-value="" calcext:value-type="error">
            <text:p>#REF!</text:p>
          </table:table-cell>
          <table:table-cell table:style-name="ce120" table:formula="of:=IF([.BT3] &lt;= #REF!; IF([.BT3] &gt;= #REF!; [.BQ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F4] &lt;= #REF!; IF([.F4] &gt;= #REF!; [.C4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L4] &lt;= #REF!; IF([.L4] &gt;= #REF!; [.I4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R4] &lt;= #REF!; IF([.R4] &gt;= #REF!; [.O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X4] &lt;= #REF!; IF([.X4] &gt;= #REF!; [.U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AD4] &lt;= #REF!; IF([.AD4] &gt;= #REF!; [.AA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AJ4] &lt;= #REF!; IF([.AJ4] &gt;= #REF!; [.AG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AP4] &lt;= #REF!; IF([.AP4] &gt;= #REF!; [.AM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AV4] &lt;= #REF!; IF([.AV4] &gt;= #REF!; [.AS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BB4] &lt;= #REF!; IF([.BB4] &gt;= #REF!; [.AY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BH4] &lt;= #REF!; IF([.BH4] &gt;= #REF!; [.BE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BN4] &lt;= #REF!; IF([.BN4] &gt;= #REF!; [.BK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4]*[.$B4]/12" office:value-type="string" office:string-value="" calcext:value-type="error">
            <text:p>#REF!</text:p>
          </table:table-cell>
          <table:table-cell table:style-name="ce120" table:formula="of:=IF([.BT4] &lt;= #REF!; IF([.BT4] &gt;= #REF!; [.BQ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F5] &lt;= #REF!; IF([.F5] &gt;= #REF!; [.C5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L5] &lt;= #REF!; IF([.L5] &gt;= #REF!; [.I5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R5] &lt;= #REF!; IF([.R5] &gt;= #REF!; [.O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X5] &lt;= #REF!; IF([.X5] &gt;= #REF!; [.U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AD5] &lt;= #REF!; IF([.AD5] &gt;= #REF!; [.AA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AJ5] &lt;= #REF!; IF([.AJ5] &gt;= #REF!; [.AG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AP5] &lt;= #REF!; IF([.AP5] &gt;= #REF!; [.AM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AV5] &lt;= #REF!; IF([.AV5] &gt;= #REF!; [.AS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BB5] &lt;= #REF!; IF([.BB5] &gt;= #REF!; [.AY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BH5] &lt;= #REF!; IF([.BH5] &gt;= #REF!; [.BE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BN5] &lt;= #REF!; IF([.BN5] &gt;= #REF!; [.BK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5]*[.$B5]/12" office:value-type="string" office:string-value="" calcext:value-type="error">
            <text:p>#REF!</text:p>
          </table:table-cell>
          <table:table-cell table:style-name="ce120" table:formula="of:=IF([.BT5] &lt;= #REF!; IF([.BT5] &gt;= #REF!; [.BQ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F6] &lt;= #REF!; IF([.F6] &gt;= #REF!; [.C6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L6] &lt;= #REF!; IF([.L6] &gt;= #REF!; [.I6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R6] &lt;= #REF!; IF([.R6] &gt;= #REF!; [.O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X6] &lt;= #REF!; IF([.X6] &gt;= #REF!; [.U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AD6] &lt;= #REF!; IF([.AD6] &gt;= #REF!; [.AA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AJ6] &lt;= #REF!; IF([.AJ6] &gt;= #REF!; [.AG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AP6] &lt;= #REF!; IF([.AP6] &gt;= #REF!; [.AM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AV6] &lt;= #REF!; IF([.AV6] &gt;= #REF!; [.AS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BB6] &lt;= #REF!; IF([.BB6] &gt;= #REF!; [.AY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BH6] &lt;= #REF!; IF([.BH6] &gt;= #REF!; [.BE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BN6] &lt;= #REF!; IF([.BN6] &gt;= #REF!; [.BK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6]*[.$B6]/12" office:value-type="string" office:string-value="" calcext:value-type="error">
            <text:p>#REF!</text:p>
          </table:table-cell>
          <table:table-cell table:style-name="ce120" table:formula="of:=IF([.BT6] &lt;= #REF!; IF([.BT6] &gt;= #REF!; [.BQ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F7] &lt;= #REF!; IF([.F7] &gt;= #REF!; [.C7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L7] &lt;= #REF!; IF([.L7] &gt;= #REF!; [.I7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R7] &lt;= #REF!; IF([.R7] &gt;= #REF!; [.O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X7] &lt;= #REF!; IF([.X7] &gt;= #REF!; [.U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AD7] &lt;= #REF!; IF([.AD7] &gt;= #REF!; [.AA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AJ7] &lt;= #REF!; IF([.AJ7] &gt;= #REF!; [.AG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AP7] &lt;= #REF!; IF([.AP7] &gt;= #REF!; [.AM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AV7] &lt;= #REF!; IF([.AV7] &gt;= #REF!; [.AS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BB7] &lt;= #REF!; IF([.BB7] &gt;= #REF!; [.AY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BH7] &lt;= #REF!; IF([.BH7] &gt;= #REF!; [.BE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BN7] &lt;= #REF!; IF([.BN7] &gt;= #REF!; [.BK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7]*[.$B7]/12" office:value-type="string" office:string-value="" calcext:value-type="error">
            <text:p>#REF!</text:p>
          </table:table-cell>
          <table:table-cell table:style-name="ce120" table:formula="of:=IF([.BT7] &lt;= #REF!; IF([.BT7] &gt;= #REF!; [.BQ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F8] &lt;= #REF!; IF([.F8] &gt;= #REF!; [.C8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L8] &lt;= #REF!; IF([.L8] &gt;= #REF!; [.I8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R8] &lt;= #REF!; IF([.R8] &gt;= #REF!; [.O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X8] &lt;= #REF!; IF([.X8] &gt;= #REF!; [.U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AD8] &lt;= #REF!; IF([.AD8] &gt;= #REF!; [.AA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AJ8] &lt;= #REF!; IF([.AJ8] &gt;= #REF!; [.AG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AP8] &lt;= #REF!; IF([.AP8] &gt;= #REF!; [.AM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AV8] &lt;= #REF!; IF([.AV8] &gt;= #REF!; [.AS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BB8] &lt;= #REF!; IF([.BB8] &gt;= #REF!; [.AY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BH8] &lt;= #REF!; IF([.BH8] &gt;= #REF!; [.BE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BN8] &lt;= #REF!; IF([.BN8] &gt;= #REF!; [.BK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8]*[.$B8]/12" office:value-type="string" office:string-value="" calcext:value-type="error">
            <text:p>#REF!</text:p>
          </table:table-cell>
          <table:table-cell table:style-name="ce120" table:formula="of:=IF([.BT8] &lt;= #REF!; IF([.BT8] &gt;= #REF!; [.BQ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F9] &lt;= #REF!; IF([.F9] &gt;= #REF!; [.C9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L9] &lt;= #REF!; IF([.L9] &gt;= #REF!; [.I9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R9] &lt;= #REF!; IF([.R9] &gt;= #REF!; [.O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X9] &lt;= #REF!; IF([.X9] &gt;= #REF!; [.U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AD9] &lt;= #REF!; IF([.AD9] &gt;= #REF!; [.AA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AJ9] &lt;= #REF!; IF([.AJ9] &gt;= #REF!; [.AG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AP9] &lt;= #REF!; IF([.AP9] &gt;= #REF!; [.AM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AV9] &lt;= #REF!; IF([.AV9] &gt;= #REF!; [.AS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BB9] &lt;= #REF!; IF([.BB9] &gt;= #REF!; [.AY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BH9] &lt;= #REF!; IF([.BH9] &gt;= #REF!; [.BE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BN9] &lt;= #REF!; IF([.BN9] &gt;= #REF!; [.BK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9]*[.$B9]/12" office:value-type="string" office:string-value="" calcext:value-type="error">
            <text:p>#REF!</text:p>
          </table:table-cell>
          <table:table-cell table:style-name="ce120" table:formula="of:=IF([.BT9] &lt;= #REF!; IF([.BT9] &gt;= #REF!; [.BQ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F10] &lt;= #REF!; IF([.F10] &gt;= #REF!; [.C10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L10] &lt;= #REF!; IF([.L10] &gt;= #REF!; [.I10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R10] &lt;= #REF!; IF([.R10] &gt;= #REF!; [.O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X10] &lt;= #REF!; IF([.X10] &gt;= #REF!; [.U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AD10] &lt;= #REF!; IF([.AD10] &gt;= #REF!; [.AA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AJ10] &lt;= #REF!; IF([.AJ10] &gt;= #REF!; [.AG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AP10] &lt;= #REF!; IF([.AP10] &gt;= #REF!; [.AM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AV10] &lt;= #REF!; IF([.AV10] &gt;= #REF!; [.AS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BB10] &lt;= #REF!; IF([.BB10] &gt;= #REF!; [.AY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BH10] &lt;= #REF!; IF([.BH10] &gt;= #REF!; [.BE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BN10] &lt;= #REF!; IF([.BN10] &gt;= #REF!; [.BK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0]*[.$B10]/12" office:value-type="string" office:string-value="" calcext:value-type="error">
            <text:p>#REF!</text:p>
          </table:table-cell>
          <table:table-cell table:style-name="ce120" table:formula="of:=IF([.BT10] &lt;= #REF!; IF([.BT10] &gt;= #REF!; [.BQ1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F11] &lt;= #REF!; IF([.F11] &gt;= #REF!; [.C11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L11] &lt;= #REF!; IF([.L11] &gt;= #REF!; [.I11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R11] &lt;= #REF!; IF([.R11] &gt;= #REF!; [.O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X11] &lt;= #REF!; IF([.X11] &gt;= #REF!; [.U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AD11] &lt;= #REF!; IF([.AD11] &gt;= #REF!; [.AA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AJ11] &lt;= #REF!; IF([.AJ11] &gt;= #REF!; [.AG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AP11] &lt;= #REF!; IF([.AP11] &gt;= #REF!; [.AM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AV11] &lt;= #REF!; IF([.AV11] &gt;= #REF!; [.AS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BB11] &lt;= #REF!; IF([.BB11] &gt;= #REF!; [.AY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BH11] &lt;= #REF!; IF([.BH11] &gt;= #REF!; [.BE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BN11] &lt;= #REF!; IF([.BN11] &gt;= #REF!; [.BK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1]*[.$B11]/12" office:value-type="string" office:string-value="" calcext:value-type="error">
            <text:p>#REF!</text:p>
          </table:table-cell>
          <table:table-cell table:style-name="ce120" table:formula="of:=IF([.BT11] &lt;= #REF!; IF([.BT11] &gt;= #REF!; [.BQ1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F12] &lt;= #REF!; IF([.F12] &gt;= #REF!; [.C12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L12] &lt;= #REF!; IF([.L12] &gt;= #REF!; [.I12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R12] &lt;= #REF!; IF([.R12] &gt;= #REF!; [.O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X12] &lt;= #REF!; IF([.X12] &gt;= #REF!; [.U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AD12] &lt;= #REF!; IF([.AD12] &gt;= #REF!; [.AA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AJ12] &lt;= #REF!; IF([.AJ12] &gt;= #REF!; [.AG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AP12] &lt;= #REF!; IF([.AP12] &gt;= #REF!; [.AM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AV12] &lt;= #REF!; IF([.AV12] &gt;= #REF!; [.AS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BB12] &lt;= #REF!; IF([.BB12] &gt;= #REF!; [.AY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BH12] &lt;= #REF!; IF([.BH12] &gt;= #REF!; [.BE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BN12] &lt;= #REF!; IF([.BN12] &gt;= #REF!; [.BK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2]*[.$B12]/12" office:value-type="string" office:string-value="" calcext:value-type="error">
            <text:p>#REF!</text:p>
          </table:table-cell>
          <table:table-cell table:style-name="ce120" table:formula="of:=IF([.BT12] &lt;= #REF!; IF([.BT12] &gt;= #REF!; [.BQ1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F13] &lt;= #REF!; IF([.F13] &gt;= #REF!; [.C13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L13] &lt;= #REF!; IF([.L13] &gt;= #REF!; [.I13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R13] &lt;= #REF!; IF([.R13] &gt;= #REF!; [.O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X13] &lt;= #REF!; IF([.X13] &gt;= #REF!; [.U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AD13] &lt;= #REF!; IF([.AD13] &gt;= #REF!; [.AA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AJ13] &lt;= #REF!; IF([.AJ13] &gt;= #REF!; [.AG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AP13] &lt;= #REF!; IF([.AP13] &gt;= #REF!; [.AM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AV13] &lt;= #REF!; IF([.AV13] &gt;= #REF!; [.AS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BB13] &lt;= #REF!; IF([.BB13] &gt;= #REF!; [.AY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BH13] &lt;= #REF!; IF([.BH13] &gt;= #REF!; [.BE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BN13] &lt;= #REF!; IF([.BN13] &gt;= #REF!; [.BK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3]*[.$B13]/12" office:value-type="string" office:string-value="" calcext:value-type="error">
            <text:p>#REF!</text:p>
          </table:table-cell>
          <table:table-cell table:style-name="ce120" table:formula="of:=IF([.BT13] &lt;= #REF!; IF([.BT13] &gt;= #REF!; [.BQ1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F14] &lt;= #REF!; IF([.F14] &gt;= #REF!; [.C14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L14] &lt;= #REF!; IF([.L14] &gt;= #REF!; [.I14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R14] &lt;= #REF!; IF([.R14] &gt;= #REF!; [.O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X14] &lt;= #REF!; IF([.X14] &gt;= #REF!; [.U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AD14] &lt;= #REF!; IF([.AD14] &gt;= #REF!; [.AA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AJ14] &lt;= #REF!; IF([.AJ14] &gt;= #REF!; [.AG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AP14] &lt;= #REF!; IF([.AP14] &gt;= #REF!; [.AM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AV14] &lt;= #REF!; IF([.AV14] &gt;= #REF!; [.AS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BB14] &lt;= #REF!; IF([.BB14] &gt;= #REF!; [.AY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BH14] &lt;= #REF!; IF([.BH14] &gt;= #REF!; [.BE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BN14] &lt;= #REF!; IF([.BN14] &gt;= #REF!; [.BK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4]*[.$B14]/12" office:value-type="string" office:string-value="" calcext:value-type="error">
            <text:p>#REF!</text:p>
          </table:table-cell>
          <table:table-cell table:style-name="ce120" table:formula="of:=IF([.BT14] &lt;= #REF!; IF([.BT14] &gt;= #REF!; [.BQ1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F15] &lt;= #REF!; IF([.F15] &gt;= #REF!; [.C15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L15] &lt;= #REF!; IF([.L15] &gt;= #REF!; [.I15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R15] &lt;= #REF!; IF([.R15] &gt;= #REF!; [.O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X15] &lt;= #REF!; IF([.X15] &gt;= #REF!; [.U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AD15] &lt;= #REF!; IF([.AD15] &gt;= #REF!; [.AA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AJ15] &lt;= #REF!; IF([.AJ15] &gt;= #REF!; [.AG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AP15] &lt;= #REF!; IF([.AP15] &gt;= #REF!; [.AM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AV15] &lt;= #REF!; IF([.AV15] &gt;= #REF!; [.AS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BB15] &lt;= #REF!; IF([.BB15] &gt;= #REF!; [.AY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BH15] &lt;= #REF!; IF([.BH15] &gt;= #REF!; [.BE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BN15] &lt;= #REF!; IF([.BN15] &gt;= #REF!; [.BK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5]*[.$B15]/12" office:value-type="string" office:string-value="" calcext:value-type="error">
            <text:p>#REF!</text:p>
          </table:table-cell>
          <table:table-cell table:style-name="ce120" table:formula="of:=IF([.BT15] &lt;= #REF!; IF([.BT15] &gt;= #REF!; [.BQ1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F16] &lt;= #REF!; IF([.F16] &gt;= #REF!; [.C16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L16] &lt;= #REF!; IF([.L16] &gt;= #REF!; [.I16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R16] &lt;= #REF!; IF([.R16] &gt;= #REF!; [.O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X16] &lt;= #REF!; IF([.X16] &gt;= #REF!; [.U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AD16] &lt;= #REF!; IF([.AD16] &gt;= #REF!; [.AA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AJ16] &lt;= #REF!; IF([.AJ16] &gt;= #REF!; [.AG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AP16] &lt;= #REF!; IF([.AP16] &gt;= #REF!; [.AM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AV16] &lt;= #REF!; IF([.AV16] &gt;= #REF!; [.AS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BB16] &lt;= #REF!; IF([.BB16] &gt;= #REF!; [.AY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BH16] &lt;= #REF!; IF([.BH16] &gt;= #REF!; [.BE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BN16] &lt;= #REF!; IF([.BN16] &gt;= #REF!; [.BK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6]*[.$B16]/12" office:value-type="string" office:string-value="" calcext:value-type="error">
            <text:p>#REF!</text:p>
          </table:table-cell>
          <table:table-cell table:style-name="ce120" table:formula="of:=IF([.BT16] &lt;= #REF!; IF([.BT16] &gt;= #REF!; [.BQ16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F17] &lt;= #REF!; IF([.F17] &gt;= #REF!; [.C17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L17] &lt;= #REF!; IF([.L17] &gt;= #REF!; [.I17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R17] &lt;= #REF!; IF([.R17] &gt;= #REF!; [.O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X17] &lt;= #REF!; IF([.X17] &gt;= #REF!; [.U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AD17] &lt;= #REF!; IF([.AD17] &gt;= #REF!; [.AA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AJ17] &lt;= #REF!; IF([.AJ17] &gt;= #REF!; [.AG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AP17] &lt;= #REF!; IF([.AP17] &gt;= #REF!; [.AM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AV17] &lt;= #REF!; IF([.AV17] &gt;= #REF!; [.AS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BB17] &lt;= #REF!; IF([.BB17] &gt;= #REF!; [.AY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BH17] &lt;= #REF!; IF([.BH17] &gt;= #REF!; [.BE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BN17] &lt;= #REF!; IF([.BN17] &gt;= #REF!; [.BK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7]*[.$B17]/12" office:value-type="string" office:string-value="" calcext:value-type="error">
            <text:p>#REF!</text:p>
          </table:table-cell>
          <table:table-cell table:style-name="ce120" table:formula="of:=IF([.BT17] &lt;= #REF!; IF([.BT17] &gt;= #REF!; [.BQ17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F18] &lt;= #REF!; IF([.F18] &gt;= #REF!; [.C18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L18] &lt;= #REF!; IF([.L18] &gt;= #REF!; [.I18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R18] &lt;= #REF!; IF([.R18] &gt;= #REF!; [.O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X18] &lt;= #REF!; IF([.X18] &gt;= #REF!; [.U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AD18] &lt;= #REF!; IF([.AD18] &gt;= #REF!; [.AA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AJ18] &lt;= #REF!; IF([.AJ18] &gt;= #REF!; [.AG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AP18] &lt;= #REF!; IF([.AP18] &gt;= #REF!; [.AM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AV18] &lt;= #REF!; IF([.AV18] &gt;= #REF!; [.AS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BB18] &lt;= #REF!; IF([.BB18] &gt;= #REF!; [.AY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BH18] &lt;= #REF!; IF([.BH18] &gt;= #REF!; [.BE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BN18] &lt;= #REF!; IF([.BN18] &gt;= #REF!; [.BK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8]*[.$B18]/12" office:value-type="string" office:string-value="" calcext:value-type="error">
            <text:p>#REF!</text:p>
          </table:table-cell>
          <table:table-cell table:style-name="ce120" table:formula="of:=IF([.BT18] &lt;= #REF!; IF([.BT18] &gt;= #REF!; [.BQ18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F19] &lt;= #REF!; IF([.F19] &gt;= #REF!; [.C19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L19] &lt;= #REF!; IF([.L19] &gt;= #REF!; [.I19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R19] &lt;= #REF!; IF([.R19] &gt;= #REF!; [.O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X19] &lt;= #REF!; IF([.X19] &gt;= #REF!; [.U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AD19] &lt;= #REF!; IF([.AD19] &gt;= #REF!; [.AA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AJ19] &lt;= #REF!; IF([.AJ19] &gt;= #REF!; [.AG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AP19] &lt;= #REF!; IF([.AP19] &gt;= #REF!; [.AM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AV19] &lt;= #REF!; IF([.AV19] &gt;= #REF!; [.AS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BB19] &lt;= #REF!; IF([.BB19] &gt;= #REF!; [.AY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BH19] &lt;= #REF!; IF([.BH19] &gt;= #REF!; [.BE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BN19] &lt;= #REF!; IF([.BN19] &gt;= #REF!; [.BK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19]*[.$B19]/12" office:value-type="string" office:string-value="" calcext:value-type="error">
            <text:p>#REF!</text:p>
          </table:table-cell>
          <table:table-cell table:style-name="ce120" table:formula="of:=IF([.BT19] &lt;= #REF!; IF([.BT19] &gt;= #REF!; [.BQ19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F20] &lt;= #REF!; IF([.F20] &gt;= #REF!; [.C20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L20] &lt;= #REF!; IF([.L20] &gt;= #REF!; [.I20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R20] &lt;= #REF!; IF([.R20] &gt;= #REF!; [.O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X20] &lt;= #REF!; IF([.X20] &gt;= #REF!; [.U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AD20] &lt;= #REF!; IF([.AD20] &gt;= #REF!; [.AA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AJ20] &lt;= #REF!; IF([.AJ20] &gt;= #REF!; [.AG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AP20] &lt;= #REF!; IF([.AP20] &gt;= #REF!; [.AM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AV20] &lt;= #REF!; IF([.AV20] &gt;= #REF!; [.AS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BB20] &lt;= #REF!; IF([.BB20] &gt;= #REF!; [.AY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BH20] &lt;= #REF!; IF([.BH20] &gt;= #REF!; [.BE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BN20] &lt;= #REF!; IF([.BN20] &gt;= #REF!; [.BK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0]*[.$B20]/12" office:value-type="string" office:string-value="" calcext:value-type="error">
            <text:p>#REF!</text:p>
          </table:table-cell>
          <table:table-cell table:style-name="ce120" table:formula="of:=IF([.BT20] &lt;= #REF!; IF([.BT20] &gt;= #REF!; [.BQ20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F21] &lt;= #REF!; IF([.F21] &gt;= #REF!; [.C21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L21] &lt;= #REF!; IF([.L21] &gt;= #REF!; [.I21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R21] &lt;= #REF!; IF([.R21] &gt;= #REF!; [.O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X21] &lt;= #REF!; IF([.X21] &gt;= #REF!; [.U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AD21] &lt;= #REF!; IF([.AD21] &gt;= #REF!; [.AA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AJ21] &lt;= #REF!; IF([.AJ21] &gt;= #REF!; [.AG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AP21] &lt;= #REF!; IF([.AP21] &gt;= #REF!; [.AM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AV21] &lt;= #REF!; IF([.AV21] &gt;= #REF!; [.AS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BB21] &lt;= #REF!; IF([.BB21] &gt;= #REF!; [.AY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BH21] &lt;= #REF!; IF([.BH21] &gt;= #REF!; [.BE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BN21] &lt;= #REF!; IF([.BN21] &gt;= #REF!; [.BK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1]*[.$B21]/12" office:value-type="string" office:string-value="" calcext:value-type="error">
            <text:p>#REF!</text:p>
          </table:table-cell>
          <table:table-cell table:style-name="ce120" table:formula="of:=IF([.BT21] &lt;= #REF!; IF([.BT21] &gt;= #REF!; [.BQ21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F22] &lt;= #REF!; IF([.F22] &gt;= #REF!; [.C22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L22] &lt;= #REF!; IF([.L22] &gt;= #REF!; [.I22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R22] &lt;= #REF!; IF([.R22] &gt;= #REF!; [.O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X22] &lt;= #REF!; IF([.X22] &gt;= #REF!; [.U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AD22] &lt;= #REF!; IF([.AD22] &gt;= #REF!; [.AA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AJ22] &lt;= #REF!; IF([.AJ22] &gt;= #REF!; [.AG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AP22] &lt;= #REF!; IF([.AP22] &gt;= #REF!; [.AM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AV22] &lt;= #REF!; IF([.AV22] &gt;= #REF!; [.AS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BB22] &lt;= #REF!; IF([.BB22] &gt;= #REF!; [.AY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BH22] &lt;= #REF!; IF([.BH22] &gt;= #REF!; [.BE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BN22] &lt;= #REF!; IF([.BN22] &gt;= #REF!; [.BK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2]*[.$B22]/12" office:value-type="string" office:string-value="" calcext:value-type="error">
            <text:p>#REF!</text:p>
          </table:table-cell>
          <table:table-cell table:style-name="ce120" table:formula="of:=IF([.BT22] &lt;= #REF!; IF([.BT22] &gt;= #REF!; [.BQ22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F23] &lt;= #REF!; IF([.F23] &gt;= #REF!; [.C23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L23] &lt;= #REF!; IF([.L23] &gt;= #REF!; [.I23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R23] &lt;= #REF!; IF([.R23] &gt;= #REF!; [.O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X23] &lt;= #REF!; IF([.X23] &gt;= #REF!; [.U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AD23] &lt;= #REF!; IF([.AD23] &gt;= #REF!; [.AA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AJ23] &lt;= #REF!; IF([.AJ23] &gt;= #REF!; [.AG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AP23] &lt;= #REF!; IF([.AP23] &gt;= #REF!; [.AM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AV23] &lt;= #REF!; IF([.AV23] &gt;= #REF!; [.AS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BB23] &lt;= #REF!; IF([.BB23] &gt;= #REF!; [.AY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BH23] &lt;= #REF!; IF([.BH23] &gt;= #REF!; [.BE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BN23] &lt;= #REF!; IF([.BN23] &gt;= #REF!; [.BK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3]*[.$B23]/12" office:value-type="string" office:string-value="" calcext:value-type="error">
            <text:p>#REF!</text:p>
          </table:table-cell>
          <table:table-cell table:style-name="ce120" table:formula="of:=IF([.BT23] &lt;= #REF!; IF([.BT23] &gt;= #REF!; [.BQ23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F24] &lt;= #REF!; IF([.F24] &gt;= #REF!; [.C24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L24] &lt;= #REF!; IF([.L24] &gt;= #REF!; [.I24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R24] &lt;= #REF!; IF([.R24] &gt;= #REF!; [.O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X24] &lt;= #REF!; IF([.X24] &gt;= #REF!; [.U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AD24] &lt;= #REF!; IF([.AD24] &gt;= #REF!; [.AA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AJ24] &lt;= #REF!; IF([.AJ24] &gt;= #REF!; [.AG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AP24] &lt;= #REF!; IF([.AP24] &gt;= #REF!; [.AM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AV24] &lt;= #REF!; IF([.AV24] &gt;= #REF!; [.AS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BB24] &lt;= #REF!; IF([.BB24] &gt;= #REF!; [.AY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BH24] &lt;= #REF!; IF([.BH24] &gt;= #REF!; [.BE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BN24] &lt;= #REF!; IF([.BN24] &gt;= #REF!; [.BK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4]*[.$B24]/12" office:value-type="string" office:string-value="" calcext:value-type="error">
            <text:p>#REF!</text:p>
          </table:table-cell>
          <table:table-cell table:style-name="ce120" table:formula="of:=IF([.BT24] &lt;= #REF!; IF([.BT24] &gt;= #REF!; [.BQ24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F25] &lt;= #REF!; IF([.F25] &gt;= #REF!; [.C25]))" office:value-type="string" office:string-value="" calcext:value-type="error">
            <text:p>#REF!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L25] &lt;= #REF!; IF([.L25] &gt;= #REF!; [.I25]))" office:value-type="string" office:string-value="" calcext:value-type="error">
            <text:p>#REF!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R25] &lt;= #REF!; IF([.R25] &gt;= #REF!; [.O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X25] &lt;= #REF!; IF([.X25] &gt;= #REF!; [.U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AD25] &lt;= #REF!; IF([.AD25] &gt;= #REF!; [.AA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AJ25] &lt;= #REF!; IF([.AJ25] &gt;= #REF!; [.AG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AP25] &lt;= #REF!; IF([.AP25] &gt;= #REF!; [.AM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AV25] &lt;= #REF!; IF([.AV25] &gt;= #REF!; [.AS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BB25] &lt;= #REF!; IF([.BB25] &gt;= #REF!; [.AY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BH25] &lt;= #REF!; IF([.BH25] &gt;= #REF!; [.BE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BN25] &lt;= #REF!; IF([.BN25] &gt;= #REF!; [.BK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#REF!" office:value-type="string" office:string-value="" calcext:value-type="error">
            <text:p>#REF!</text:p>
          </table:table-cell>
          <table:table-cell table:style-name="ce122" table:formula="of:=VLOOKUP(#REF!;[Hilfstabelle.$A$2:.$B$34];2;0)" office:value-type="string" office:string-value="" calcext:value-type="error">
            <text:p>Fehler:504</text:p>
          </table:table-cell>
          <table:table-cell table:style-name="ce136" table:formula="of:=[.$A25]*[.$B25]/12" office:value-type="string" office:string-value="" calcext:value-type="error">
            <text:p>#REF!</text:p>
          </table:table-cell>
          <table:table-cell table:style-name="ce120" table:formula="of:=IF([.BT25] &lt;= #REF!; IF([.BT25] &gt;= #REF!; [.BQ25]))" office:value-type="string" office:string-value="" calcext:value-type="error">
            <text:p>#REF!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3"/>
          <table:table-cell table:style-name="ce127" table:number-columns-repeated="6"/>
          <table:table-cell table:number-columns-repeated="53"/>
        </table:table-row>
        <table:table-row table:style-name="ro1">
          <table:table-cell table:style-name="ce118" office:value-type="string" calcext:value-type="string">
            <text:p>Fixkostenberechnung 2019 Januar</text:p>
          </table:table-cell>
          <table:table-cell table:style-name="ce67" table:number-columns-repeated="2"/>
          <table:table-cell table:number-columns-repeated="3"/>
          <table:table-cell table:style-name="ce118" office:value-type="string" calcext:value-type="string">
            <text:p>Fixkostenberechnung 2019 Februar</text:p>
          </table:table-cell>
          <table:table-cell table:style-name="ce67" table:number-columns-repeated="2"/>
          <table:table-cell table:number-columns-repeated="3"/>
          <table:table-cell table:style-name="ce118" office:value-type="string" calcext:value-type="string">
            <text:p>Fixkostenberechnung 2019 März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April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Ma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Jun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Juli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August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Septem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Okto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November</text:p>
          </table:table-cell>
          <table:table-cell table:style-name="ce67" table:number-columns-repeated="2"/>
          <table:table-cell/>
          <table:table-cell table:style-name="ce55" table:number-columns-repeated="2"/>
          <table:table-cell table:style-name="ce118" office:value-type="string" calcext:value-type="string">
            <text:p>Fixkostenberechnung 2019 Dezember</text:p>
          </table:table-cell>
          <table:table-cell table:style-name="ce67" table:number-columns-repeated="2"/>
          <table:table-cell/>
          <table:table-cell table:style-name="ce55" table:number-columns-repeated="2"/>
        </table:table-row>
        <table:table-row table:style-name="ro1"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  <table:table-cell table:style-name="ce118" office:value-type="string" calcext:value-type="string">
            <text:p>Value</text:p>
          </table:table-cell>
          <table:table-cell table:style-name="ce118" office:value-type="string" calcext:value-type="string">
            <text:p>Faktor</text:p>
          </table:table-cell>
          <table:table-cell table:style-name="ce67" office:value-type="string" calcext:value-type="string">
            <text:p>Anteil im Monat</text:p>
          </table:table-cell>
          <table:table-cell table:style-name="ce67" office:value-type="string" calcext:value-type="string">
            <text:p>Monatssumme</text:p>
          </table:table-cell>
          <table:table-cell table:style-name="ce67" office:value-type="string" calcext:value-type="string">
            <text:p>Jahressumme</text:p>
          </table:table-cell>
          <table:table-cell table:style-name="ce67" office:value-type="string" calcext:value-type="string">
            <text:p>Monat</text:p>
          </table:table-cell>
        </table:table-row>
        <table:table-row table:style-name="ro1"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F30] &lt;= [2019_Ausgaben.$J2]; IF([.F30] &gt;= [2019_Ausgaben.$I2]; [.C30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L30] &lt;= [2019_Ausgaben.$J2]; IF([.L30] &gt;= [2019_Ausgaben.$I2]; [.I30]))" office:value-type="float" office:value="5.16666666666667" calcext:value-type="float">
            <text:p>5,17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R30] &lt;= [2019_Ausgaben.$J2]; IF([.R30] &gt;= [2019_Ausgaben.$I2]; [.O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X30] &lt;= [2019_Ausgaben.$J2]; IF([.X30] &gt;= [2019_Ausgaben.$I2]; [.U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AD30] &lt;= [2019_Ausgaben.$J2]; IF([.AD30] &gt;= [2019_Ausgaben.$I2]; [.AA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AJ30] &lt;= [2019_Ausgaben.$J2]; IF([.AJ30] &gt;= [2019_Ausgaben.$I2]; [.AG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AP30] &lt;= [2019_Ausgaben.$J2]; IF([.AP30] &gt;= [2019_Ausgaben.$I2]; [.AM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AV30] &lt;= [2019_Ausgaben.$J2]; IF([.AV30] &gt;= [2019_Ausgaben.$I2]; [.AS30]))" office:value-type="float" office:value="5.16666666666667" calcext:value-type="float">
            <text:p>5,17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BB30] &lt;= [2019_Ausgaben.$J2]; IF([.BB30] &gt;= [2019_Ausgaben.$I2]; [.AY3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BH30] &lt;= [2019_Ausgaben.$J2]; IF([.BH30] &gt;= [2019_Ausgaben.$I2]; [.BE3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BN30] &lt;= [2019_Ausgaben.$J2]; IF([.BN30] &gt;= [2019_Ausgaben.$I2]; [.BK3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2]" office:value-type="float" office:value="62" calcext:value-type="float">
            <text:p>62,00</text:p>
          </table:table-cell>
          <table:table-cell table:style-name="ce122" table:formula="of:=VLOOKUP([2019_Ausgaben.$E2];[Hilfstabelle.$A$2:.$B$34];2;0)" office:value-type="float" office:value="1" calcext:value-type="float">
            <text:p>1</text:p>
          </table:table-cell>
          <table:table-cell table:style-name="ce136" table:formula="of:=[.$A30]*[.$B30]/12" office:value-type="float" office:value="5.16666666666667" calcext:value-type="float">
            <text:p>5,17</text:p>
          </table:table-cell>
          <table:table-cell table:style-name="ce120" table:formula="of:=IF([.BT30] &lt;= [2019_Ausgaben.$J2]; IF([.BT30] &gt;= [2019_Ausgaben.$I2]; [.BQ3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F31] &lt;= [2019_Ausgaben.$J3]; IF([.F31] &gt;= [2019_Ausgaben.$I3]; [.C31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L31] &lt;= [2019_Ausgaben.$J3]; IF([.L31] &gt;= [2019_Ausgaben.$I3]; [.I31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R31] &lt;= [2019_Ausgaben.$J3]; IF([.R31] &gt;= [2019_Ausgaben.$I3]; [.O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X31] &lt;= [2019_Ausgaben.$J3]; IF([.X31] &gt;= [2019_Ausgaben.$I3]; [.U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AD31] &lt;= [2019_Ausgaben.$J3]; IF([.AD31] &gt;= [2019_Ausgaben.$I3]; [.AA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AJ31] &lt;= [2019_Ausgaben.$J3]; IF([.AJ31] &gt;= [2019_Ausgaben.$I3]; [.AG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AP31] &lt;= [2019_Ausgaben.$J3]; IF([.AP31] &gt;= [2019_Ausgaben.$I3]; [.AM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AV31] &lt;= [2019_Ausgaben.$J3]; IF([.AV31] &gt;= [2019_Ausgaben.$I3]; [.AS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BB31] &lt;= [2019_Ausgaben.$J3]; IF([.BB31] &gt;= [2019_Ausgaben.$I3]; [.AY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BH31] &lt;= [2019_Ausgaben.$J3]; IF([.BH31] &gt;= [2019_Ausgaben.$I3]; [.BE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BN31] &lt;= [2019_Ausgaben.$J3]; IF([.BN31] &gt;= [2019_Ausgaben.$I3]; [.BK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3]" office:value-type="float" office:value="0" calcext:value-type="float">
            <text:p>0,00</text:p>
          </table:table-cell>
          <table:table-cell table:style-name="ce122" table:formula="of:=VLOOKUP([2019_Ausgaben.$E3];[Hilfstabelle.$A$2:.$B$34];2;0)" office:value-type="string" office:string-value="" calcext:value-type="error">
            <text:p>#NV</text:p>
          </table:table-cell>
          <table:table-cell table:style-name="ce136" table:formula="of:=[.$A31]*[.$B31]/12" office:value-type="string" office:string-value="" calcext:value-type="error">
            <text:p>#NV</text:p>
          </table:table-cell>
          <table:table-cell table:style-name="ce120" table:formula="of:=IF([.BT31] &lt;= [2019_Ausgaben.$J3]; IF([.BT31] &gt;= [2019_Ausgaben.$I3]; [.BQ3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F32] &lt;= [2019_Ausgaben.$J4]; IF([.F32] &gt;= [2019_Ausgaben.$I4]; [.C32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L32] &lt;= [2019_Ausgaben.$J4]; IF([.L32] &gt;= [2019_Ausgaben.$I4]; [.I32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R32] &lt;= [2019_Ausgaben.$J4]; IF([.R32] &gt;= [2019_Ausgaben.$I4]; [.O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X32] &lt;= [2019_Ausgaben.$J4]; IF([.X32] &gt;= [2019_Ausgaben.$I4]; [.U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AD32] &lt;= [2019_Ausgaben.$J4]; IF([.AD32] &gt;= [2019_Ausgaben.$I4]; [.AA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AJ32] &lt;= [2019_Ausgaben.$J4]; IF([.AJ32] &gt;= [2019_Ausgaben.$I4]; [.AG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AP32] &lt;= [2019_Ausgaben.$J4]; IF([.AP32] &gt;= [2019_Ausgaben.$I4]; [.AM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AV32] &lt;= [2019_Ausgaben.$J4]; IF([.AV32] &gt;= [2019_Ausgaben.$I4]; [.AS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BB32] &lt;= [2019_Ausgaben.$J4]; IF([.BB32] &gt;= [2019_Ausgaben.$I4]; [.AY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BH32] &lt;= [2019_Ausgaben.$J4]; IF([.BH32] &gt;= [2019_Ausgaben.$I4]; [.BE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BN32] &lt;= [2019_Ausgaben.$J4]; IF([.BN32] &gt;= [2019_Ausgaben.$I4]; [.BK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4]" office:value-type="float" office:value="0" calcext:value-type="float">
            <text:p>0,00</text:p>
          </table:table-cell>
          <table:table-cell table:style-name="ce122" table:formula="of:=VLOOKUP([2019_Ausgaben.$E4];[Hilfstabelle.$A$2:.$B$34];2;0)" office:value-type="string" office:string-value="" calcext:value-type="error">
            <text:p>#NV</text:p>
          </table:table-cell>
          <table:table-cell table:style-name="ce136" table:formula="of:=[.$A32]*[.$B32]/12" office:value-type="string" office:string-value="" calcext:value-type="error">
            <text:p>#NV</text:p>
          </table:table-cell>
          <table:table-cell table:style-name="ce120" table:formula="of:=IF([.BT32] &lt;= [2019_Ausgaben.$J4]; IF([.BT32] &gt;= [2019_Ausgaben.$I4]; [.BQ3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F33] &lt;= [2019_Ausgaben.$J5]; IF([.F33] &gt;= [2019_Ausgaben.$I5]; [.C33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L33] &lt;= [2019_Ausgaben.$J5]; IF([.L33] &gt;= [2019_Ausgaben.$I5]; [.I33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R33] &lt;= [2019_Ausgaben.$J5]; IF([.R33] &gt;= [2019_Ausgaben.$I5]; [.O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X33] &lt;= [2019_Ausgaben.$J5]; IF([.X33] &gt;= [2019_Ausgaben.$I5]; [.U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AD33] &lt;= [2019_Ausgaben.$J5]; IF([.AD33] &gt;= [2019_Ausgaben.$I5]; [.AA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AJ33] &lt;= [2019_Ausgaben.$J5]; IF([.AJ33] &gt;= [2019_Ausgaben.$I5]; [.AG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AP33] &lt;= [2019_Ausgaben.$J5]; IF([.AP33] &gt;= [2019_Ausgaben.$I5]; [.AM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AV33] &lt;= [2019_Ausgaben.$J5]; IF([.AV33] &gt;= [2019_Ausgaben.$I5]; [.AS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BB33] &lt;= [2019_Ausgaben.$J5]; IF([.BB33] &gt;= [2019_Ausgaben.$I5]; [.AY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BH33] &lt;= [2019_Ausgaben.$J5]; IF([.BH33] &gt;= [2019_Ausgaben.$I5]; [.BE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BN33] &lt;= [2019_Ausgaben.$J5]; IF([.BN33] &gt;= [2019_Ausgaben.$I5]; [.BK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5]" office:value-type="float" office:value="0" calcext:value-type="float">
            <text:p>0,00</text:p>
          </table:table-cell>
          <table:table-cell table:style-name="ce122" table:formula="of:=VLOOKUP([2019_Ausgaben.$E5];[Hilfstabelle.$A$2:.$B$34];2;0)" office:value-type="string" office:string-value="" calcext:value-type="error">
            <text:p>#NV</text:p>
          </table:table-cell>
          <table:table-cell table:style-name="ce136" table:formula="of:=[.$A33]*[.$B33]/12" office:value-type="string" office:string-value="" calcext:value-type="error">
            <text:p>#NV</text:p>
          </table:table-cell>
          <table:table-cell table:style-name="ce120" table:formula="of:=IF([.BT33] &lt;= [2019_Ausgaben.$J5]; IF([.BT33] &gt;= [2019_Ausgaben.$I5]; [.BQ3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F34] &lt;= [2019_Ausgaben.$J6]; IF([.F34] &gt;= [2019_Ausgaben.$I6]; [.C34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L34] &lt;= [2019_Ausgaben.$J6]; IF([.L34] &gt;= [2019_Ausgaben.$I6]; [.I34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R34] &lt;= [2019_Ausgaben.$J6]; IF([.R34] &gt;= [2019_Ausgaben.$I6]; [.O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X34] &lt;= [2019_Ausgaben.$J6]; IF([.X34] &gt;= [2019_Ausgaben.$I6]; [.U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AD34] &lt;= [2019_Ausgaben.$J6]; IF([.AD34] &gt;= [2019_Ausgaben.$I6]; [.AA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AJ34] &lt;= [2019_Ausgaben.$J6]; IF([.AJ34] &gt;= [2019_Ausgaben.$I6]; [.AG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AP34] &lt;= [2019_Ausgaben.$J6]; IF([.AP34] &gt;= [2019_Ausgaben.$I6]; [.AM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AV34] &lt;= [2019_Ausgaben.$J6]; IF([.AV34] &gt;= [2019_Ausgaben.$I6]; [.AS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BB34] &lt;= [2019_Ausgaben.$J6]; IF([.BB34] &gt;= [2019_Ausgaben.$I6]; [.AY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BH34] &lt;= [2019_Ausgaben.$J6]; IF([.BH34] &gt;= [2019_Ausgaben.$I6]; [.BE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BN34] &lt;= [2019_Ausgaben.$J6]; IF([.BN34] &gt;= [2019_Ausgaben.$I6]; [.BK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6]" office:value-type="float" office:value="0" calcext:value-type="float">
            <text:p>0,00</text:p>
          </table:table-cell>
          <table:table-cell table:style-name="ce122" table:formula="of:=VLOOKUP([2019_Ausgaben.$E6];[Hilfstabelle.$A$2:.$B$34];2;0)" office:value-type="string" office:string-value="" calcext:value-type="error">
            <text:p>#NV</text:p>
          </table:table-cell>
          <table:table-cell table:style-name="ce136" table:formula="of:=[.$A34]*[.$B34]/12" office:value-type="string" office:string-value="" calcext:value-type="error">
            <text:p>#NV</text:p>
          </table:table-cell>
          <table:table-cell table:style-name="ce120" table:formula="of:=IF([.BT34] &lt;= [2019_Ausgaben.$J6]; IF([.BT34] &gt;= [2019_Ausgaben.$I6]; [.BQ3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F35] &lt;= [2019_Ausgaben.$J7]; IF([.F35] &gt;= [2019_Ausgaben.$I7]; [.C35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L35] &lt;= [2019_Ausgaben.$J7]; IF([.L35] &gt;= [2019_Ausgaben.$I7]; [.I35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R35] &lt;= [2019_Ausgaben.$J7]; IF([.R35] &gt;= [2019_Ausgaben.$I7]; [.O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X35] &lt;= [2019_Ausgaben.$J7]; IF([.X35] &gt;= [2019_Ausgaben.$I7]; [.U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AD35] &lt;= [2019_Ausgaben.$J7]; IF([.AD35] &gt;= [2019_Ausgaben.$I7]; [.AA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AJ35] &lt;= [2019_Ausgaben.$J7]; IF([.AJ35] &gt;= [2019_Ausgaben.$I7]; [.AG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AP35] &lt;= [2019_Ausgaben.$J7]; IF([.AP35] &gt;= [2019_Ausgaben.$I7]; [.AM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AV35] &lt;= [2019_Ausgaben.$J7]; IF([.AV35] &gt;= [2019_Ausgaben.$I7]; [.AS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BB35] &lt;= [2019_Ausgaben.$J7]; IF([.BB35] &gt;= [2019_Ausgaben.$I7]; [.AY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BH35] &lt;= [2019_Ausgaben.$J7]; IF([.BH35] &gt;= [2019_Ausgaben.$I7]; [.BE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BN35] &lt;= [2019_Ausgaben.$J7]; IF([.BN35] &gt;= [2019_Ausgaben.$I7]; [.BK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7]" office:value-type="float" office:value="0" calcext:value-type="float">
            <text:p>0,00</text:p>
          </table:table-cell>
          <table:table-cell table:style-name="ce122" table:formula="of:=VLOOKUP([2019_Ausgaben.$E7];[Hilfstabelle.$A$2:.$B$34];2;0)" office:value-type="string" office:string-value="" calcext:value-type="error">
            <text:p>#NV</text:p>
          </table:table-cell>
          <table:table-cell table:style-name="ce136" table:formula="of:=[.$A35]*[.$B35]/12" office:value-type="string" office:string-value="" calcext:value-type="error">
            <text:p>#NV</text:p>
          </table:table-cell>
          <table:table-cell table:style-name="ce120" table:formula="of:=IF([.BT35] &lt;= [2019_Ausgaben.$J7]; IF([.BT35] &gt;= [2019_Ausgaben.$I7]; [.BQ35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F36] &lt;= [2019_Ausgaben.$J8]; IF([.F36] &gt;= [2019_Ausgaben.$I8]; [.C36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L36] &lt;= [2019_Ausgaben.$J8]; IF([.L36] &gt;= [2019_Ausgaben.$I8]; [.I36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R36] &lt;= [2019_Ausgaben.$J8]; IF([.R36] &gt;= [2019_Ausgaben.$I8]; [.O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X36] &lt;= [2019_Ausgaben.$J8]; IF([.X36] &gt;= [2019_Ausgaben.$I8]; [.U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AD36] &lt;= [2019_Ausgaben.$J8]; IF([.AD36] &gt;= [2019_Ausgaben.$I8]; [.AA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AJ36] &lt;= [2019_Ausgaben.$J8]; IF([.AJ36] &gt;= [2019_Ausgaben.$I8]; [.AG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AP36] &lt;= [2019_Ausgaben.$J8]; IF([.AP36] &gt;= [2019_Ausgaben.$I8]; [.AM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AV36] &lt;= [2019_Ausgaben.$J8]; IF([.AV36] &gt;= [2019_Ausgaben.$I8]; [.AS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BB36] &lt;= [2019_Ausgaben.$J8]; IF([.BB36] &gt;= [2019_Ausgaben.$I8]; [.AY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BH36] &lt;= [2019_Ausgaben.$J8]; IF([.BH36] &gt;= [2019_Ausgaben.$I8]; [.BE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BN36] &lt;= [2019_Ausgaben.$J8]; IF([.BN36] &gt;= [2019_Ausgaben.$I8]; [.BK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8]" office:value-type="float" office:value="0" calcext:value-type="float">
            <text:p>0,00</text:p>
          </table:table-cell>
          <table:table-cell table:style-name="ce122" table:formula="of:=VLOOKUP([2019_Ausgaben.$E8];[Hilfstabelle.$A$2:.$B$34];2;0)" office:value-type="string" office:string-value="" calcext:value-type="error">
            <text:p>#NV</text:p>
          </table:table-cell>
          <table:table-cell table:style-name="ce136" table:formula="of:=[.$A36]*[.$B36]/12" office:value-type="string" office:string-value="" calcext:value-type="error">
            <text:p>#NV</text:p>
          </table:table-cell>
          <table:table-cell table:style-name="ce120" table:formula="of:=IF([.BT36] &lt;= [2019_Ausgaben.$J8]; IF([.BT36] &gt;= [2019_Ausgaben.$I8]; [.BQ36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F37] &lt;= [2019_Ausgaben.$J9]; IF([.F37] &gt;= [2019_Ausgaben.$I9]; [.C37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L37] &lt;= [2019_Ausgaben.$J9]; IF([.L37] &gt;= [2019_Ausgaben.$I9]; [.I37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R37] &lt;= [2019_Ausgaben.$J9]; IF([.R37] &gt;= [2019_Ausgaben.$I9]; [.O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X37] &lt;= [2019_Ausgaben.$J9]; IF([.X37] &gt;= [2019_Ausgaben.$I9]; [.U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AD37] &lt;= [2019_Ausgaben.$J9]; IF([.AD37] &gt;= [2019_Ausgaben.$I9]; [.AA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AJ37] &lt;= [2019_Ausgaben.$J9]; IF([.AJ37] &gt;= [2019_Ausgaben.$I9]; [.AG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AP37] &lt;= [2019_Ausgaben.$J9]; IF([.AP37] &gt;= [2019_Ausgaben.$I9]; [.AM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AV37] &lt;= [2019_Ausgaben.$J9]; IF([.AV37] &gt;= [2019_Ausgaben.$I9]; [.AS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BB37] &lt;= [2019_Ausgaben.$J9]; IF([.BB37] &gt;= [2019_Ausgaben.$I9]; [.AY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BH37] &lt;= [2019_Ausgaben.$J9]; IF([.BH37] &gt;= [2019_Ausgaben.$I9]; [.BE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BN37] &lt;= [2019_Ausgaben.$J9]; IF([.BN37] &gt;= [2019_Ausgaben.$I9]; [.BK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9]" office:value-type="float" office:value="0" calcext:value-type="float">
            <text:p>0,00</text:p>
          </table:table-cell>
          <table:table-cell table:style-name="ce122" table:formula="of:=VLOOKUP([2019_Ausgaben.$E9];[Hilfstabelle.$A$2:.$B$34];2;0)" office:value-type="string" office:string-value="" calcext:value-type="error">
            <text:p>#NV</text:p>
          </table:table-cell>
          <table:table-cell table:style-name="ce136" table:formula="of:=[.$A37]*[.$B37]/12" office:value-type="string" office:string-value="" calcext:value-type="error">
            <text:p>#NV</text:p>
          </table:table-cell>
          <table:table-cell table:style-name="ce120" table:formula="of:=IF([.BT37] &lt;= [2019_Ausgaben.$J9]; IF([.BT37] &gt;= [2019_Ausgaben.$I9]; [.BQ37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F38] &lt;= [2019_Ausgaben.$J10]; IF([.F38] &gt;= [2019_Ausgaben.$I10]; [.C38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L38] &lt;= [2019_Ausgaben.$J10]; IF([.L38] &gt;= [2019_Ausgaben.$I10]; [.I38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R38] &lt;= [2019_Ausgaben.$J10]; IF([.R38] &gt;= [2019_Ausgaben.$I10]; [.O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X38] &lt;= [2019_Ausgaben.$J10]; IF([.X38] &gt;= [2019_Ausgaben.$I10]; [.U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AD38] &lt;= [2019_Ausgaben.$J10]; IF([.AD38] &gt;= [2019_Ausgaben.$I10]; [.AA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AJ38] &lt;= [2019_Ausgaben.$J10]; IF([.AJ38] &gt;= [2019_Ausgaben.$I10]; [.AG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AP38] &lt;= [2019_Ausgaben.$J10]; IF([.AP38] &gt;= [2019_Ausgaben.$I10]; [.AM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AV38] &lt;= [2019_Ausgaben.$J10]; IF([.AV38] &gt;= [2019_Ausgaben.$I10]; [.AS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BB38] &lt;= [2019_Ausgaben.$J10]; IF([.BB38] &gt;= [2019_Ausgaben.$I10]; [.AY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BH38] &lt;= [2019_Ausgaben.$J10]; IF([.BH38] &gt;= [2019_Ausgaben.$I10]; [.BE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BN38] &lt;= [2019_Ausgaben.$J10]; IF([.BN38] &gt;= [2019_Ausgaben.$I10]; [.BK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0]" office:value-type="float" office:value="0" calcext:value-type="float">
            <text:p>0,00</text:p>
          </table:table-cell>
          <table:table-cell table:style-name="ce122" table:formula="of:=VLOOKUP([2019_Ausgaben.$E10];[Hilfstabelle.$A$2:.$B$34];2;0)" office:value-type="string" office:string-value="" calcext:value-type="error">
            <text:p>#NV</text:p>
          </table:table-cell>
          <table:table-cell table:style-name="ce136" table:formula="of:=[.$A38]*[.$B38]/12" office:value-type="string" office:string-value="" calcext:value-type="error">
            <text:p>#NV</text:p>
          </table:table-cell>
          <table:table-cell table:style-name="ce120" table:formula="of:=IF([.BT38] &lt;= [2019_Ausgaben.$J10]; IF([.BT38] &gt;= [2019_Ausgaben.$I10]; [.BQ38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F39] &lt;= [2019_Ausgaben.$J11]; IF([.F39] &gt;= [2019_Ausgaben.$I11]; [.C39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L39] &lt;= [2019_Ausgaben.$J11]; IF([.L39] &gt;= [2019_Ausgaben.$I11]; [.I39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R39] &lt;= [2019_Ausgaben.$J11]; IF([.R39] &gt;= [2019_Ausgaben.$I11]; [.O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X39] &lt;= [2019_Ausgaben.$J11]; IF([.X39] &gt;= [2019_Ausgaben.$I11]; [.U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AD39] &lt;= [2019_Ausgaben.$J11]; IF([.AD39] &gt;= [2019_Ausgaben.$I11]; [.AA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AJ39] &lt;= [2019_Ausgaben.$J11]; IF([.AJ39] &gt;= [2019_Ausgaben.$I11]; [.AG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AP39] &lt;= [2019_Ausgaben.$J11]; IF([.AP39] &gt;= [2019_Ausgaben.$I11]; [.AM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AV39] &lt;= [2019_Ausgaben.$J11]; IF([.AV39] &gt;= [2019_Ausgaben.$I11]; [.AS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BB39] &lt;= [2019_Ausgaben.$J11]; IF([.BB39] &gt;= [2019_Ausgaben.$I11]; [.AY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BH39] &lt;= [2019_Ausgaben.$J11]; IF([.BH39] &gt;= [2019_Ausgaben.$I11]; [.BE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BN39] &lt;= [2019_Ausgaben.$J11]; IF([.BN39] &gt;= [2019_Ausgaben.$I11]; [.BK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1]" office:value-type="float" office:value="0" calcext:value-type="float">
            <text:p>0,00</text:p>
          </table:table-cell>
          <table:table-cell table:style-name="ce122" table:formula="of:=VLOOKUP([2019_Ausgaben.$E11];[Hilfstabelle.$A$2:.$B$34];2;0)" office:value-type="string" office:string-value="" calcext:value-type="error">
            <text:p>#NV</text:p>
          </table:table-cell>
          <table:table-cell table:style-name="ce136" table:formula="of:=[.$A39]*[.$B39]/12" office:value-type="string" office:string-value="" calcext:value-type="error">
            <text:p>#NV</text:p>
          </table:table-cell>
          <table:table-cell table:style-name="ce120" table:formula="of:=IF([.BT39] &lt;= [2019_Ausgaben.$J11]; IF([.BT39] &gt;= [2019_Ausgaben.$I11]; [.BQ39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F40] &lt;= [2019_Ausgaben.$J12]; IF([.F40] &gt;= [2019_Ausgaben.$I12]; [.C40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L40] &lt;= [2019_Ausgaben.$J12]; IF([.L40] &gt;= [2019_Ausgaben.$I12]; [.I40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R40] &lt;= [2019_Ausgaben.$J12]; IF([.R40] &gt;= [2019_Ausgaben.$I12]; [.O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X40] &lt;= [2019_Ausgaben.$J12]; IF([.X40] &gt;= [2019_Ausgaben.$I12]; [.U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AD40] &lt;= [2019_Ausgaben.$J12]; IF([.AD40] &gt;= [2019_Ausgaben.$I12]; [.AA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AJ40] &lt;= [2019_Ausgaben.$J12]; IF([.AJ40] &gt;= [2019_Ausgaben.$I12]; [.AG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AP40] &lt;= [2019_Ausgaben.$J12]; IF([.AP40] &gt;= [2019_Ausgaben.$I12]; [.AM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AV40] &lt;= [2019_Ausgaben.$J12]; IF([.AV40] &gt;= [2019_Ausgaben.$I12]; [.AS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BB40] &lt;= [2019_Ausgaben.$J12]; IF([.BB40] &gt;= [2019_Ausgaben.$I12]; [.AY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BH40] &lt;= [2019_Ausgaben.$J12]; IF([.BH40] &gt;= [2019_Ausgaben.$I12]; [.BE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BN40] &lt;= [2019_Ausgaben.$J12]; IF([.BN40] &gt;= [2019_Ausgaben.$I12]; [.BK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2]" office:value-type="float" office:value="0" calcext:value-type="float">
            <text:p>0,00</text:p>
          </table:table-cell>
          <table:table-cell table:style-name="ce122" table:formula="of:=VLOOKUP([2019_Ausgaben.$E12];[Hilfstabelle.$A$2:.$B$34];2;0)" office:value-type="string" office:string-value="" calcext:value-type="error">
            <text:p>#NV</text:p>
          </table:table-cell>
          <table:table-cell table:style-name="ce136" table:formula="of:=[.$A40]*[.$B40]/12" office:value-type="string" office:string-value="" calcext:value-type="error">
            <text:p>#NV</text:p>
          </table:table-cell>
          <table:table-cell table:style-name="ce120" table:formula="of:=IF([.BT40] &lt;= [2019_Ausgaben.$J12]; IF([.BT40] &gt;= [2019_Ausgaben.$I12]; [.BQ40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F41] &lt;= [2019_Ausgaben.$J13]; IF([.F41] &gt;= [2019_Ausgaben.$I13]; [.C41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L41] &lt;= [2019_Ausgaben.$J13]; IF([.L41] &gt;= [2019_Ausgaben.$I13]; [.I41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R41] &lt;= [2019_Ausgaben.$J13]; IF([.R41] &gt;= [2019_Ausgaben.$I13]; [.O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X41] &lt;= [2019_Ausgaben.$J13]; IF([.X41] &gt;= [2019_Ausgaben.$I13]; [.U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AD41] &lt;= [2019_Ausgaben.$J13]; IF([.AD41] &gt;= [2019_Ausgaben.$I13]; [.AA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AJ41] &lt;= [2019_Ausgaben.$J13]; IF([.AJ41] &gt;= [2019_Ausgaben.$I13]; [.AG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AP41] &lt;= [2019_Ausgaben.$J13]; IF([.AP41] &gt;= [2019_Ausgaben.$I13]; [.AM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AV41] &lt;= [2019_Ausgaben.$J13]; IF([.AV41] &gt;= [2019_Ausgaben.$I13]; [.AS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BB41] &lt;= [2019_Ausgaben.$J13]; IF([.BB41] &gt;= [2019_Ausgaben.$I13]; [.AY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BH41] &lt;= [2019_Ausgaben.$J13]; IF([.BH41] &gt;= [2019_Ausgaben.$I13]; [.BE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BN41] &lt;= [2019_Ausgaben.$J13]; IF([.BN41] &gt;= [2019_Ausgaben.$I13]; [.BK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3]" office:value-type="float" office:value="0" calcext:value-type="float">
            <text:p>0,00</text:p>
          </table:table-cell>
          <table:table-cell table:style-name="ce122" table:formula="of:=VLOOKUP([2019_Ausgaben.$E13];[Hilfstabelle.$A$2:.$B$34];2;0)" office:value-type="string" office:string-value="" calcext:value-type="error">
            <text:p>#NV</text:p>
          </table:table-cell>
          <table:table-cell table:style-name="ce136" table:formula="of:=[.$A41]*[.$B41]/12" office:value-type="string" office:string-value="" calcext:value-type="error">
            <text:p>#NV</text:p>
          </table:table-cell>
          <table:table-cell table:style-name="ce120" table:formula="of:=IF([.BT41] &lt;= [2019_Ausgaben.$J13]; IF([.BT41] &gt;= [2019_Ausgaben.$I13]; [.BQ41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F42] &lt;= [2019_Ausgaben.$J14]; IF([.F42] &gt;= [2019_Ausgaben.$I14]; [.C42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L42] &lt;= [2019_Ausgaben.$J14]; IF([.L42] &gt;= [2019_Ausgaben.$I14]; [.I42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R42] &lt;= [2019_Ausgaben.$J14]; IF([.R42] &gt;= [2019_Ausgaben.$I14]; [.O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X42] &lt;= [2019_Ausgaben.$J14]; IF([.X42] &gt;= [2019_Ausgaben.$I14]; [.U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AD42] &lt;= [2019_Ausgaben.$J14]; IF([.AD42] &gt;= [2019_Ausgaben.$I14]; [.AA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AJ42] &lt;= [2019_Ausgaben.$J14]; IF([.AJ42] &gt;= [2019_Ausgaben.$I14]; [.AG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AP42] &lt;= [2019_Ausgaben.$J14]; IF([.AP42] &gt;= [2019_Ausgaben.$I14]; [.AM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AV42] &lt;= [2019_Ausgaben.$J14]; IF([.AV42] &gt;= [2019_Ausgaben.$I14]; [.AS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BB42] &lt;= [2019_Ausgaben.$J14]; IF([.BB42] &gt;= [2019_Ausgaben.$I14]; [.AY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BH42] &lt;= [2019_Ausgaben.$J14]; IF([.BH42] &gt;= [2019_Ausgaben.$I14]; [.BE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BN42] &lt;= [2019_Ausgaben.$J14]; IF([.BN42] &gt;= [2019_Ausgaben.$I14]; [.BK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4]" office:value-type="float" office:value="0" calcext:value-type="float">
            <text:p>0,00</text:p>
          </table:table-cell>
          <table:table-cell table:style-name="ce122" table:formula="of:=VLOOKUP([2019_Ausgaben.$E14];[Hilfstabelle.$A$2:.$B$34];2;0)" office:value-type="string" office:string-value="" calcext:value-type="error">
            <text:p>#NV</text:p>
          </table:table-cell>
          <table:table-cell table:style-name="ce136" table:formula="of:=[.$A42]*[.$B42]/12" office:value-type="string" office:string-value="" calcext:value-type="error">
            <text:p>#NV</text:p>
          </table:table-cell>
          <table:table-cell table:style-name="ce120" table:formula="of:=IF([.BT42] &lt;= [2019_Ausgaben.$J14]; IF([.BT42] &gt;= [2019_Ausgaben.$I14]; [.BQ42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F43] &lt;= [2019_Ausgaben.$J15]; IF([.F43] &gt;= [2019_Ausgaben.$I15]; [.C43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L43] &lt;= [2019_Ausgaben.$J15]; IF([.L43] &gt;= [2019_Ausgaben.$I15]; [.I43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R43] &lt;= [2019_Ausgaben.$J15]; IF([.R43] &gt;= [2019_Ausgaben.$I15]; [.O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X43] &lt;= [2019_Ausgaben.$J15]; IF([.X43] &gt;= [2019_Ausgaben.$I15]; [.U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AD43] &lt;= [2019_Ausgaben.$J15]; IF([.AD43] &gt;= [2019_Ausgaben.$I15]; [.AA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AJ43] &lt;= [2019_Ausgaben.$J15]; IF([.AJ43] &gt;= [2019_Ausgaben.$I15]; [.AG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AP43] &lt;= [2019_Ausgaben.$J15]; IF([.AP43] &gt;= [2019_Ausgaben.$I15]; [.AM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AV43] &lt;= [2019_Ausgaben.$J15]; IF([.AV43] &gt;= [2019_Ausgaben.$I15]; [.AS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BB43] &lt;= [2019_Ausgaben.$J15]; IF([.BB43] &gt;= [2019_Ausgaben.$I15]; [.AY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BH43] &lt;= [2019_Ausgaben.$J15]; IF([.BH43] &gt;= [2019_Ausgaben.$I15]; [.BE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BN43] &lt;= [2019_Ausgaben.$J15]; IF([.BN43] &gt;= [2019_Ausgaben.$I15]; [.BK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5]" office:value-type="float" office:value="0" calcext:value-type="float">
            <text:p>0,00</text:p>
          </table:table-cell>
          <table:table-cell table:style-name="ce122" table:formula="of:=VLOOKUP([2019_Ausgaben.$E15];[Hilfstabelle.$A$2:.$B$34];2;0)" office:value-type="string" office:string-value="" calcext:value-type="error">
            <text:p>#NV</text:p>
          </table:table-cell>
          <table:table-cell table:style-name="ce136" table:formula="of:=[.$A43]*[.$B43]/12" office:value-type="string" office:string-value="" calcext:value-type="error">
            <text:p>#NV</text:p>
          </table:table-cell>
          <table:table-cell table:style-name="ce120" table:formula="of:=IF([.BT43] &lt;= [2019_Ausgaben.$J15]; IF([.BT43] &gt;= [2019_Ausgaben.$I15]; [.BQ43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F44] &lt;= [2019_Ausgaben.$J16]; IF([.F44] &gt;= [2019_Ausgaben.$I16]; [.C44]))" office:value-type="float" office:value="0" calcext:value-type="float">
            <text:p>0,0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L44] &lt;= [2019_Ausgaben.$J16]; IF([.L44] &gt;= [2019_Ausgaben.$I16]; [.I44]))" office:value-type="float" office:value="0" calcext:value-type="float">
            <text:p>0,00</text:p>
          </table:table-cell>
          <table:table-cell/>
          <table:table-cell table:style-name="ce138" office:value-type="float" office:value="2" calcext:value-type="float">
            <text:p>2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R44] &lt;= [2019_Ausgaben.$J16]; IF([.R44] &gt;= [2019_Ausgaben.$I16]; [.O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3" calcext:value-type="float">
            <text:p>3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X44] &lt;= [2019_Ausgaben.$J16]; IF([.X44] &gt;= [2019_Ausgaben.$I16]; [.U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4" calcext:value-type="float">
            <text:p>4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AD44] &lt;= [2019_Ausgaben.$J16]; IF([.AD44] &gt;= [2019_Ausgaben.$I16]; [.AA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5" calcext:value-type="float">
            <text:p>5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AJ44] &lt;= [2019_Ausgaben.$J16]; IF([.AJ44] &gt;= [2019_Ausgaben.$I16]; [.AG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6" calcext:value-type="float">
            <text:p>6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AP44] &lt;= [2019_Ausgaben.$J16]; IF([.AP44] &gt;= [2019_Ausgaben.$I16]; [.AM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7" calcext:value-type="float">
            <text:p>7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AV44] &lt;= [2019_Ausgaben.$J16]; IF([.AV44] &gt;= [2019_Ausgaben.$I16]; [.AS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8" calcext:value-type="float">
            <text:p>8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BB44] &lt;= [2019_Ausgaben.$J16]; IF([.BB44] &gt;= [2019_Ausgaben.$I16]; [.AY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9" calcext:value-type="float">
            <text:p>9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BH44] &lt;= [2019_Ausgaben.$J16]; IF([.BH44] &gt;= [2019_Ausgaben.$I16]; [.BE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0" calcext:value-type="float">
            <text:p>10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BN44] &lt;= [2019_Ausgaben.$J16]; IF([.BN44] &gt;= [2019_Ausgaben.$I16]; [.BK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1" calcext:value-type="float">
            <text:p>11</text:p>
          </table:table-cell>
          <table:table-cell table:style-name="ce120" table:formula="of:=[2019_Ausgaben.$G16]" office:value-type="float" office:value="0" calcext:value-type="float">
            <text:p>0,00</text:p>
          </table:table-cell>
          <table:table-cell table:style-name="ce122" table:formula="of:=VLOOKUP([2019_Ausgaben.$E16];[Hilfstabelle.$A$2:.$B$34];2;0)" office:value-type="string" office:string-value="" calcext:value-type="error">
            <text:p>#NV</text:p>
          </table:table-cell>
          <table:table-cell table:style-name="ce136" table:formula="of:=[.$A44]*[.$B44]/12" office:value-type="string" office:string-value="" calcext:value-type="error">
            <text:p>#NV</text:p>
          </table:table-cell>
          <table:table-cell table:style-name="ce120" table:formula="of:=IF([.BT44] &lt;= [2019_Ausgaben.$J16]; IF([.BT44] &gt;= [2019_Ausgaben.$I16]; [.BQ44]))" office:value-type="float" office:value="0" calcext:value-type="float">
            <text:p>0,00</text:p>
          </table:table-cell>
          <table:table-cell table:style-name="ce55"/>
          <table:table-cell table:style-name="ce138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2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2"/>
          <table:table-cell table:style-name="ce120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2"/>
          <table:table-cell table:style-name="ce120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8"/>
          <table:table-cell table:style-name="ce67" table:number-columns-repeated="2"/>
          <table:table-cell table:number-columns-repeated="3"/>
          <table:table-cell table:style-name="ce118"/>
          <table:table-cell table:style-name="ce67" table:number-columns-repeated="2"/>
          <table:table-cell table:number-columns-repeated="3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  <table:table-cell table:style-name="ce118"/>
          <table:table-cell table:style-name="ce67" table:number-columns-repeated="2"/>
          <table:table-cell/>
          <table:table-cell table:style-name="ce55" table:number-columns-repeated="2"/>
        </table:table-row>
        <table:table-row table:style-name="ro1"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  <table:table-cell table:style-name="ce118" table:number-columns-repeated="2"/>
          <table:table-cell table:style-name="ce67" table:number-columns-repeated="4"/>
        </table:table-row>
        <table:table-row table:style-name="ro1" table:number-rows-repeated="23">
          <table:table-cell table:style-name="ce120"/>
          <table:table-cell table:style-name="ce122"/>
          <table:table-cell table:style-name="ce136"/>
          <table:table-cell table:style-name="ce120"/>
          <table:table-cell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  <table:table-cell table:style-name="ce120"/>
          <table:table-cell table:style-name="ce122"/>
          <table:table-cell table:style-name="ce136"/>
          <table:table-cell table:style-name="ce120"/>
          <table:table-cell table:style-name="ce55"/>
          <table:table-cell table:style-name="ce138"/>
        </table:table-row>
        <table:table-row table:style-name="ro1" table:number-rows-repeated="1048503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Berechnungstabelle_3" table:style-name="ta1"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row table:style-name="ro1">
          <table:table-cell office:value-type="float" office:value="1" calcext:value-type="float">
            <text:p>1,00</text:p>
          </table:table-cell>
          <table:table-cell table:formula="of:=IF([.A1] &gt;= #REF!; IF([.A1] &lt;= #REF!; #REF!))" office:value-type="string" office:string-value="" calcext:value-type="error">
            <text:p>#REF!</text:p>
          </table:table-cell>
          <table:table-cell office:value-type="float" office:value="2" calcext:value-type="float">
            <text:p>2,00</text:p>
          </table:table-cell>
          <table:table-cell table:formula="of:=IF([.C1] &gt;= #REF!; IF([.C1] &lt;= #REF!; #REF!))" office:value-type="string" office:string-value="" calcext:value-type="error">
            <text:p>#REF!</text:p>
          </table:table-cell>
          <table:table-cell office:value-type="float" office:value="3" calcext:value-type="float">
            <text:p>3,00</text:p>
          </table:table-cell>
          <table:table-cell table:formula="of:=IF([.E1] &gt;= #REF!; IF([.E1] &lt;= #REF!; #REF!))" office:value-type="string" office:string-value="" calcext:value-type="error">
            <text:p>#REF!</text:p>
          </table:table-cell>
          <table:table-cell office:value-type="float" office:value="4" calcext:value-type="float">
            <text:p>4,00</text:p>
          </table:table-cell>
          <table:table-cell table:formula="of:=IF([.G1] &gt;= #REF!; IF([.G1] &lt;= #REF!; #REF!))" office:value-type="string" office:string-value="" calcext:value-type="error">
            <text:p>#REF!</text:p>
          </table:table-cell>
          <table:table-cell office:value-type="float" office:value="5" calcext:value-type="float">
            <text:p>5,00</text:p>
          </table:table-cell>
          <table:table-cell table:formula="of:=IF([.I1] &gt;= #REF!; IF([.I1] &lt;= #REF!; #REF!))" office:value-type="string" office:string-value="" calcext:value-type="error">
            <text:p>#REF!</text:p>
          </table:table-cell>
          <table:table-cell office:value-type="float" office:value="6" calcext:value-type="float">
            <text:p>6,00</text:p>
          </table:table-cell>
          <table:table-cell table:formula="of:=IF([.K1] &gt;= #REF!; IF([.K1] &lt;= #REF!; #REF!))" office:value-type="string" office:string-value="" calcext:value-type="error">
            <text:p>#REF!</text:p>
          </table:table-cell>
          <table:table-cell office:value-type="float" office:value="7" calcext:value-type="float">
            <text:p>7,00</text:p>
          </table:table-cell>
          <table:table-cell table:formula="of:=IF([.M1] &gt;= #REF!; IF([.M1] &lt;= #REF!; #REF!))" office:value-type="string" office:string-value="" calcext:value-type="error">
            <text:p>#REF!</text:p>
          </table:table-cell>
          <table:table-cell office:value-type="float" office:value="8" calcext:value-type="float">
            <text:p>8,00</text:p>
          </table:table-cell>
          <table:table-cell table:formula="of:=IF([.O1] &gt;= #REF!; IF([.O1] &lt;= #REF!; #REF!))" office:value-type="string" office:string-value="" calcext:value-type="error">
            <text:p>#REF!</text:p>
          </table:table-cell>
          <table:table-cell office:value-type="float" office:value="9" calcext:value-type="float">
            <text:p>9,00</text:p>
          </table:table-cell>
          <table:table-cell table:formula="of:=IF([.Q1] &gt;= #REF!; IF([.Q1] &lt;= #REF!; #REF!))" office:value-type="string" office:string-value="" calcext:value-type="error">
            <text:p>#REF!</text:p>
          </table:table-cell>
          <table:table-cell office:value-type="float" office:value="10" calcext:value-type="float">
            <text:p>10,00</text:p>
          </table:table-cell>
          <table:table-cell table:formula="of:=IF([.S1] &gt;= #REF!; IF([.S1] &lt;= #REF!; #REF!))" office:value-type="string" office:string-value="" calcext:value-type="error">
            <text:p>#REF!</text:p>
          </table:table-cell>
          <table:table-cell office:value-type="float" office:value="11" calcext:value-type="float">
            <text:p>11,00</text:p>
          </table:table-cell>
          <table:table-cell table:formula="of:=IF([.U1] &gt;= #REF!; IF([.U1] &lt;= #REF!; #REF!))" office:value-type="string" office:string-value="" calcext:value-type="error">
            <text:p>#REF!</text:p>
          </table:table-cell>
          <table:table-cell office:value-type="float" office:value="12" calcext:value-type="float">
            <text:p>12,00</text:p>
          </table:table-cell>
          <table:table-cell table:formula="of:=IF([.W1] &gt;= #REF!; IF([.W1] &lt;= #REF!; #REF!)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2] &gt;= #REF!; IF([.A2] &lt;= #REF!; #REF!))" office:value-type="string" office:string-value="" calcext:value-type="error">
            <text:p>#REF!</text:p>
          </table:table-cell>
          <table:table-cell office:value-type="float" office:value="2" calcext:value-type="float">
            <text:p>2,00</text:p>
          </table:table-cell>
          <table:table-cell table:formula="of:=IF([.C2] &gt;= #REF!; IF([.C2] &lt;= #REF!; #REF!))" office:value-type="string" office:string-value="" calcext:value-type="error">
            <text:p>#REF!</text:p>
          </table:table-cell>
          <table:table-cell office:value-type="float" office:value="3" calcext:value-type="float">
            <text:p>3,00</text:p>
          </table:table-cell>
          <table:table-cell table:formula="of:=IF([.E2] &gt;= #REF!; IF([.E2] &lt;= #REF!; #REF!))" office:value-type="string" office:string-value="" calcext:value-type="error">
            <text:p>#REF!</text:p>
          </table:table-cell>
          <table:table-cell office:value-type="float" office:value="4" calcext:value-type="float">
            <text:p>4,00</text:p>
          </table:table-cell>
          <table:table-cell table:formula="of:=IF([.G2] &gt;= #REF!; IF([.G2] &lt;= #REF!; #REF!))" office:value-type="string" office:string-value="" calcext:value-type="error">
            <text:p>#REF!</text:p>
          </table:table-cell>
          <table:table-cell office:value-type="float" office:value="5" calcext:value-type="float">
            <text:p>5,00</text:p>
          </table:table-cell>
          <table:table-cell table:formula="of:=IF([.I2] &gt;= #REF!; IF([.I2] &lt;= #REF!; #REF!))" office:value-type="string" office:string-value="" calcext:value-type="error">
            <text:p>#REF!</text:p>
          </table:table-cell>
          <table:table-cell office:value-type="float" office:value="6" calcext:value-type="float">
            <text:p>6,00</text:p>
          </table:table-cell>
          <table:table-cell table:formula="of:=IF([.K2] &gt;= #REF!; IF([.K2] &lt;= #REF!; #REF!))" office:value-type="string" office:string-value="" calcext:value-type="error">
            <text:p>#REF!</text:p>
          </table:table-cell>
          <table:table-cell office:value-type="float" office:value="7" calcext:value-type="float">
            <text:p>7,00</text:p>
          </table:table-cell>
          <table:table-cell table:formula="of:=IF([.M2] &gt;= #REF!; IF([.M2] &lt;= #REF!; #REF!))" office:value-type="string" office:string-value="" calcext:value-type="error">
            <text:p>#REF!</text:p>
          </table:table-cell>
          <table:table-cell office:value-type="float" office:value="8" calcext:value-type="float">
            <text:p>8,00</text:p>
          </table:table-cell>
          <table:table-cell table:formula="of:=IF([.O2] &gt;= #REF!; IF([.O2] &lt;= #REF!; #REF!))" office:value-type="string" office:string-value="" calcext:value-type="error">
            <text:p>#REF!</text:p>
          </table:table-cell>
          <table:table-cell office:value-type="float" office:value="9" calcext:value-type="float">
            <text:p>9,00</text:p>
          </table:table-cell>
          <table:table-cell table:formula="of:=IF([.Q2] &gt;= #REF!; IF([.Q2] &lt;= #REF!; #REF!))" office:value-type="string" office:string-value="" calcext:value-type="error">
            <text:p>#REF!</text:p>
          </table:table-cell>
          <table:table-cell office:value-type="float" office:value="10" calcext:value-type="float">
            <text:p>10,00</text:p>
          </table:table-cell>
          <table:table-cell table:formula="of:=IF([.S2] &gt;= #REF!; IF([.S2] &lt;= #REF!; #REF!))" office:value-type="string" office:string-value="" calcext:value-type="error">
            <text:p>#REF!</text:p>
          </table:table-cell>
          <table:table-cell office:value-type="float" office:value="11" calcext:value-type="float">
            <text:p>11,00</text:p>
          </table:table-cell>
          <table:table-cell table:formula="of:=IF([.U2] &gt;= #REF!; IF([.U2] &lt;= #REF!; #REF!))" office:value-type="string" office:string-value="" calcext:value-type="error">
            <text:p>#REF!</text:p>
          </table:table-cell>
          <table:table-cell office:value-type="float" office:value="12" calcext:value-type="float">
            <text:p>12,00</text:p>
          </table:table-cell>
          <table:table-cell table:formula="of:=IF([.W2] &gt;= #REF!; IF([.W2] &lt;= #REF!; #REF!)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3] &gt;= #REF!; IF([.A3] &lt;= #REF!; #REF!))" office:value-type="string" office:string-value="" calcext:value-type="error">
            <text:p>#REF!</text:p>
          </table:table-cell>
          <table:table-cell office:value-type="float" office:value="2" calcext:value-type="float">
            <text:p>2,00</text:p>
          </table:table-cell>
          <table:table-cell table:formula="of:=IF([.C3] &gt;= #REF!; IF([.C3] &lt;= #REF!; #REF!))" office:value-type="string" office:string-value="" calcext:value-type="error">
            <text:p>#REF!</text:p>
          </table:table-cell>
          <table:table-cell office:value-type="float" office:value="3" calcext:value-type="float">
            <text:p>3,00</text:p>
          </table:table-cell>
          <table:table-cell table:formula="of:=IF([.E3] &gt;= #REF!; IF([.E3] &lt;= #REF!; #REF!))" office:value-type="string" office:string-value="" calcext:value-type="error">
            <text:p>#REF!</text:p>
          </table:table-cell>
          <table:table-cell office:value-type="float" office:value="4" calcext:value-type="float">
            <text:p>4,00</text:p>
          </table:table-cell>
          <table:table-cell table:formula="of:=IF([.G3] &gt;= #REF!; IF([.G3] &lt;= #REF!; #REF!))" office:value-type="string" office:string-value="" calcext:value-type="error">
            <text:p>#REF!</text:p>
          </table:table-cell>
          <table:table-cell office:value-type="float" office:value="5" calcext:value-type="float">
            <text:p>5,00</text:p>
          </table:table-cell>
          <table:table-cell table:formula="of:=IF([.I3] &gt;= #REF!; IF([.I3] &lt;= #REF!; #REF!))" office:value-type="string" office:string-value="" calcext:value-type="error">
            <text:p>#REF!</text:p>
          </table:table-cell>
          <table:table-cell office:value-type="float" office:value="6" calcext:value-type="float">
            <text:p>6,00</text:p>
          </table:table-cell>
          <table:table-cell table:formula="of:=IF([.K3] &gt;= #REF!; IF([.K3] &lt;= #REF!; #REF!))" office:value-type="string" office:string-value="" calcext:value-type="error">
            <text:p>#REF!</text:p>
          </table:table-cell>
          <table:table-cell office:value-type="float" office:value="7" calcext:value-type="float">
            <text:p>7,00</text:p>
          </table:table-cell>
          <table:table-cell table:formula="of:=IF([.M3] &gt;= #REF!; IF([.M3] &lt;= #REF!; #REF!))" office:value-type="string" office:string-value="" calcext:value-type="error">
            <text:p>#REF!</text:p>
          </table:table-cell>
          <table:table-cell office:value-type="float" office:value="8" calcext:value-type="float">
            <text:p>8,00</text:p>
          </table:table-cell>
          <table:table-cell table:formula="of:=IF([.O3] &gt;= #REF!; IF([.O3] &lt;= #REF!; #REF!))" office:value-type="string" office:string-value="" calcext:value-type="error">
            <text:p>#REF!</text:p>
          </table:table-cell>
          <table:table-cell office:value-type="float" office:value="9" calcext:value-type="float">
            <text:p>9,00</text:p>
          </table:table-cell>
          <table:table-cell table:formula="of:=IF([.Q3] &gt;= #REF!; IF([.Q3] &lt;= #REF!; #REF!))" office:value-type="string" office:string-value="" calcext:value-type="error">
            <text:p>#REF!</text:p>
          </table:table-cell>
          <table:table-cell office:value-type="float" office:value="10" calcext:value-type="float">
            <text:p>10,00</text:p>
          </table:table-cell>
          <table:table-cell table:formula="of:=IF([.S3] &gt;= #REF!; IF([.S3] &lt;= #REF!; #REF!))" office:value-type="string" office:string-value="" calcext:value-type="error">
            <text:p>#REF!</text:p>
          </table:table-cell>
          <table:table-cell office:value-type="float" office:value="11" calcext:value-type="float">
            <text:p>11,00</text:p>
          </table:table-cell>
          <table:table-cell table:formula="of:=IF([.U3] &gt;= #REF!; IF([.U3] &lt;= #REF!; #REF!))" office:value-type="string" office:string-value="" calcext:value-type="error">
            <text:p>#REF!</text:p>
          </table:table-cell>
          <table:table-cell office:value-type="float" office:value="12" calcext:value-type="float">
            <text:p>12,00</text:p>
          </table:table-cell>
          <table:table-cell table:formula="of:=IF([.W3] &gt;= #REF!; IF([.W3] &lt;= #REF!; #REF!)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4] &gt;= #REF!; IF([.A4] &lt;= #REF!; #REF!))" office:value-type="string" office:string-value="" calcext:value-type="error">
            <text:p>#REF!</text:p>
          </table:table-cell>
          <table:table-cell office:value-type="float" office:value="2" calcext:value-type="float">
            <text:p>2,00</text:p>
          </table:table-cell>
          <table:table-cell table:formula="of:=IF([.C4] &gt;= #REF!; IF([.C4] &lt;= #REF!; #REF!))" office:value-type="string" office:string-value="" calcext:value-type="error">
            <text:p>#REF!</text:p>
          </table:table-cell>
          <table:table-cell office:value-type="float" office:value="3" calcext:value-type="float">
            <text:p>3,00</text:p>
          </table:table-cell>
          <table:table-cell table:formula="of:=IF([.E4] &gt;= #REF!; IF([.E4] &lt;= #REF!; #REF!))" office:value-type="string" office:string-value="" calcext:value-type="error">
            <text:p>#REF!</text:p>
          </table:table-cell>
          <table:table-cell office:value-type="float" office:value="4" calcext:value-type="float">
            <text:p>4,00</text:p>
          </table:table-cell>
          <table:table-cell table:formula="of:=IF([.G4] &gt;= #REF!; IF([.G4] &lt;= #REF!; #REF!))" office:value-type="string" office:string-value="" calcext:value-type="error">
            <text:p>#REF!</text:p>
          </table:table-cell>
          <table:table-cell office:value-type="float" office:value="5" calcext:value-type="float">
            <text:p>5,00</text:p>
          </table:table-cell>
          <table:table-cell table:formula="of:=IF([.I4] &gt;= #REF!; IF([.I4] &lt;= #REF!; #REF!))" office:value-type="string" office:string-value="" calcext:value-type="error">
            <text:p>#REF!</text:p>
          </table:table-cell>
          <table:table-cell office:value-type="float" office:value="6" calcext:value-type="float">
            <text:p>6,00</text:p>
          </table:table-cell>
          <table:table-cell table:formula="of:=IF([.K4] &gt;= #REF!; IF([.K4] &lt;= #REF!; #REF!))" office:value-type="string" office:string-value="" calcext:value-type="error">
            <text:p>#REF!</text:p>
          </table:table-cell>
          <table:table-cell office:value-type="float" office:value="7" calcext:value-type="float">
            <text:p>7,00</text:p>
          </table:table-cell>
          <table:table-cell table:formula="of:=IF([.M4] &gt;= #REF!; IF([.M4] &lt;= #REF!; #REF!))" office:value-type="string" office:string-value="" calcext:value-type="error">
            <text:p>#REF!</text:p>
          </table:table-cell>
          <table:table-cell office:value-type="float" office:value="8" calcext:value-type="float">
            <text:p>8,00</text:p>
          </table:table-cell>
          <table:table-cell table:formula="of:=IF([.O4] &gt;= #REF!; IF([.O4] &lt;= #REF!; #REF!))" office:value-type="string" office:string-value="" calcext:value-type="error">
            <text:p>#REF!</text:p>
          </table:table-cell>
          <table:table-cell office:value-type="float" office:value="9" calcext:value-type="float">
            <text:p>9,00</text:p>
          </table:table-cell>
          <table:table-cell table:formula="of:=IF([.Q4] &gt;= #REF!; IF([.Q4] &lt;= #REF!; #REF!))" office:value-type="string" office:string-value="" calcext:value-type="error">
            <text:p>#REF!</text:p>
          </table:table-cell>
          <table:table-cell office:value-type="float" office:value="10" calcext:value-type="float">
            <text:p>10,00</text:p>
          </table:table-cell>
          <table:table-cell table:formula="of:=IF([.S4] &gt;= #REF!; IF([.S4] &lt;= #REF!; #REF!))" office:value-type="string" office:string-value="" calcext:value-type="error">
            <text:p>#REF!</text:p>
          </table:table-cell>
          <table:table-cell office:value-type="float" office:value="11" calcext:value-type="float">
            <text:p>11,00</text:p>
          </table:table-cell>
          <table:table-cell table:formula="of:=IF([.U4] &gt;= #REF!; IF([.U4] &lt;= #REF!; #REF!))" office:value-type="string" office:string-value="" calcext:value-type="error">
            <text:p>#REF!</text:p>
          </table:table-cell>
          <table:table-cell office:value-type="float" office:value="12" calcext:value-type="float">
            <text:p>12,00</text:p>
          </table:table-cell>
          <table:table-cell table:formula="of:=IF([.W4] &gt;= #REF!; IF([.W4] &lt;= #REF!; #REF!))" office:value-type="string" office:string-value="" calcext:value-type="error">
            <text:p>#REF!</text:p>
          </table:table-cell>
        </table:table-row>
      </table:table>
      <table:table table:name="Berechnungstabelle_4" table:style-name="ta1"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column table:style-name="co2" table:default-cell-style-name="ce120"/>
        <table:table-column table:style-name="co2" table:default-cell-style-name="ce61"/>
        <table:table-row table:style-name="ro1">
          <table:table-cell office:value-type="float" office:value="1" calcext:value-type="float">
            <text:p>1,00</text:p>
          </table:table-cell>
          <table:table-cell table:formula="of:=IF([.A1] &gt;= [2019_Einnahmen.$G2]; IF([.A1] &lt;= [2019_Einnahmen.$H2]; [2019_Einnahmen.$D2]))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formula="of:=IF([.C1] &gt;= [2019_Einnahmen.$G2]; IF([.C1] &lt;= [2019_Einnahmen.$H2]; [2019_Einnahmen.$D2]))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table:formula="of:=IF([.E1] &gt;= [2019_Einnahmen.$G2]; IF([.E1] &lt;= [2019_Einnahmen.$H2]; [2019_Einnahmen.$D2]))" office:value-type="float" office:value="1000" calcext:value-type="float">
            <text:p>1000,00</text:p>
          </table:table-cell>
          <table:table-cell office:value-type="float" office:value="4" calcext:value-type="float">
            <text:p>4,00</text:p>
          </table:table-cell>
          <table:table-cell table:formula="of:=IF([.G1] &gt;= [2019_Einnahmen.$G2]; IF([.G1] &lt;= [2019_Einnahmen.$H2]; [2019_Einnahmen.$D2]))" office:value-type="float" office:value="1000" calcext:value-type="float">
            <text:p>1000,00</text:p>
          </table:table-cell>
          <table:table-cell office:value-type="float" office:value="5" calcext:value-type="float">
            <text:p>5,00</text:p>
          </table:table-cell>
          <table:table-cell table:formula="of:=IF([.I1] &gt;= [2019_Einnahmen.$G2]; IF([.I1] &lt;= [2019_Einnahmen.$H2]; [2019_Einnahmen.$D2]))" office:value-type="float" office:value="1000" calcext:value-type="float">
            <text:p>1000,00</text:p>
          </table:table-cell>
          <table:table-cell office:value-type="float" office:value="6" calcext:value-type="float">
            <text:p>6,00</text:p>
          </table:table-cell>
          <table:table-cell table:formula="of:=IF([.K1] &gt;= [2019_Einnahmen.$G2]; IF([.K1] &lt;= [2019_Einnahmen.$H2]; [2019_Einnahmen.$D2]))" office:value-type="float" office:value="1000" calcext:value-type="float">
            <text:p>1000,00</text:p>
          </table:table-cell>
          <table:table-cell office:value-type="float" office:value="7" calcext:value-type="float">
            <text:p>7,00</text:p>
          </table:table-cell>
          <table:table-cell table:formula="of:=IF([.M1] &gt;= [2019_Einnahmen.$G2]; IF([.M1] &lt;= [2019_Einnahmen.$H2]; [2019_Einnahmen.$D2]))" office:value-type="float" office:value="1000" calcext:value-type="float">
            <text:p>1000,00</text:p>
          </table:table-cell>
          <table:table-cell office:value-type="float" office:value="8" calcext:value-type="float">
            <text:p>8,00</text:p>
          </table:table-cell>
          <table:table-cell table:formula="of:=IF([.O1] &gt;= [2019_Einnahmen.$G2]; IF([.O1] &lt;= [2019_Einnahmen.$H2]; [2019_Einnahmen.$D2]))" office:value-type="float" office:value="1000" calcext:value-type="float">
            <text:p>1000,00</text:p>
          </table:table-cell>
          <table:table-cell office:value-type="float" office:value="9" calcext:value-type="float">
            <text:p>9,00</text:p>
          </table:table-cell>
          <table:table-cell table:formula="of:=IF([.Q1] &gt;= [2019_Einnahmen.$G2]; IF([.Q1] &lt;= [2019_Einnahmen.$H2]; [2019_Einnahmen.$D2]))" office:value-type="float" office:value="1000" calcext:value-type="float">
            <text:p>1000,00</text:p>
          </table:table-cell>
          <table:table-cell office:value-type="float" office:value="10" calcext:value-type="float">
            <text:p>10,00</text:p>
          </table:table-cell>
          <table:table-cell table:formula="of:=IF([.S1] &gt;= [2019_Einnahmen.$G2]; IF([.S1] &lt;= [2019_Einnahmen.$H2]; [2019_Einnahmen.$D2]))" office:value-type="float" office:value="1000" calcext:value-type="float">
            <text:p>1000,00</text:p>
          </table:table-cell>
          <table:table-cell office:value-type="float" office:value="11" calcext:value-type="float">
            <text:p>11,00</text:p>
          </table:table-cell>
          <table:table-cell table:formula="of:=IF([.U1] &gt;= [2019_Einnahmen.$G2]; IF([.U1] &lt;= [2019_Einnahmen.$H2]; [2019_Einnahmen.$D2]))" office:value-type="float" office:value="1000" calcext:value-type="float">
            <text:p>1000,00</text:p>
          </table:table-cell>
          <table:table-cell office:value-type="float" office:value="12" calcext:value-type="float">
            <text:p>12,00</text:p>
          </table:table-cell>
          <table:table-cell table:formula="of:=IF([.W1] &gt;= [2019_Einnahmen.$G2]; IF([.W1] &lt;= [2019_Einnahmen.$H2]; [2019_Einnahmen.$D2]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2] &gt;= [2019_Einnahmen.$G3]; IF([.A2] &lt;= [2019_Einnahmen.$H3]; [2019_Einnahmen.$D3]))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formula="of:=IF([.C2] &gt;= [2019_Einnahmen.$G3]; IF([.C2] &lt;= [2019_Einnahmen.$H3]; [2019_Einnahmen.$D3]))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table:formula="of:=IF([.E2] &gt;= [2019_Einnahmen.$G3]; IF([.E2] &lt;= [2019_Einnahmen.$H3]; [2019_Einnahmen.$D3]))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IF([.G2] &gt;= [2019_Einnahmen.$G3]; IF([.G2] &lt;= [2019_Einnahmen.$H3]; [2019_Einnahmen.$D3]))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formula="of:=IF([.I2] &gt;= [2019_Einnahmen.$G3]; IF([.I2] &lt;= [2019_Einnahmen.$H3]; [2019_Einnahmen.$D3]))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formula="of:=IF([.K2] &gt;= [2019_Einnahmen.$G3]; IF([.K2] &lt;= [2019_Einnahmen.$H3]; [2019_Einnahmen.$D3]))"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table:formula="of:=IF([.M2] &gt;= [2019_Einnahmen.$G3]; IF([.M2] &lt;= [2019_Einnahmen.$H3]; [2019_Einnahmen.$D3]))"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formula="of:=IF([.O2] &gt;= [2019_Einnahmen.$G3]; IF([.O2] &lt;= [2019_Einnahmen.$H3]; [2019_Einnahmen.$D3]))"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table:formula="of:=IF([.Q2] &gt;= [2019_Einnahmen.$G3]; IF([.Q2] &lt;= [2019_Einnahmen.$H3]; [2019_Einnahmen.$D3]))"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table:formula="of:=IF([.S2] &gt;= [2019_Einnahmen.$G3]; IF([.S2] &lt;= [2019_Einnahmen.$H3]; [2019_Einnahmen.$D3]))"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table:formula="of:=IF([.U2] &gt;= [2019_Einnahmen.$G3]; IF([.U2] &lt;= [2019_Einnahmen.$H3]; [2019_Einnahmen.$D3]))" office:value-type="float" office:value="0" calcext:value-type="float">
            <text:p>0,00</text:p>
          </table:table-cell>
          <table:table-cell office:value-type="float" office:value="12" calcext:value-type="float">
            <text:p>12,00</text:p>
          </table:table-cell>
          <table:table-cell table:formula="of:=IF([.W2] &gt;= [2019_Einnahmen.$G3]; IF([.W2] &lt;= [2019_Einnahmen.$H3]; [2019_Einnahmen.$D3]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3] &gt;= [2019_Einnahmen.$G4]; IF([.A3] &lt;= [2019_Einnahmen.$H4]; [2019_Einnahmen.$D4]))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formula="of:=IF([.C3] &gt;= [2019_Einnahmen.$G4]; IF([.C3] &lt;= [2019_Einnahmen.$H4]; [2019_Einnahmen.$D4]))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table:formula="of:=IF([.E3] &gt;= [2019_Einnahmen.$G4]; IF([.E3] &lt;= [2019_Einnahmen.$H4]; [2019_Einnahmen.$D4]))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IF([.G3] &gt;= [2019_Einnahmen.$G4]; IF([.G3] &lt;= [2019_Einnahmen.$H4]; [2019_Einnahmen.$D4]))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formula="of:=IF([.I3] &gt;= [2019_Einnahmen.$G4]; IF([.I3] &lt;= [2019_Einnahmen.$H4]; [2019_Einnahmen.$D4]))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formula="of:=IF([.K3] &gt;= [2019_Einnahmen.$G4]; IF([.K3] &lt;= [2019_Einnahmen.$H4]; [2019_Einnahmen.$D4]))"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table:formula="of:=IF([.M3] &gt;= [2019_Einnahmen.$G4]; IF([.M3] &lt;= [2019_Einnahmen.$H4]; [2019_Einnahmen.$D4]))"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formula="of:=IF([.O3] &gt;= [2019_Einnahmen.$G4]; IF([.O3] &lt;= [2019_Einnahmen.$H4]; [2019_Einnahmen.$D4]))"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table:formula="of:=IF([.Q3] &gt;= [2019_Einnahmen.$G4]; IF([.Q3] &lt;= [2019_Einnahmen.$H4]; [2019_Einnahmen.$D4]))"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table:formula="of:=IF([.S3] &gt;= [2019_Einnahmen.$G4]; IF([.S3] &lt;= [2019_Einnahmen.$H4]; [2019_Einnahmen.$D4]))"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table:formula="of:=IF([.U3] &gt;= [2019_Einnahmen.$G4]; IF([.U3] &lt;= [2019_Einnahmen.$H4]; [2019_Einnahmen.$D4]))" office:value-type="float" office:value="0" calcext:value-type="float">
            <text:p>0,00</text:p>
          </table:table-cell>
          <table:table-cell office:value-type="float" office:value="12" calcext:value-type="float">
            <text:p>12,00</text:p>
          </table:table-cell>
          <table:table-cell table:formula="of:=IF([.W3] &gt;= [2019_Einnahmen.$G4]; IF([.W3] &lt;= [2019_Einnahmen.$H4]; [2019_Einnahmen.$D4]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A4] &gt;= [2019_Einnahmen.$G5]; IF([.A4] &lt;= [2019_Einnahmen.$H5]; [2019_Einnahmen.$D5]))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formula="of:=IF([.C4] &gt;= [2019_Einnahmen.$G5]; IF([.C4] &lt;= [2019_Einnahmen.$H5]; [2019_Einnahmen.$D5]))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table:formula="of:=IF([.E4] &gt;= [2019_Einnahmen.$G5]; IF([.E4] &lt;= [2019_Einnahmen.$H5]; [2019_Einnahmen.$D5]))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IF([.G4] &gt;= [2019_Einnahmen.$G5]; IF([.G4] &lt;= [2019_Einnahmen.$H5]; [2019_Einnahmen.$D5]))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formula="of:=IF([.I4] &gt;= [2019_Einnahmen.$G5]; IF([.I4] &lt;= [2019_Einnahmen.$H5]; [2019_Einnahmen.$D5]))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formula="of:=IF([.K4] &gt;= [2019_Einnahmen.$G5]; IF([.K4] &lt;= [2019_Einnahmen.$H5]; [2019_Einnahmen.$D5]))"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table:formula="of:=IF([.M4] &gt;= [2019_Einnahmen.$G5]; IF([.M4] &lt;= [2019_Einnahmen.$H5]; [2019_Einnahmen.$D5]))"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formula="of:=IF([.O4] &gt;= [2019_Einnahmen.$G5]; IF([.O4] &lt;= [2019_Einnahmen.$H5]; [2019_Einnahmen.$D5]))"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table:formula="of:=IF([.Q4] &gt;= [2019_Einnahmen.$G5]; IF([.Q4] &lt;= [2019_Einnahmen.$H5]; [2019_Einnahmen.$D5]))"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table:formula="of:=IF([.S4] &gt;= [2019_Einnahmen.$G5]; IF([.S4] &lt;= [2019_Einnahmen.$H5]; [2019_Einnahmen.$D5]))"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table:formula="of:=IF([.U4] &gt;= [2019_Einnahmen.$G5]; IF([.U4] &lt;= [2019_Einnahmen.$H5]; [2019_Einnahmen.$D5]))" office:value-type="float" office:value="0" calcext:value-type="float">
            <text:p>0,00</text:p>
          </table:table-cell>
          <table:table-cell office:value-type="float" office:value="12" calcext:value-type="float">
            <text:p>12,00</text:p>
          </table:table-cell>
          <table:table-cell table:formula="of:=IF([.W4] &gt;= [2019_Einnahmen.$G5]; IF([.W4] &lt;= [2019_Einnahmen.$H5]; [2019_Einnahmen.$D5]))" office:value-type="float" office:value="0" calcext:value-type="float">
            <text:p>0,00</text:p>
          </table:table-cell>
        </table:table-row>
      </table:table>
      <table:named-expressions/>
      <table:database-ranges>
        <table:database-range table:name="Turnus" table:target-range-address="Hilfstabelle.A1:Hilfstabelle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21:11:20.7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05T13:00:48.048000000</meta:creation-date>
    <dc:date>2026-02-22T21:31:09.212000000</dc:date>
    <meta:editing-duration>P31DT4H31M28S</meta:editing-duration>
    <meta:editing-cycles>521</meta:editing-cycles>
    <meta:generator>LibreOffice/6.4.3.2$Windows_X86_64 LibreOffice_project/747b5d0ebf89f41c860ec2a39efd7cb15b54f2d8</meta:generator>
    <meta:document-statistic meta:table-count="9" meta:cell-count="3991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8cm" svg:height="6.72cm" xlink:href=".." xlink:type="simple" chart:class="chart:circle" chart:style-name="ch1">
        <chart:title svg:x="5.925cm" svg:y="0.27cm" chart:style-name="ch2">
          <text:p>Analyse Kategorien</text:p>
        </chart:title>
        <chart:legend chart:legend-position="end" svg:x="5.658cm" svg:y="1.596cm" style:legend-expansion="high" chart:style-name="ch3"/>
        <chart:plot-area chart:style-name="ch4" table:cell-range-address="Auswertung_2019.C23:Auswertung_2019.M23 Auswertung_2019.B37:Auswertung_2019.M37" chart:data-source-has-labels="both" svg:x="0.32cm" svg:y="1.209cm" svg:width="5.018cm" svg:height="5.377cm">
          <chartooo:coordinate-region svg:x="0.32cm" svg:y="1.389cm" svg:width="5.018cm" svg:height="5.018cm"/>
          <chart:axis chart:dimension="x" chart:name="primary-x" chart:style-name="ch5" chartooo:axis-type="auto">
            <chartooo:date-scale/>
            <chart:categories table:cell-range-address="Auswertung_2019.C23:Auswertung_2019.M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swertung_2019.C37:Auswertung_2019.M37" chart:label-cell-address="Auswertung_2019.B37:Auswertung_2019.B3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bensmittel und Haushaltsbedarf</text:p>
                <draw:g>
                  <svg:desc>Auswertung_2019.C23:Auswertung_2019.M23</svg:desc>
                </draw:g>
              </table:table-cell>
              <table:table-cell office:value-type="string">
                <text:p>Twitch</text:p>
              </table:table-cell>
              <table:table-cell office:value-type="string">
                <text:p>Freizeit alleine</text:p>
              </table:table-cell>
              <table:table-cell office:value-type="string">
                <text:p>Mobilität – Tanken</text:p>
              </table:table-cell>
              <table:table-cell office:value-type="string">
                <text:p>Mobilität – Auto sonst</text:p>
              </table:table-cell>
              <table:table-cell office:value-type="string">
                <text:p>Elektronik</text:p>
              </table:table-cell>
              <table:table-cell office:value-type="string">
                <text:p>Musik / DVDs / Zeitungen</text:p>
              </table:table-cell>
              <table:table-cell office:value-type="string">
                <text:p>Urlaub</text:p>
              </table:table-cell>
              <table:table-cell office:value-type="string">
                <text:p>Sonstiges</text:p>
              </table:table-cell>
              <table:table-cell office:value-type="string">
                <text:p>Wohnungseinrichtung_Möbel</text:p>
              </table:table-cell>
              <table:table-cell office:value-type="string">
                <text:p>Wohnungseinrichtung_sonst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Auswertung_2019.B37:Auswertung_2019.B37</svg:desc>
                </draw:g>
              </table:table-cell>
              <table:table-cell office:value-type="float" office:value="0">
                <text:p>0</text:p>
                <draw:g>
                  <svg:desc>Auswertung_2019.C37:Auswertung_2019.M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10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.738cm" svg:height="7.733cm" xlink:href=".." xlink:type="simple" chart:class="chart:circle" chart:style-name="ch1">
        <chart:title svg:x="4.849cm" svg:y="0.29cm" chart:style-name="ch2">
          <text:p>Monatsauswertung</text:p>
        </chart:title>
        <chart:legend chart:legend-position="end" svg:x="11.268cm" svg:y="0.792cm" style:legend-expansion="high" chart:style-name="ch3"/>
        <chart:plot-area chart:style-name="ch4" table:cell-range-address="Auswertung_2019.B8:Auswertung_2019.C19 Auswertung_2019.C7:Auswertung_2019.C7" chart:data-source-has-labels="both" svg:x="0.274cm" svg:y="1.249cm" svg:width="10.72cm" svg:height="6.33cm">
          <chartooo:coordinate-region svg:x="2.469cm" svg:y="1.25cm" svg:width="6.329cm" svg:height="6.329cm"/>
          <chart:axis chart:dimension="x" chart:name="primary-x" chart:style-name="ch5" chartooo:axis-type="auto">
            <chartooo:date-scale/>
            <chart:categories table:cell-range-address="Auswertung_2019.B8:Auswertung_2019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swertung_2019.C8:Auswertung_2019.C19" chart:label-cell-address="Auswertung_2019.C7:Auswertung_2019.C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samt_var</text:p>
                <draw:g>
                  <svg:desc>Auswertung_2019.C7:Auswertung_2019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</text:p>
                <draw:g>
                  <svg:desc>Auswertung_2019.B8:Auswertung_2019.B19</svg:desc>
                </draw:g>
              </table:table-cell>
              <table:table-cell office:value-type="float" office:value="0">
                <text:p>0</text:p>
                <draw:g>
                  <svg:desc>Auswertung_2019.C8:Auswertung_2019.C19</svg:desc>
                </draw:g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97cm" svg:height="7.515cm" xlink:href=".." xlink:type="simple" chart:class="chart:line" chart:style-name="ch1">
        <chart:title svg:x="5.887cm" svg:y="0.286cm" chart:style-name="ch2">
          <text:p>Saldoauswertung</text:p>
        </chart:title>
        <chart:legend chart:legend-position="end" svg:x="11.126cm" svg:y="2.951cm" style:legend-expansion="high" chart:style-name="ch3"/>
        <chart:plot-area chart:style-name="ch4" table:cell-range-address="Auswertung_2019.B8:Auswertung_2019.B19 Auswertung_2019.D7:Auswertung_2019.D19 Auswertung_2019.F7:Auswertung_2019.G19" chart:data-source-has-labels="both" svg:x="0.309cm" svg:y="1.241cm" svg:width="10.508cm" svg:height="6.124cm">
          <chartooo:coordinate-region svg:x="1.745cm" svg:y="1.241cm" svg:width="8.864cm" svg:height="5.269cm"/>
          <chart:axis chart:dimension="x" chart:name="primary-x" chart:style-name="ch5" chartooo:axis-type="auto">
            <chartooo:date-scale/>
            <chart:categories table:cell-range-address="Auswertung_2019.B8:Auswertung_2019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_2019.D8:Auswertung_2019.D19" chart:label-cell-address="Auswertung_2019.D7:Auswertung_2019.D7" chart:class="chart:line">
            <chart:data-point chart:repeated="12"/>
          </chart:series>
          <chart:series chart:style-name="ch8" chart:values-cell-range-address="Auswertung_2019.F8:Auswertung_2019.F19" chart:label-cell-address="Auswertung_2019.F7:Auswertung_2019.F7" chart:class="chart:line">
            <chart:data-point chart:repeated="12"/>
          </chart:series>
          <chart:series chart:style-name="ch9" chart:values-cell-range-address="Auswertung_2019.G8:Auswertung_2019.G19" chart:label-cell-address="Auswertung_2019.G7:Auswertung_2019.G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samt</text:p>
                <draw:g>
                  <svg:desc>Auswertung_2019.D7:Auswertung_2019.D7</svg:desc>
                </draw:g>
              </table:table-cell>
              <table:table-cell office:value-type="string">
                <text:p>Einnahmen gesamt</text:p>
                <draw:g>
                  <svg:desc>Auswertung_2019.F7:Auswertung_2019.F7</svg:desc>
                </draw:g>
              </table:table-cell>
              <table:table-cell office:value-type="string">
                <text:p>Saldo</text:p>
                <draw:g>
                  <svg:desc>Auswertung_2019.G7:Auswertung_2019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</text:p>
                <draw:g>
                  <svg:desc>Auswertung_2019.B8:Auswertung_2019.B19</svg:desc>
                </draw:g>
              </table:table-cell>
              <table:table-cell office:value-type="float" office:value="0">
                <text:p>0</text:p>
                <draw:g>
                  <svg:desc>Auswertung_2019.D8:Auswertung_2019.D19</svg:desc>
                </draw:g>
              </table:table-cell>
              <table:table-cell office:value-type="float" office:value="0">
                <text:p>0</text:p>
                <draw:g>
                  <svg:desc>Auswertung_2019.F8:Auswertung_2019.F19</svg:desc>
                </draw:g>
              </table:table-cell>
              <table:table-cell office:value-type="float" office:value="0">
                <text:p>0</text:p>
                <draw:g>
                  <svg:desc>Auswertung_2019.G8:Auswertung_2019.G19</svg:desc>
                </draw:g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55.1666666666667">
                <text:p>55.1666666666667</text:p>
              </table:table-cell>
              <table:table-cell office:value-type="float" office:value="0">
                <text:p>0</text:p>
              </table:table-cell>
              <table:table-cell office:value-type="float" office:value="-55.1666666666667">
                <text:p>-55.1666666666667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00">
                <text:p>1000</text:p>
              </table:table-cell>
              <table:table-cell office:value-type="float" office:value="994.833333333333">
                <text:p>994.833333333333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01cm" svg:height="7.257cm" xlink:href=".." xlink:type="simple" chart:class="chart:circle" chart:style-name="ch1">
        <chart:title svg:x="3.985cm" svg:y="0.281cm" chart:style-name="ch2">
          <text:p>Analyse Klassifizierung</text:p>
        </chart:title>
        <chart:legend chart:legend-position="end" svg:x="9.818cm" svg:y="2.57cm" style:legend-expansion="high" chart:style-name="ch3"/>
        <chart:plot-area chart:style-name="ch4" table:cell-range-address="Auswertung_2019.C54:Auswertung_2019.F54 Auswertung_2019.B68:Auswertung_2019.F68" chart:data-source-has-labels="both" svg:x="0.258cm" svg:y="1.231cm" svg:width="9.302cm" svg:height="5.881cm">
          <chartooo:coordinate-region svg:x="1.969cm" svg:y="1.232cm" svg:width="5.88cm" svg:height="5.88cm"/>
          <chart:axis chart:dimension="x" chart:name="primary-x" chart:style-name="ch5" chartooo:axis-type="auto">
            <chartooo:date-scale/>
            <chart:categories table:cell-range-address="Auswertung_2019.C54:Auswertung_2019.F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swertung_2019.C68:Auswertung_2019.F68" chart:label-cell-address="Auswertung_2019.B68:Auswertung_2019.B6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wendig</text:p>
                <draw:g>
                  <svg:desc>Auswertung_2019.C54:Auswertung_2019.F54</svg:desc>
                </draw:g>
              </table:table-cell>
              <table:table-cell office:value-type="string">
                <text:p>Nützlich</text:p>
              </table:table-cell>
              <table:table-cell office:value-type="string">
                <text:p>Eher unwichtig</text:p>
              </table:table-cell>
              <table:table-cell office:value-type="string">
                <text:p>Luxus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Auswertung_2019.B68:Auswertung_2019.B68</svg:desc>
                </draw:g>
              </table:table-cell>
              <table:table-cell office:value-type="float" office:value="50">
                <text:p>50</text:p>
                <draw:g>
                  <svg:desc>Auswertung_2019.C68:Auswertung_2019.F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